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50000000138B29FA6D9DF182CA.gif" manifest:media-type="image/gif"/>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 svg:font-family="" style:font-family-generic="roman"/>
    <style:font-face style:name="Lucida Sans" svg:font-family="'Lucida Sans'" style:font-family-generic="swiss"/>
    <style:font-face style:name="Lucida Sans2" svg:font-family="'Lucida Sans'"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d4b49" officeooo:paragraph-rsid="000d4b49"/>
    </style:style>
    <style:style style:name="P2" style:family="paragraph" style:parent-style-name="Footer">
      <style:text-properties officeooo:rsid="000d4b49" officeooo:paragraph-rsid="000d4b49"/>
    </style:style>
    <style:style style:name="P3" style:family="paragraph" style:parent-style-name="Footer">
      <style:paragraph-properties fo:text-align="end" style:justify-single-word="false"/>
      <style:text-properties officeooo:rsid="000d4b49" officeooo:paragraph-rsid="000d4b49"/>
    </style:style>
    <style:style style:name="P4" style:family="paragraph" style:parent-style-name="Text_20_body">
      <style:paragraph-properties fo:margin-top="0cm" fo:margin-bottom="0.101cm" style:contextual-spacing="false"/>
    </style:style>
    <style:style style:name="P5" style:family="paragraph" style:parent-style-name="Standard">
      <style:text-properties officeooo:rsid="000d4b49" officeooo:paragraph-rsid="000d4b49"/>
    </style:style>
    <style:style style:name="P6" style:family="paragraph" style:parent-style-name="Standard">
      <style:paragraph-properties fo:text-align="center" style:justify-single-word="false"/>
      <style:text-properties officeooo:rsid="000e2464" officeooo:paragraph-rsid="000e2464"/>
    </style:style>
    <style:style style:name="P7" style:family="paragraph" style:parent-style-name="Standard">
      <style:text-properties officeooo:rsid="000e2464" officeooo:paragraph-rsid="000e2464"/>
    </style:style>
    <style:style style:name="P8" style:family="paragraph" style:parent-style-name="Table_20_Contents">
      <style:text-properties officeooo:rsid="00116c65" officeooo:paragraph-rsid="00116c65"/>
    </style:style>
    <style:style style:name="P9" style:family="paragraph" style:parent-style-name="Table_20_Contents">
      <style:text-properties officeooo:rsid="0013a515" officeooo:paragraph-rsid="0013a515"/>
    </style:style>
    <style:style style:name="P10" style:family="paragraph" style:parent-style-name="Text_20_body">
      <style:text-properties officeooo:rsid="001279ba" officeooo:paragraph-rsid="001279ba"/>
    </style:style>
    <style:style style:name="P11" style:family="paragraph" style:parent-style-name="Text_20_body">
      <style:text-properties officeooo:rsid="0013a515" officeooo:paragraph-rsid="0013a515"/>
    </style:style>
    <style:style style:name="P12" style:family="paragraph" style:parent-style-name="Text_20_body">
      <style:text-properties officeooo:rsid="0013a515" officeooo:paragraph-rsid="00164b8d"/>
    </style:style>
    <style:style style:name="P13" style:family="paragraph" style:parent-style-name="Text_20_body">
      <style:text-properties officeooo:rsid="00164b8d" officeooo:paragraph-rsid="00164b8d"/>
    </style:style>
    <style:style style:name="P14" style:family="paragraph" style:parent-style-name="Text_20_body">
      <style:text-properties officeooo:rsid="0017ff27" officeooo:paragraph-rsid="00227e21"/>
    </style:style>
    <style:style style:name="P15" style:family="paragraph" style:parent-style-name="Text_20_body">
      <style:text-properties officeooo:rsid="0017ff27" officeooo:paragraph-rsid="0028142c"/>
    </style:style>
    <style:style style:name="P16" style:family="paragraph" style:parent-style-name="Text_20_body">
      <style:text-properties officeooo:rsid="0017ff27" officeooo:paragraph-rsid="002d8a3f"/>
    </style:style>
    <style:style style:name="P17" style:family="paragraph" style:parent-style-name="Text_20_body">
      <style:text-properties officeooo:rsid="0017ff27" officeooo:paragraph-rsid="002f5763"/>
    </style:style>
    <style:style style:name="P18" style:family="paragraph" style:parent-style-name="Text_20_body">
      <style:text-properties officeooo:rsid="00197268" officeooo:paragraph-rsid="00197268"/>
    </style:style>
    <style:style style:name="P19" style:family="paragraph" style:parent-style-name="Text_20_body">
      <style:text-properties officeooo:rsid="001a567d" officeooo:paragraph-rsid="001a567d"/>
    </style:style>
    <style:style style:name="P20" style:family="paragraph" style:parent-style-name="Text_20_body">
      <style:text-properties officeooo:rsid="001a567d" officeooo:paragraph-rsid="00213fb8"/>
    </style:style>
    <style:style style:name="P21" style:family="paragraph" style:parent-style-name="Text_20_body">
      <style:text-properties officeooo:rsid="001a567d" officeooo:paragraph-rsid="0026f975"/>
    </style:style>
    <style:style style:name="P22" style:family="paragraph" style:parent-style-name="Text_20_body">
      <style:text-properties officeooo:rsid="001cadd3" officeooo:paragraph-rsid="001cadd3"/>
    </style:style>
    <style:style style:name="P23" style:family="paragraph" style:parent-style-name="Text_20_body">
      <style:text-properties officeooo:rsid="00306804" officeooo:paragraph-rsid="00306804"/>
    </style:style>
    <style:style style:name="P24"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officeooo:rsid="0013a515" officeooo:paragraph-rsid="001908b3"/>
    </style:style>
    <style:style style:name="P25" style:family="paragraph" style:parent-style-name="Text_20_body" style:master-page-name="">
      <loext:graphic-properties draw:fill="none"/>
      <style:paragraph-properties fo:margin-left="0cm" fo:margin-right="0cm" fo:margin-top="0cm" fo:margin-bottom="0cm" style:contextual-spacing="false" fo:line-height="115%" fo:text-indent="1cm" style:auto-text-indent="false" style:page-number="auto" fo:background-color="transparent"/>
      <style:text-properties officeooo:rsid="0013a515" officeooo:paragraph-rsid="0013a515"/>
    </style:style>
    <style:style style:name="P26" style:family="paragraph" style:parent-style-name="Text_20_body" style:master-page-name="">
      <loext:graphic-properties draw:fill="none"/>
      <style:paragraph-properties fo:margin-left="0cm" fo:margin-right="0cm" fo:margin-top="0cm" fo:margin-bottom="0cm" style:contextual-spacing="false" fo:line-height="115%" fo:text-indent="1cm" style:auto-text-indent="false" style:page-number="auto" fo:background-color="transparent"/>
      <style:text-properties officeooo:rsid="0013a515" officeooo:paragraph-rsid="0017ff27"/>
    </style:style>
    <style:style style:name="P27" style:family="paragraph" style:parent-style-name="Text_20_body" style:master-page-name="">
      <loext:graphic-properties draw:fill="none"/>
      <style:paragraph-properties fo:margin-left="0cm" fo:margin-right="0cm" fo:margin-top="0cm" fo:margin-bottom="0cm" style:contextual-spacing="false" fo:line-height="115%" fo:text-indent="1cm" style:auto-text-indent="false" style:page-number="auto" fo:background-color="transparent"/>
      <style:text-properties officeooo:rsid="0013a515" officeooo:paragraph-rsid="001908b3"/>
    </style:style>
    <style:style style:name="P28" style:family="paragraph" style:parent-style-name="Text_20_body" style:master-page-name="">
      <loext:graphic-properties draw:fill="none"/>
      <style:paragraph-properties fo:margin-left="0cm" fo:margin-right="0cm" fo:margin-top="0cm" fo:margin-bottom="0cm" style:contextual-spacing="false" fo:line-height="115%" fo:text-indent="1cm" style:auto-text-indent="false" style:page-number="auto" fo:background-color="transparent"/>
      <style:text-properties officeooo:rsid="0013a515" officeooo:paragraph-rsid="00197268"/>
    </style:style>
    <style:style style:name="P29" style:family="paragraph" style:parent-style-name="Text_20_body" style:master-page-name="">
      <loext:graphic-properties draw:fill="none"/>
      <style:paragraph-properties fo:margin-left="0cm" fo:margin-right="0cm" fo:margin-top="0cm" fo:margin-bottom="0cm" style:contextual-spacing="false" fo:line-height="115%" fo:text-indent="1cm" style:auto-text-indent="false" style:page-number="auto" fo:background-color="transparent"/>
      <style:text-properties officeooo:rsid="0013a515" officeooo:paragraph-rsid="00213fb8"/>
    </style:style>
    <style:style style:name="P30" style:family="paragraph" style:parent-style-name="Text_20_body" style:master-page-name="">
      <loext:graphic-properties draw:fill="none"/>
      <style:paragraph-properties fo:margin-left="0cm" fo:margin-right="0cm" fo:margin-top="0cm" fo:margin-bottom="0cm" style:contextual-spacing="false" fo:line-height="115%" fo:text-indent="1cm" style:auto-text-indent="false" style:page-number="auto" fo:background-color="transparent"/>
      <style:text-properties officeooo:rsid="0013a515" officeooo:paragraph-rsid="00227e21"/>
    </style:style>
    <style:style style:name="P31" style:family="paragraph" style:parent-style-name="Text_20_body" style:master-page-name="">
      <loext:graphic-properties draw:fill="none"/>
      <style:paragraph-properties fo:margin-left="0cm" fo:margin-right="0cm" fo:margin-top="0cm" fo:margin-bottom="0cm" style:contextual-spacing="false" fo:line-height="115%" fo:text-indent="1cm" style:auto-text-indent="false" style:page-number="auto" fo:background-color="transparent"/>
      <style:text-properties officeooo:rsid="0013a515" officeooo:paragraph-rsid="0026f975"/>
    </style:style>
    <style:style style:name="P32" style:family="paragraph" style:parent-style-name="Text_20_body" style:master-page-name="">
      <loext:graphic-properties draw:fill="none"/>
      <style:paragraph-properties fo:margin-left="0cm" fo:margin-right="0cm" fo:margin-top="0cm" fo:margin-bottom="0cm" style:contextual-spacing="false" fo:line-height="115%" fo:text-indent="1cm" style:auto-text-indent="false" style:page-number="auto" fo:background-color="transparent"/>
      <style:text-properties officeooo:rsid="0013a515" officeooo:paragraph-rsid="0028142c"/>
    </style:style>
    <style:style style:name="P33" style:family="paragraph" style:parent-style-name="Text_20_body" style:master-page-name="">
      <loext:graphic-properties draw:fill="none"/>
      <style:paragraph-properties fo:margin-left="0cm" fo:margin-right="0cm" fo:margin-top="0cm" fo:margin-bottom="0cm" style:contextual-spacing="false" fo:line-height="115%" fo:text-indent="1cm" style:auto-text-indent="false" style:page-number="auto" fo:background-color="transparent"/>
      <style:text-properties officeooo:rsid="0013a515" officeooo:paragraph-rsid="002d8a3f"/>
    </style:style>
    <style:style style:name="P34" style:family="paragraph" style:parent-style-name="Text_20_body" style:master-page-name="">
      <loext:graphic-properties draw:fill="none"/>
      <style:paragraph-properties fo:margin-left="0cm" fo:margin-right="0cm" fo:margin-top="0cm" fo:margin-bottom="0cm" style:contextual-spacing="false" fo:line-height="115%" fo:text-indent="1cm" style:auto-text-indent="false" style:page-number="auto" fo:background-color="transparent"/>
      <style:text-properties officeooo:rsid="0013a515" officeooo:paragraph-rsid="002f5763"/>
    </style:style>
    <style:style style:name="P35" style:family="paragraph" style:parent-style-name="Text_20_body" style:master-page-name="">
      <loext:graphic-properties draw:fill="none"/>
      <style:paragraph-properties fo:margin-left="0cm" fo:margin-right="0cm" fo:margin-top="0cm" fo:margin-bottom="0cm" style:contextual-spacing="false" fo:line-height="115%" fo:text-indent="1cm" style:auto-text-indent="false" style:page-number="auto" fo:background-color="transparent"/>
      <style:text-properties officeooo:rsid="0013a515" officeooo:paragraph-rsid="00306804"/>
    </style:style>
    <style:style style:name="P36" style:family="paragraph" style:parent-style-name="Text_20_body" style:master-page-name="">
      <loext:graphic-properties draw:fill="none"/>
      <style:paragraph-properties fo:margin-left="0cm" fo:margin-right="0cm" fo:margin-top="0cm" fo:margin-bottom="0cm" style:contextual-spacing="false" fo:line-height="115%" fo:text-indent="1cm" style:auto-text-indent="false" style:page-number="auto" fo:background-color="transparent"/>
      <style:text-properties officeooo:rsid="0013a515" officeooo:paragraph-rsid="0033ad2c"/>
    </style:style>
    <style:style style:name="P37" style:family="paragraph" style:parent-style-name="Text_20_body">
      <loext:graphic-properties draw:fill="none"/>
      <style:paragraph-properties fo:margin-left="0cm" fo:margin-right="0cm" fo:margin-top="0cm" fo:margin-bottom="0cm" style:contextual-spacing="false" fo:line-height="115%" fo:text-indent="1cm" style:auto-text-indent="false" fo:background-color="transparent"/>
      <style:text-properties officeooo:rsid="0013a515" officeooo:paragraph-rsid="0013a515"/>
    </style:style>
    <style:style style:name="P38" style:family="paragraph" style:parent-style-name="Text_20_body">
      <loext:graphic-properties draw:fill="none"/>
      <style:paragraph-properties fo:margin-left="0cm" fo:margin-right="0cm" fo:margin-top="0cm" fo:margin-bottom="0cm" style:contextual-spacing="false" fo:line-height="115%" fo:text-indent="1cm" style:auto-text-indent="false" fo:background-color="transparent"/>
      <style:text-properties officeooo:rsid="0013a515" officeooo:paragraph-rsid="0017ff27"/>
    </style:style>
    <style:style style:name="P39" style:family="paragraph" style:parent-style-name="Text_20_body">
      <loext:graphic-properties draw:fill="none"/>
      <style:paragraph-properties fo:margin-left="0cm" fo:margin-right="0cm" fo:margin-top="0cm" fo:margin-bottom="0cm" style:contextual-spacing="false" fo:line-height="115%" fo:text-indent="1cm" style:auto-text-indent="false" fo:background-color="transparent"/>
      <style:text-properties officeooo:rsid="0013a515" officeooo:paragraph-rsid="001908b3"/>
    </style:style>
    <style:style style:name="P40" style:family="paragraph" style:parent-style-name="Text_20_body">
      <loext:graphic-properties draw:fill="none"/>
      <style:paragraph-properties fo:margin-left="0cm" fo:margin-right="0cm" fo:margin-top="0cm" fo:margin-bottom="0cm" style:contextual-spacing="false" fo:line-height="115%" fo:text-indent="1cm" style:auto-text-indent="false" fo:background-color="transparent"/>
      <style:text-properties officeooo:rsid="0013a515" officeooo:paragraph-rsid="00197268"/>
    </style:style>
    <style:style style:name="P41" style:family="paragraph" style:parent-style-name="Text_20_body">
      <loext:graphic-properties draw:fill="none"/>
      <style:paragraph-properties fo:margin-left="0cm" fo:margin-right="0cm" fo:margin-top="0cm" fo:margin-bottom="0cm" style:contextual-spacing="false" fo:line-height="115%" fo:text-indent="1cm" style:auto-text-indent="false" fo:background-color="transparent"/>
      <style:text-properties officeooo:rsid="0013a515" officeooo:paragraph-rsid="00213fb8"/>
    </style:style>
    <style:style style:name="P42" style:family="paragraph" style:parent-style-name="Text_20_body">
      <loext:graphic-properties draw:fill="none"/>
      <style:paragraph-properties fo:margin-left="0cm" fo:margin-right="0cm" fo:margin-top="0cm" fo:margin-bottom="0cm" style:contextual-spacing="false" fo:line-height="115%" fo:text-indent="1cm" style:auto-text-indent="false" fo:background-color="transparent"/>
      <style:text-properties officeooo:rsid="0013a515" officeooo:paragraph-rsid="00227e21"/>
    </style:style>
    <style:style style:name="P43" style:family="paragraph" style:parent-style-name="Text_20_body">
      <loext:graphic-properties draw:fill="none"/>
      <style:paragraph-properties fo:margin-left="0cm" fo:margin-right="0cm" fo:margin-top="0cm" fo:margin-bottom="0cm" style:contextual-spacing="false" fo:line-height="115%" fo:text-indent="1cm" style:auto-text-indent="false" fo:background-color="transparent"/>
      <style:text-properties officeooo:rsid="0013a515" officeooo:paragraph-rsid="0026f975"/>
    </style:style>
    <style:style style:name="P44" style:family="paragraph" style:parent-style-name="Text_20_body">
      <loext:graphic-properties draw:fill="none"/>
      <style:paragraph-properties fo:margin-left="0cm" fo:margin-right="0cm" fo:margin-top="0cm" fo:margin-bottom="0cm" style:contextual-spacing="false" fo:line-height="115%" fo:text-indent="1cm" style:auto-text-indent="false" fo:background-color="transparent"/>
      <style:text-properties officeooo:rsid="0013a515" officeooo:paragraph-rsid="0028142c"/>
    </style:style>
    <style:style style:name="P45" style:family="paragraph" style:parent-style-name="Text_20_body">
      <loext:graphic-properties draw:fill="none"/>
      <style:paragraph-properties fo:margin-left="0cm" fo:margin-right="0cm" fo:margin-top="0cm" fo:margin-bottom="0cm" style:contextual-spacing="false" fo:line-height="115%" fo:text-indent="1cm" style:auto-text-indent="false" fo:background-color="transparent"/>
      <style:text-properties officeooo:rsid="0013a515" officeooo:paragraph-rsid="002d8a3f"/>
    </style:style>
    <style:style style:name="P46" style:family="paragraph" style:parent-style-name="Text_20_body">
      <loext:graphic-properties draw:fill="none"/>
      <style:paragraph-properties fo:margin-left="0cm" fo:margin-right="0cm" fo:margin-top="0cm" fo:margin-bottom="0cm" style:contextual-spacing="false" fo:line-height="115%" fo:text-indent="1cm" style:auto-text-indent="false" fo:background-color="transparent"/>
      <style:text-properties officeooo:rsid="0013a515" officeooo:paragraph-rsid="002f5763"/>
    </style:style>
    <style:style style:name="P47" style:family="paragraph" style:parent-style-name="Text_20_body">
      <loext:graphic-properties draw:fill="none"/>
      <style:paragraph-properties fo:margin-left="0cm" fo:margin-right="0cm" fo:margin-top="0cm" fo:margin-bottom="0cm" style:contextual-spacing="false" fo:line-height="115%" fo:text-indent="1cm" style:auto-text-indent="false" fo:background-color="transparent"/>
      <style:text-properties officeooo:rsid="0013a515" officeooo:paragraph-rsid="00306804"/>
    </style:style>
    <style:style style:name="P48" style:family="paragraph" style:parent-style-name="Text_20_body">
      <loext:graphic-properties draw:fill="none"/>
      <style:paragraph-properties fo:margin-left="0cm" fo:margin-right="0cm" fo:margin-top="0cm" fo:margin-bottom="0cm" style:contextual-spacing="false" fo:line-height="115%" fo:text-indent="1cm" style:auto-text-indent="false" fo:background-color="transparent"/>
      <style:text-properties officeooo:rsid="0013a515" officeooo:paragraph-rsid="0033ad2c"/>
    </style:style>
    <style:style style:name="P49" style:family="paragraph" style:parent-style-name="Text_20_body">
      <loext:graphic-properties draw:fill="none"/>
      <style:paragraph-properties fo:margin-left="0cm" fo:margin-right="0cm" fo:margin-top="0cm" fo:margin-bottom="0cm" style:contextual-spacing="false" fo:line-height="115%" fo:text-indent="2cm" style:auto-text-indent="false" fo:background-color="transparent">
        <style:tab-stops>
          <style:tab-stop style:position="1.002cm"/>
        </style:tab-stops>
      </style:paragraph-properties>
      <style:text-properties officeooo:rsid="001a567d" officeooo:paragraph-rsid="00213fb8"/>
    </style:style>
    <style:style style:name="P50" style:family="paragraph" style:parent-style-name="Standard" style:master-page-name="First_20_Page">
      <style:paragraph-properties fo:text-align="center" style:justify-single-word="false" style:page-number="auto"/>
      <style:text-properties officeooo:rsid="000e2464" officeooo:paragraph-rsid="000e2464"/>
    </style:style>
    <style:style style:name="P51" style:family="paragraph" style:parent-style-name="Standard" style:master-page-name="Standard">
      <style:paragraph-properties fo:text-align="center" style:justify-single-word="false" style:page-number="1" fo:break-before="page"/>
      <style:text-properties officeooo:rsid="000e2464" officeooo:paragraph-rsid="000d4b49"/>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style:font-name="Liberation Sans" fo:font-size="18.2000007629395pt" fo:font-weight="bold" officeooo:rsid="0011c871" officeooo:paragraph-rsid="0011c871" style:font-name-asian="Microsoft YaHei1" style:font-size-asian="18.2000007629395pt" style:font-weight-asian="bold" style:font-name-complex="Lucida Sans1" style:font-size-complex="18.2000007629395pt" style:font-weight-complex="bold"/>
    </style:style>
    <style:style style:name="P57" style:family="paragraph" style:parent-style-name="Heading_20_1">
      <style:paragraph-properties fo:break-before="page"/>
      <style:text-properties fo:font-size="16pt" style:font-size-asian="16pt" style:font-size-complex="16pt"/>
    </style:style>
    <style:style style:name="P58" style:family="paragraph" style:parent-style-name="Heading_20_2">
      <style:paragraph-properties fo:margin-top="0.199cm" fo:margin-bottom="0.101cm" style:contextual-spacing="false"/>
      <style:text-properties style:font-name="Liberation Sans" fo:font-size="14pt" fo:font-weight="bold" officeooo:rsid="0017ff27" officeooo:paragraph-rsid="0017ff27" style:font-name-asian="Microsoft YaHei1" style:font-size-asian="14pt" style:font-weight-asian="bold" style:font-name-complex="Lucida Sans1" style:font-size-complex="14pt" style:font-weight-complex="bold"/>
    </style:style>
    <style:style style:name="P59" style:family="paragraph" style:parent-style-name="Heading_20_2">
      <style:paragraph-properties fo:margin-top="0.199cm" fo:margin-bottom="0.101cm" style:contextual-spacing="false"/>
      <style:text-properties style:font-name="Liberation Sans" fo:font-size="14pt" fo:font-weight="bold" officeooo:rsid="001a567d" officeooo:paragraph-rsid="0026f975" style:font-name-asian="Microsoft YaHei1" style:font-size-asian="14pt" style:font-weight-asian="bold" style:font-name-complex="Lucida Sans1" style:font-size-complex="14pt" style:font-weight-complex="bold"/>
    </style:style>
    <style:style style:name="P60" style:family="paragraph" style:parent-style-name="Heading_20_2">
      <style:paragraph-properties fo:margin-top="0.199cm" fo:margin-bottom="0.101cm" style:contextual-spacing="false"/>
      <style:text-properties style:font-name="Liberation Sans" fo:font-size="14pt" fo:font-weight="bold" officeooo:rsid="00767d21" officeooo:paragraph-rsid="00767d21" style:font-name-asian="Microsoft YaHei1" style:font-size-asian="14pt" style:font-weight-asian="bold" style:font-name-complex="Lucida Sans1" style:font-size-complex="14pt" style:font-weight-complex="bold"/>
    </style:style>
    <style:style style:name="P61" style:family="paragraph" style:parent-style-name="Heading_20_2">
      <style:paragraph-properties fo:margin-top="0.199cm" fo:margin-bottom="0.101cm" style:contextual-spacing="false"/>
      <style:text-properties fo:font-size="14pt" officeooo:paragraph-rsid="001a567d" style:font-size-asian="14pt" style:font-size-complex="14pt"/>
    </style:style>
    <style:style style:name="P62" style:family="paragraph" style:parent-style-name="Heading_20_2">
      <style:paragraph-properties fo:margin-top="0.199cm" fo:margin-bottom="0.101cm" style:contextual-spacing="false"/>
      <style:text-properties fo:font-size="14pt" officeooo:rsid="00213fb8" officeooo:paragraph-rsid="00213fb8" style:font-size-asian="14pt" style:font-size-complex="14pt"/>
    </style:style>
    <style:style style:name="P63" style:family="paragraph" style:parent-style-name="Heading_20_2">
      <style:paragraph-properties fo:margin-top="0.199cm" fo:margin-bottom="0.101cm" style:contextual-spacing="false"/>
      <style:text-properties officeooo:rsid="001908b3" officeooo:paragraph-rsid="001908b3"/>
    </style:style>
    <style:style style:name="P64" style:family="paragraph" style:parent-style-name="Heading_20_2">
      <style:paragraph-properties fo:margin-top="0.199cm" fo:margin-bottom="0.101cm" style:contextual-spacing="false" fo:break-before="page"/>
      <style:text-properties style:font-name="Liberation Sans" fo:font-size="14pt" fo:font-weight="bold" officeooo:rsid="00306804" officeooo:paragraph-rsid="00306804" style:font-name-asian="Microsoft YaHei1" style:font-size-asian="14pt" style:font-weight-asian="bold" style:font-name-complex="Lucida Sans1" style:font-size-complex="14pt" style:font-weight-complex="bold"/>
    </style:style>
    <style:style style:name="P65" style:family="paragraph" style:parent-style-name="Heading_20_2">
      <style:paragraph-properties fo:margin-top="0.199cm" fo:margin-bottom="0.101cm" style:contextual-spacing="false" fo:break-before="page"/>
      <style:text-properties style:font-name="Liberation Sans" fo:font-size="14pt" fo:font-weight="bold" officeooo:rsid="00197268" officeooo:paragraph-rsid="00197268" style:font-name-asian="Microsoft YaHei1" style:font-size-asian="14pt" style:font-weight-asian="bold" style:font-name-complex="Lucida Sans1" style:font-size-complex="14pt" style:font-weight-complex="bold"/>
    </style:style>
    <style:style style:name="P66" style:family="paragraph" style:parent-style-name="Heading_20_2">
      <style:paragraph-properties fo:margin-top="0.199cm" fo:margin-bottom="0.101cm" style:contextual-spacing="false" fo:break-before="page"/>
      <style:text-properties style:font-name="Liberation Sans" fo:font-size="14pt" fo:font-weight="bold" officeooo:rsid="0033ad2c" officeooo:paragraph-rsid="0033ad2c" style:font-name-asian="Microsoft YaHei1" style:font-size-asian="14pt" style:font-weight-asian="bold" style:font-name-complex="Lucida Sans1" style:font-size-complex="14pt" style:font-weight-complex="bold"/>
    </style:style>
    <style:style style:name="P67" style:family="paragraph" style:parent-style-name="Heading_20_2">
      <style:paragraph-properties fo:margin-top="0.199cm" fo:margin-bottom="0.101cm" style:contextual-spacing="false" fo:break-before="page"/>
      <style:text-properties style:font-name="Liberation Sans" fo:font-size="14pt" fo:font-weight="bold" officeooo:rsid="007b369a" officeooo:paragraph-rsid="007b369a" style:font-name-asian="Microsoft YaHei1" style:font-size-asian="14pt" style:font-weight-asian="bold" style:font-name-complex="Lucida Sans1" style:font-size-complex="14pt" style:font-weight-complex="bold"/>
    </style:style>
    <style:style style:name="P68" style:family="paragraph" style:parent-style-name="Heading_20_2" style:master-page-name="">
      <style:paragraph-properties fo:margin-top="0.199cm" fo:margin-bottom="0.101cm" style:contextual-spacing="false" style:page-number="auto" fo:break-before="page"/>
      <style:text-properties style:font-name="Liberation Sans" fo:font-size="14pt" fo:font-weight="bold" officeooo:rsid="0028142c" officeooo:paragraph-rsid="0028142c" style:font-name-asian="Microsoft YaHei1" style:font-size-asian="14pt" style:font-weight-asian="bold" style:font-name-complex="Lucida Sans1" style:font-size-complex="14pt" style:font-weight-complex="bold"/>
    </style:style>
    <style:style style:name="P69" style:family="paragraph" style:parent-style-name="Heading_20_2" style:master-page-name="">
      <style:paragraph-properties fo:margin-top="0.199cm" fo:margin-bottom="0.101cm" style:contextual-spacing="false" style:page-number="auto" fo:break-before="page"/>
      <style:text-properties style:font-name="Liberation Sans" fo:font-size="14pt" fo:font-weight="bold" officeooo:rsid="00227e21" officeooo:paragraph-rsid="00227e21" style:font-name-asian="Microsoft YaHei1" style:font-size-asian="14pt" style:font-weight-asian="bold" style:font-name-complex="Lucida Sans1" style:font-size-complex="14pt" style:font-weight-complex="bold"/>
    </style:style>
    <style:style style:name="P70" style:family="paragraph" style:parent-style-name="Heading_20_2" style:master-page-name="">
      <style:paragraph-properties fo:margin-top="0.199cm" fo:margin-bottom="0.101cm" style:contextual-spacing="false" style:page-number="auto" fo:break-before="page"/>
      <style:text-properties style:font-name="Liberation Sans" fo:font-size="14pt" fo:font-weight="bold" officeooo:rsid="0028f939" officeooo:paragraph-rsid="0028f939" style:font-name-asian="Microsoft YaHei1" style:font-size-asian="14pt" style:font-weight-asian="bold" style:font-name-complex="Lucida Sans1" style:font-size-complex="14pt" style:font-weight-complex="bold"/>
    </style:style>
    <style:style style:name="P71" style:family="paragraph" style:parent-style-name="Heading_20_2" style:master-page-name="">
      <style:paragraph-properties fo:margin-top="0.199cm" fo:margin-bottom="0.101cm" style:contextual-spacing="false" style:page-number="auto" fo:break-before="page"/>
      <style:text-properties style:font-name="Liberation Sans" fo:font-size="14pt" fo:font-weight="bold" officeooo:rsid="002d8a3f" officeooo:paragraph-rsid="002d8a3f" style:font-name-asian="Microsoft YaHei1" style:font-size-asian="14pt" style:font-weight-asian="bold" style:font-name-complex="Lucida Sans1" style:font-size-complex="14pt" style:font-weight-complex="bold"/>
    </style:style>
    <style:style style:name="P72" style:family="paragraph" style:parent-style-name="Heading_20_2" style:master-page-name="">
      <style:paragraph-properties fo:margin-top="0.199cm" fo:margin-bottom="0.101cm" style:contextual-spacing="false" style:page-number="auto" fo:break-before="page"/>
      <style:text-properties style:font-name="Liberation Sans" fo:font-size="14pt" fo:font-weight="bold" officeooo:rsid="0028f939" officeooo:paragraph-rsid="002f5763" style:font-name-asian="Microsoft YaHei1" style:font-size-asian="14pt" style:font-weight-asian="bold" style:font-name-complex="Lucida Sans1" style:font-size-complex="14pt" style:font-weight-complex="bold"/>
    </style:style>
    <style:style style:name="P73" style:family="paragraph" style:parent-style-name="Heading_20_3">
      <style:text-properties fo:font-size="12pt" officeooo:rsid="0060d497" officeooo:paragraph-rsid="0084d15e" style:font-size-asian="12pt" style:font-size-complex="12pt"/>
    </style:style>
    <style:style style:name="P74" style:family="paragraph" style:parent-style-name="Heading_20_3">
      <style:text-properties fo:font-size="12pt" officeooo:paragraph-rsid="0084d15e" style:font-size-asian="12pt" style:font-size-complex="12pt"/>
    </style:style>
    <style:style style:name="P75" style:family="paragraph" style:parent-style-name="Heading_20_3">
      <style:paragraph-properties fo:margin-top="0cm" fo:margin-bottom="0.101cm" style:contextual-spacing="false"/>
    </style:style>
    <style:style style:name="P76" style:family="paragraph" style:parent-style-name="Heading_20_3">
      <style:paragraph-properties fo:margin-top="0cm" fo:margin-bottom="0.101cm" style:contextual-spacing="false"/>
      <style:text-properties officeooo:paragraph-rsid="0017ff27"/>
    </style:style>
    <style:style style:name="P77" style:family="paragraph" style:parent-style-name="Heading_20_3">
      <style:paragraph-properties fo:margin-top="0cm" fo:margin-bottom="0.101cm" style:contextual-spacing="false"/>
      <style:text-properties officeooo:paragraph-rsid="001908b3"/>
    </style:style>
    <style:style style:name="P78" style:family="paragraph" style:parent-style-name="Heading_20_3">
      <style:paragraph-properties fo:margin-top="0cm" fo:margin-bottom="0.101cm" style:contextual-spacing="false"/>
      <style:text-properties officeooo:paragraph-rsid="00197268"/>
    </style:style>
    <style:style style:name="P79" style:family="paragraph" style:parent-style-name="Heading_20_3">
      <style:paragraph-properties fo:margin-top="0cm" fo:margin-bottom="0.101cm" style:contextual-spacing="false"/>
      <style:text-properties officeooo:paragraph-rsid="0026f975"/>
    </style:style>
    <style:style style:name="P80" style:family="paragraph" style:parent-style-name="Heading_20_3">
      <style:paragraph-properties fo:margin-top="0cm" fo:margin-bottom="0.101cm" style:contextual-spacing="false"/>
      <style:text-properties officeooo:paragraph-rsid="00213fb8"/>
    </style:style>
    <style:style style:name="P81" style:family="paragraph" style:parent-style-name="Heading_20_3">
      <style:paragraph-properties fo:margin-top="0cm" fo:margin-bottom="0.101cm" style:contextual-spacing="false"/>
      <style:text-properties officeooo:paragraph-rsid="00227e21"/>
    </style:style>
    <style:style style:name="P82" style:family="paragraph" style:parent-style-name="Heading_20_3">
      <style:paragraph-properties fo:margin-top="0cm" fo:margin-bottom="0.101cm" style:contextual-spacing="false"/>
      <style:text-properties officeooo:paragraph-rsid="0028142c"/>
    </style:style>
    <style:style style:name="P83" style:family="paragraph" style:parent-style-name="Heading_20_3">
      <style:paragraph-properties fo:margin-top="0cm" fo:margin-bottom="0.101cm" style:contextual-spacing="false"/>
      <style:text-properties officeooo:paragraph-rsid="002d8a3f"/>
    </style:style>
    <style:style style:name="P84" style:family="paragraph" style:parent-style-name="Heading_20_3">
      <style:paragraph-properties fo:margin-top="0cm" fo:margin-bottom="0.101cm" style:contextual-spacing="false"/>
      <style:text-properties officeooo:paragraph-rsid="002f5763"/>
    </style:style>
    <style:style style:name="P85" style:family="paragraph" style:parent-style-name="Heading_20_3">
      <style:paragraph-properties fo:margin-top="0cm" fo:margin-bottom="0.101cm" style:contextual-spacing="false"/>
      <style:text-properties officeooo:paragraph-rsid="00306804"/>
    </style:style>
    <style:style style:name="P86" style:family="paragraph" style:parent-style-name="Heading_20_3">
      <style:paragraph-properties fo:margin-top="0cm" fo:margin-bottom="0.101cm" style:contextual-spacing="false"/>
      <style:text-properties fo:font-size="11pt" style:font-size-asian="11pt" style:font-size-complex="11pt"/>
    </style:style>
    <style:style style:name="P87" style:family="paragraph" style:parent-style-name="Heading_20_3">
      <style:paragraph-properties fo:margin-top="0cm" fo:margin-bottom="0.101cm" style:contextual-spacing="false"/>
      <style:text-properties fo:font-size="11pt" officeooo:paragraph-rsid="002f5763" style:font-size-asian="11pt" style:font-size-complex="11pt"/>
    </style:style>
    <style:style style:name="P88" style:family="paragraph" style:parent-style-name="Heading_20_3">
      <style:paragraph-properties fo:margin-top="0cm" fo:margin-bottom="0.101cm" style:contextual-spacing="false"/>
      <style:text-properties fo:font-size="11pt" officeooo:paragraph-rsid="00197268" style:font-size-asian="11pt" style:font-size-complex="11pt"/>
    </style:style>
    <style:style style:name="P89" style:family="paragraph" style:parent-style-name="Heading_20_3">
      <style:paragraph-properties fo:margin-top="0cm" fo:margin-bottom="0.101cm" style:contextual-spacing="false"/>
      <style:text-properties fo:font-size="11pt" officeooo:paragraph-rsid="0033ad2c" style:font-size-asian="11pt" style:font-size-complex="11pt"/>
    </style:style>
    <style:style style:name="P90" style:family="paragraph" style:parent-style-name="Heading_20_3">
      <style:paragraph-properties fo:margin-top="0cm" fo:margin-bottom="0.101cm" style:contextual-spacing="false"/>
      <style:text-properties fo:font-size="11pt" officeooo:paragraph-rsid="00767d21" style:font-size-asian="11pt" style:font-size-complex="11pt"/>
    </style:style>
    <style:style style:name="P91" style:family="paragraph" style:parent-style-name="Heading_20_3">
      <style:paragraph-properties fo:margin-top="0cm" fo:margin-bottom="0.101cm" style:contextual-spacing="false"/>
      <style:text-properties officeooo:paragraph-rsid="0055e26f"/>
    </style:style>
    <style:style style:name="P92" style:family="paragraph" style:parent-style-name="Heading_20_3">
      <style:paragraph-properties fo:margin-top="0cm" fo:margin-bottom="0.101cm" style:contextual-spacing="false"/>
      <style:text-properties officeooo:paragraph-rsid="0057dd51"/>
    </style:style>
    <style:style style:name="P93" style:family="paragraph" style:parent-style-name="Heading_20_3">
      <style:paragraph-properties fo:margin-top="0cm" fo:margin-bottom="0.101cm" style:contextual-spacing="false"/>
      <style:text-properties officeooo:paragraph-rsid="00597621"/>
    </style:style>
    <style:style style:name="P94" style:family="paragraph" style:parent-style-name="Heading_20_3">
      <style:paragraph-properties fo:margin-top="0cm" fo:margin-bottom="0.101cm" style:contextual-spacing="false"/>
      <style:text-properties officeooo:paragraph-rsid="00598d68"/>
    </style:style>
    <style:style style:name="P95" style:family="paragraph" style:parent-style-name="Heading_20_3">
      <style:paragraph-properties fo:margin-top="0cm" fo:margin-bottom="0.101cm" style:contextual-spacing="false"/>
      <style:text-properties fo:font-size="12pt" officeooo:paragraph-rsid="00598d68" style:font-size-asian="12pt" style:font-size-complex="12pt"/>
    </style:style>
    <style:style style:name="P96" style:family="paragraph" style:parent-style-name="Heading_20_3">
      <style:paragraph-properties fo:margin-top="0cm" fo:margin-bottom="0.101cm" style:contextual-spacing="false"/>
      <style:text-properties officeooo:paragraph-rsid="00767d21"/>
    </style:style>
    <style:style style:name="P97" style:family="paragraph" style:parent-style-name="Heading_20_3">
      <style:paragraph-properties fo:margin-top="0cm" fo:margin-bottom="0.101cm" style:contextual-spacing="false"/>
      <style:text-properties officeooo:paragraph-rsid="0084d15e"/>
    </style:style>
    <style:style style:name="P98" style:family="paragraph" style:parent-style-name="Heading_20_3">
      <style:paragraph-properties fo:break-before="page"/>
      <style:text-properties fo:font-size="12pt" officeooo:rsid="0060d497" officeooo:paragraph-rsid="00710b76" style:font-size-asian="12pt" style:font-size-complex="12pt"/>
    </style:style>
    <style:style style:name="P99" style:family="paragraph" style:parent-style-name="Table_20_Contents">
      <style:text-properties officeooo:rsid="0033c00e" officeooo:paragraph-rsid="0033c00e"/>
    </style:style>
    <style:style style:name="P100"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ab-stops>
          <style:tab-stop style:position="1.002cm"/>
        </style:tab-stops>
      </style:paragraph-properties>
      <style:text-properties officeooo:rsid="0013a515" officeooo:paragraph-rsid="0033ad2c"/>
    </style:style>
    <style:style style:name="P101"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ab-stops>
          <style:tab-stop style:position="1.002cm"/>
        </style:tab-stops>
      </style:paragraph-properties>
      <style:text-properties officeooo:rsid="001ffb51" officeooo:paragraph-rsid="001ffb51"/>
    </style:style>
    <style:style style:name="P102"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ab-stops>
          <style:tab-stop style:position="1.002cm"/>
        </style:tab-stops>
      </style:paragraph-properties>
      <style:text-properties fo:font-size="10pt" officeooo:rsid="0013a515" officeooo:paragraph-rsid="0028142c" style:font-size-asian="10pt" style:font-size-complex="10pt"/>
    </style:style>
    <style:style style:name="P103"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ab-stops>
          <style:tab-stop style:position="1.002cm"/>
        </style:tab-stops>
      </style:paragraph-properties>
      <style:text-properties fo:font-size="10pt" officeooo:rsid="0013a515" officeooo:paragraph-rsid="00227e21" style:font-size-asian="10pt" style:font-size-complex="10pt"/>
    </style:style>
    <style:style style:name="P104"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ab-stops>
          <style:tab-stop style:position="1.002cm"/>
        </style:tab-stops>
      </style:paragraph-properties>
      <style:text-properties fo:font-size="10pt" officeooo:rsid="0013a515" officeooo:paragraph-rsid="002d8a3f" style:font-size-asian="10pt" style:font-size-complex="10pt"/>
    </style:style>
    <style:style style:name="P105"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ab-stops>
          <style:tab-stop style:position="1.002cm"/>
        </style:tab-stops>
      </style:paragraph-properties>
      <style:text-properties fo:font-size="10pt" officeooo:rsid="0013a515" officeooo:paragraph-rsid="00306804" style:font-size-asian="10pt" style:font-size-complex="10pt"/>
    </style:style>
    <style:style style:name="P106"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ab-stops>
          <style:tab-stop style:position="1.002cm"/>
        </style:tab-stops>
      </style:paragraph-properties>
      <style:text-properties fo:font-size="10pt" officeooo:rsid="0013a515" officeooo:paragraph-rsid="002f5763" style:font-size-asian="10pt" style:font-size-complex="10pt"/>
    </style:style>
    <style:style style:name="P107"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ab-stops>
          <style:tab-stop style:position="1.002cm"/>
        </style:tab-stops>
      </style:paragraph-properties>
      <style:text-properties fo:font-size="10pt" officeooo:rsid="0013a515" officeooo:paragraph-rsid="00197268" style:font-size-asian="10pt" style:font-size-complex="10pt"/>
    </style:style>
    <style:style style:name="P108"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ab-stops>
          <style:tab-stop style:position="1.002cm"/>
        </style:tab-stops>
      </style:paragraph-properties>
      <style:text-properties fo:font-size="10pt" officeooo:rsid="0013a515" officeooo:paragraph-rsid="0033ad2c" style:font-size-asian="10pt" style:font-size-complex="10pt"/>
    </style:style>
    <style:style style:name="P109"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ab-stops>
          <style:tab-stop style:position="1.002cm"/>
        </style:tab-stops>
      </style:paragraph-properties>
      <style:text-properties fo:font-size="10pt" officeooo:rsid="0013a515" officeooo:paragraph-rsid="0013a515" style:font-size-asian="10pt" style:font-size-complex="10pt"/>
    </style:style>
    <style:style style:name="P110"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ab-stops>
          <style:tab-stop style:position="1.002cm"/>
        </style:tab-stops>
      </style:paragraph-properties>
      <style:text-properties fo:font-size="10pt" officeooo:rsid="0013a515" officeooo:paragraph-rsid="00767d21" style:font-size-asian="10pt" style:font-size-complex="10pt"/>
    </style:style>
    <style:style style:name="P111"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ab-stops>
          <style:tab-stop style:position="1.002cm"/>
        </style:tab-stops>
      </style:paragraph-properties>
      <style:text-properties fo:font-size="10pt" officeooo:rsid="0013a515" officeooo:paragraph-rsid="0078f058" style:font-size-asian="10pt" style:font-size-complex="10pt"/>
    </style:style>
    <style:style style:name="P112"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ext-properties fo:font-size="10pt" style:font-size-asian="10pt" style:font-size-complex="10pt"/>
    </style:style>
    <style:style style:name="P113"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ab-stops>
          <style:tab-stop style:position="1.002cm"/>
        </style:tab-stops>
      </style:paragraph-properties>
      <style:text-properties fo:font-size="10pt" officeooo:rsid="001ffb51" officeooo:paragraph-rsid="00227e21" style:font-size-asian="10pt" style:font-size-complex="10pt"/>
    </style:style>
    <style:style style:name="P114"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ab-stops>
          <style:tab-stop style:position="1.002cm"/>
        </style:tab-stops>
      </style:paragraph-properties>
      <style:text-properties fo:font-size="10pt" officeooo:rsid="001ffb51" officeooo:paragraph-rsid="0028142c" style:font-size-asian="10pt" style:font-size-complex="10pt"/>
    </style:style>
    <style:style style:name="P115"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ab-stops>
          <style:tab-stop style:position="1.002cm"/>
        </style:tab-stops>
      </style:paragraph-properties>
      <style:text-properties fo:font-size="10pt" officeooo:rsid="001ffb51" officeooo:paragraph-rsid="002d8a3f" style:font-size-asian="10pt" style:font-size-complex="10pt"/>
    </style:style>
    <style:style style:name="P116"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ab-stops>
          <style:tab-stop style:position="1.002cm"/>
        </style:tab-stops>
      </style:paragraph-properties>
      <style:text-properties fo:font-size="10pt" officeooo:rsid="001ffb51" officeooo:paragraph-rsid="002f5763" style:font-size-asian="10pt" style:font-size-complex="10pt"/>
    </style:style>
    <style:style style:name="P117"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ext-properties fo:font-size="10pt" officeooo:rsid="006cd084" officeooo:paragraph-rsid="006cd084" style:font-size-asian="10pt" style:font-size-complex="10pt"/>
    </style:style>
    <style:style style:name="P118"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ext-properties fo:font-size="10pt" officeooo:rsid="006d4c6f" officeooo:paragraph-rsid="006d4c6f" style:font-size-asian="10pt" style:font-size-complex="10pt"/>
    </style:style>
    <style:style style:name="P119"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ab-stops>
          <style:tab-stop style:position="1.002cm"/>
        </style:tab-stops>
      </style:paragraph-properties>
      <style:text-properties fo:font-size="10pt" officeooo:rsid="006f0e35" officeooo:paragraph-rsid="006f0e35" style:font-size-asian="10pt" style:font-size-complex="10pt"/>
    </style:style>
    <style:style style:name="P120"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ext-properties fo:font-size="10pt" officeooo:rsid="00710b76" officeooo:paragraph-rsid="00710b76" style:font-size-asian="10pt" style:font-size-complex="10pt"/>
    </style:style>
    <style:style style:name="P121"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ext-properties fo:font-size="10pt" officeooo:rsid="007327c7" officeooo:paragraph-rsid="007327c7" style:font-size-asian="10pt" style:font-size-complex="10pt"/>
    </style:style>
    <style:style style:name="P122"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ab-stops>
          <style:tab-stop style:position="1.002cm"/>
        </style:tab-stops>
      </style:paragraph-properties>
      <style:text-properties fo:font-size="10pt" officeooo:rsid="00796106" officeooo:paragraph-rsid="00796106" style:font-size-asian="10pt" style:font-size-complex="10pt"/>
    </style:style>
    <style:style style:name="P123"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ext-properties fo:font-size="10pt" officeooo:rsid="0040e50b" officeooo:paragraph-rsid="0040e50b" style:font-size-asian="8.75pt" style:font-size-complex="10pt"/>
    </style:style>
    <style:style style:name="P124"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ab-stops>
          <style:tab-stop style:position="1.002cm"/>
        </style:tab-stops>
      </style:paragraph-properties>
      <style:text-properties fo:font-size="10pt" style:text-underline-style="none" officeooo:rsid="00306804" officeooo:paragraph-rsid="00306804" style:font-size-asian="10pt" style:font-size-complex="10pt"/>
    </style:style>
    <style:style style:name="P125"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ab-stops>
          <style:tab-stop style:position="1.002cm"/>
        </style:tab-stops>
      </style:paragraph-properties>
      <style:text-properties fo:font-size="10pt" style:text-underline-style="solid" style:text-underline-width="auto" style:text-underline-color="font-color" officeooo:rsid="0013a515" officeooo:paragraph-rsid="00306804" style:font-size-asian="10pt" style:font-size-complex="10pt"/>
    </style:style>
    <style:style style:name="P126"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ab-stops>
          <style:tab-stop style:position="1.002cm"/>
        </style:tab-stops>
      </style:paragraph-properties>
      <style:text-properties fo:font-size="10pt" style:text-underline-style="solid" style:text-underline-width="auto" style:text-underline-color="font-color" officeooo:rsid="0013a515" officeooo:paragraph-rsid="0033ad2c" style:font-size-asian="10pt" style:font-size-complex="10pt"/>
    </style:style>
    <style:style style:name="P127"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ab-stops>
          <style:tab-stop style:position="1.002cm"/>
        </style:tab-stops>
      </style:paragraph-properties>
      <style:text-properties fo:font-size="10pt" style:text-underline-style="solid" style:text-underline-width="auto" style:text-underline-color="font-color" officeooo:rsid="0013a515" officeooo:paragraph-rsid="0013a515" style:font-size-asian="10pt" style:font-size-complex="10pt"/>
    </style:style>
    <style:style style:name="P128"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ab-stops>
          <style:tab-stop style:position="1.002cm"/>
        </style:tab-stops>
      </style:paragraph-properties>
      <style:text-properties fo:font-size="10pt" style:text-underline-style="solid" style:text-underline-width="auto" style:text-underline-color="font-color" officeooo:rsid="0013a515" officeooo:paragraph-rsid="00767d21" style:font-size-asian="10pt" style:font-size-complex="10pt"/>
    </style:style>
    <style:style style:name="P129"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ab-stops>
          <style:tab-stop style:position="1.002cm"/>
        </style:tab-stops>
      </style:paragraph-properties>
      <style:text-properties fo:font-size="10pt" style:text-underline-style="solid" style:text-underline-width="auto" style:text-underline-color="font-color" officeooo:rsid="0013a515" officeooo:paragraph-rsid="007b369a" style:font-size-asian="10pt" style:font-size-complex="10pt"/>
    </style:style>
    <style:style style:name="P130"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ext-properties fo:font-size="10pt" fo:font-weight="normal" officeooo:rsid="0060d497" officeooo:paragraph-rsid="0060d497" style:font-size-asian="10pt" style:font-weight-asian="normal" style:font-size-complex="10pt" style:font-weight-complex="normal"/>
    </style:style>
    <style:style style:name="P131"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ext-properties fo:font-size="10pt" fo:font-weight="bold" officeooo:rsid="006270d8" officeooo:paragraph-rsid="006270d8" style:font-size-asian="10pt" style:font-weight-asian="bold" style:font-size-complex="10pt" style:font-weight-complex="bold"/>
    </style:style>
    <style:style style:name="P132"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ext-properties fo:font-size="10pt" fo:font-weight="bold" officeooo:rsid="00641d01" officeooo:paragraph-rsid="00641d01" style:font-size-asian="10pt" style:font-weight-asian="bold" style:font-size-complex="10pt" style:font-weight-complex="bold"/>
    </style:style>
    <style:style style:name="P133"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ext-properties fo:font-size="10pt" fo:font-weight="bold" officeooo:rsid="006680f9" officeooo:paragraph-rsid="006680f9" style:font-size-asian="8.75pt" style:font-weight-asian="bold" style:font-size-complex="10pt" style:font-weight-complex="bold"/>
    </style:style>
    <style:style style:name="P134"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officeooo:rsid="0013a515" officeooo:paragraph-rsid="0033ad2c"/>
    </style:style>
    <style:style style:name="P135"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1ffb51" style:font-size-asian="10pt" style:font-size-complex="10pt"/>
    </style:style>
    <style:style style:name="P136"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203b02" style:font-size-asian="10pt" style:font-size-complex="10pt"/>
    </style:style>
    <style:style style:name="P137"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1908b3" style:font-size-asian="10pt" style:font-size-complex="10pt"/>
    </style:style>
    <style:style style:name="P138"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1e64fa" style:font-size-asian="10pt" style:font-size-complex="10pt"/>
    </style:style>
    <style:style style:name="P139"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1f5a7e" style:font-size-asian="10pt" style:font-size-complex="10pt"/>
    </style:style>
    <style:style style:name="P140"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28142c" style:font-size-asian="10pt" style:font-size-complex="10pt"/>
    </style:style>
    <style:style style:name="P141"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2ba7b2" style:font-size-asian="10pt" style:font-size-complex="10pt"/>
    </style:style>
    <style:style style:name="P142"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227e21" style:font-size-asian="10pt" style:font-size-complex="10pt"/>
    </style:style>
    <style:style style:name="P143"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245f41" style:font-size-asian="10pt" style:font-size-complex="10pt"/>
    </style:style>
    <style:style style:name="P144"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28f939" style:font-size-asian="10pt" style:font-size-complex="10pt"/>
    </style:style>
    <style:style style:name="P145"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2d8a3f" style:font-size-asian="10pt" style:font-size-complex="10pt"/>
    </style:style>
    <style:style style:name="P146"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306804" style:font-size-asian="10pt" style:font-size-complex="10pt"/>
    </style:style>
    <style:style style:name="P147"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2f5763" style:font-size-asian="10pt" style:font-size-complex="10pt"/>
    </style:style>
    <style:style style:name="P148"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33ad2c" style:font-size-asian="10pt" style:font-size-complex="10pt"/>
    </style:style>
    <style:style style:name="P149"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13a515" style:font-size-asian="10pt" style:font-size-complex="10pt"/>
    </style:style>
    <style:style style:name="P150"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767d21" style:font-size-asian="10pt" style:font-size-complex="10pt"/>
    </style:style>
    <style:style style:name="P151"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ext-properties fo:font-size="10pt" style:font-size-asian="10pt" style:font-size-complex="10pt"/>
    </style:style>
    <style:style style:name="P152"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ext-properties fo:font-size="10pt" officeooo:rsid="003fd39d" officeooo:paragraph-rsid="003fd39d" style:font-size-asian="8.75pt" style:font-size-complex="10pt"/>
    </style:style>
    <style:style style:name="P153"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style:text-underline-style="solid" style:text-underline-width="auto" style:text-underline-color="font-color" officeooo:rsid="0013a515" officeooo:paragraph-rsid="00306804" style:font-size-asian="10pt" style:font-size-complex="10pt"/>
    </style:style>
    <style:style style:name="P154"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style:text-underline-style="solid" style:text-underline-width="auto" style:text-underline-color="font-color" officeooo:rsid="0013a515" officeooo:paragraph-rsid="0033ad2c" style:font-size-asian="10pt" style:font-size-complex="10pt"/>
    </style:style>
    <style:style style:name="P155"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style:text-underline-style="solid" style:text-underline-width="auto" style:text-underline-color="font-color" officeooo:rsid="0013a515" officeooo:paragraph-rsid="0013a515" style:font-size-asian="10pt" style:font-size-complex="10pt"/>
    </style:style>
    <style:style style:name="P156"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style:text-underline-style="solid" style:text-underline-width="auto" style:text-underline-color="font-color" officeooo:rsid="0013a515" officeooo:paragraph-rsid="00767d21" style:font-size-asian="10pt" style:font-size-complex="10pt"/>
    </style:style>
    <style:style style:name="P157"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ext-properties fo:font-size="10pt" fo:font-weight="bold" officeooo:rsid="006270d8" officeooo:paragraph-rsid="006270d8" style:font-size-asian="10pt" style:font-weight-asian="bold" style:font-size-complex="10pt" style:font-weight-complex="bold"/>
    </style:style>
    <style:style style:name="P158"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ext-properties fo:font-size="10pt" fo:font-weight="bold" officeooo:rsid="006680f9" officeooo:paragraph-rsid="006680f9" style:font-size-asian="8.75pt" style:font-weight-asian="bold" style:font-size-complex="10pt" style:font-weight-complex="bold"/>
    </style:style>
    <style:style style:name="P159"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17ff27" style:font-size-asian="10pt" style:font-size-complex="10pt"/>
    </style:style>
    <style:style style:name="P160"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1ffb51" style:font-size-asian="10pt" style:font-size-complex="10pt"/>
    </style:style>
    <style:style style:name="P161"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1ffb51" style:font-size-asian="10pt" style:font-size-complex="10pt"/>
    </style:style>
    <style:style style:name="P162"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227e21" style:font-size-asian="10pt" style:font-size-complex="10pt"/>
    </style:style>
    <style:style style:name="P163"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227e21" style:font-size-asian="10pt" style:font-size-complex="10pt"/>
    </style:style>
    <style:style style:name="P164"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2f5763" style:font-size-asian="10pt" style:font-size-complex="10pt"/>
    </style:style>
    <style:style style:name="P165"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2f5763" style:font-size-asian="10pt" style:font-size-complex="10pt"/>
    </style:style>
    <style:style style:name="P166"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2f5763" style:font-size-asian="10pt" style:font-size-complex="10pt"/>
    </style:style>
    <style:style style:name="P167" style:family="paragraph" style:parent-style-name="Text_20_body">
      <loext:graphic-properties draw:fill="none"/>
      <style:paragraph-properties fo:margin-left="2cm" fo:margin-right="0cm" fo:margin-top="0cm" fo:margin-bottom="0.247cm" style:contextual-spacing="false" fo:line-height="115%" fo:text-indent="0cm" style:auto-text-indent="false" fo:break-before="page" fo:background-color="transparent">
        <style:tab-stops>
          <style:tab-stop style:position="1.002cm"/>
        </style:tab-stops>
      </style:paragraph-properties>
      <style:text-properties fo:font-size="10pt" officeooo:rsid="0013a515" officeooo:paragraph-rsid="0033ad2c" style:font-size-asian="10pt" style:font-size-complex="10pt"/>
    </style:style>
    <style:style style:name="P168"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ext-properties fo:font-size="10pt" fo:font-weight="normal" officeooo:rsid="0060d497" officeooo:paragraph-rsid="0060d497" style:font-size-asian="10pt" style:font-weight-asian="normal" style:font-size-complex="10pt" style:font-weight-complex="normal"/>
    </style:style>
    <style:style style:name="P169"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ext-properties fo:font-size="10pt" officeooo:rsid="006cd084" officeooo:paragraph-rsid="006cd084" style:font-size-asian="10pt" style:font-size-complex="10pt"/>
    </style:style>
    <style:style style:name="P170"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ext-properties fo:font-size="10pt" officeooo:rsid="006d4c6f" officeooo:paragraph-rsid="006d4c6f" style:font-size-asian="10pt" style:font-size-complex="10pt"/>
    </style:style>
    <style:style style:name="P171"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ext-properties fo:font-size="10pt" officeooo:rsid="006e06ac" officeooo:paragraph-rsid="006e06ac" style:font-size-asian="10pt" style:font-size-complex="10pt"/>
    </style:style>
    <style:style style:name="P172"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6f0e35" officeooo:paragraph-rsid="006f0e35" style:font-size-asian="10pt" style:font-size-complex="10pt"/>
    </style:style>
    <style:style style:name="P173"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ext-properties fo:font-size="10pt" officeooo:rsid="00710b76" officeooo:paragraph-rsid="00710b76" style:font-size-asian="10pt" style:font-size-complex="10pt"/>
    </style:style>
    <style:style style:name="P174"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ext-properties fo:font-size="10pt" officeooo:rsid="0071bbd1" officeooo:paragraph-rsid="0071bbd1" style:font-size-asian="10pt" style:font-size-complex="10pt"/>
    </style:style>
    <style:style style:name="P175"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767d21" style:font-size-asian="10pt" style:font-size-complex="10pt"/>
    </style:style>
    <style:style style:name="P176"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767d21" style:font-size-asian="10pt" style:font-size-complex="10pt"/>
    </style:style>
    <style:style style:name="P177"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767d21" style:font-size-asian="10pt" style:font-size-complex="10pt"/>
    </style:style>
    <style:style style:name="P178"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767d21" style:font-size-asian="10pt" style:font-size-complex="10pt"/>
    </style:style>
    <style:style style:name="P179"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style:text-underline-style="solid" style:text-underline-width="auto" style:text-underline-color="font-color" officeooo:rsid="0013a515" officeooo:paragraph-rsid="00767d21" style:font-size-asian="10pt" style:font-size-complex="10pt"/>
    </style:style>
    <style:style style:name="P180"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767d21" style:font-size-asian="10pt" style:font-size-complex="10pt"/>
    </style:style>
    <style:style style:name="P181"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78f058" style:font-size-asian="10pt" style:font-size-complex="10pt"/>
    </style:style>
    <style:style style:name="P182"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7b369a" style:font-size-asian="10pt" style:font-size-complex="10pt"/>
    </style:style>
    <style:style style:name="P183" style:family="paragraph" style:parent-style-name="Text_20_body">
      <style:text-properties fo:font-size="10pt" officeooo:rsid="0017ff27" officeooo:paragraph-rsid="0017ff27" style:font-size-asian="10pt" style:font-size-complex="10pt"/>
    </style:style>
    <style:style style:name="P184" style:family="paragraph" style:parent-style-name="Text_20_body">
      <style:text-properties fo:font-size="10pt" officeooo:rsid="001cadd3" officeooo:paragraph-rsid="001cadd3" style:font-size-asian="10pt" style:font-size-complex="10pt"/>
    </style:style>
    <style:style style:name="P185" style:family="paragraph" style:parent-style-name="Text_20_body">
      <style:text-properties officeooo:rsid="005a364d" officeooo:paragraph-rsid="005a364d"/>
    </style:style>
    <style:style style:name="P186" style:family="paragraph" style:parent-style-name="Text_20_body">
      <style:text-properties officeooo:paragraph-rsid="006b129f"/>
    </style:style>
    <style:style style:name="P187" style:family="paragraph" style:parent-style-name="Text_20_body">
      <style:text-properties officeooo:paragraph-rsid="00767d21"/>
    </style:style>
    <style:style style:name="P188" style:family="paragraph" style:parent-style-name="Text_20_body">
      <loext:graphic-properties draw:fill="none"/>
      <style:paragraph-properties fo:margin-left="0cm" fo:margin-right="0cm" fo:margin-top="0cm" fo:margin-bottom="0.247cm" style:contextual-spacing="false" fo:line-height="115%" fo:text-indent="2cm" style:auto-text-indent="false" fo:background-color="transparent">
        <style:tab-stops>
          <style:tab-stop style:position="1.002cm"/>
        </style:tab-stops>
      </style:paragraph-properties>
      <style:text-properties fo:font-size="10pt" officeooo:rsid="001e64fa" officeooo:paragraph-rsid="001e64fa" style:font-size-asian="10pt" style:font-size-complex="10pt"/>
    </style:style>
    <style:style style:name="P189" style:family="paragraph" style:parent-style-name="Text_20_body">
      <loext:graphic-properties draw:fill="none"/>
      <style:paragraph-properties fo:margin-left="0cm" fo:margin-right="0cm" fo:margin-top="0cm" fo:margin-bottom="0.247cm" style:contextual-spacing="false" fo:line-height="115%" fo:text-indent="2cm" style:auto-text-indent="false" fo:background-color="transparent">
        <style:tab-stops>
          <style:tab-stop style:position="1.002cm"/>
        </style:tab-stops>
      </style:paragraph-properties>
      <style:text-properties fo:font-size="10pt" officeooo:rsid="001f5a7e" officeooo:paragraph-rsid="001f5a7e" style:font-size-asian="10pt" style:font-size-complex="10pt"/>
    </style:style>
    <style:style style:name="P190" style:family="paragraph" style:parent-style-name="Text_20_body" style:master-page-name="">
      <loext:graphic-properties draw:fill="none"/>
      <style:paragraph-properties fo:margin-left="0cm" fo:margin-right="0cm" fo:margin-top="0cm" fo:margin-bottom="0.247cm" style:contextual-spacing="false" fo:line-height="115%" fo:text-indent="2cm" style:auto-text-indent="false" style:page-number="auto" fo:background-color="transparent">
        <style:tab-stops>
          <style:tab-stop style:position="1.002cm"/>
        </style:tab-stops>
      </style:paragraph-properties>
      <style:text-properties fo:font-size="10pt" officeooo:rsid="0013a515" officeooo:paragraph-rsid="0017ff27" style:font-size-asian="10pt" style:font-size-complex="10pt"/>
    </style:style>
    <style:style style:name="P191" style:family="paragraph" style:parent-style-name="Text_20_body" style:master-page-name="">
      <loext:graphic-properties draw:fill="none"/>
      <style:paragraph-properties fo:margin-left="0cm" fo:margin-right="0cm" fo:margin-top="0cm" fo:margin-bottom="0.247cm" style:contextual-spacing="false" fo:line-height="115%" fo:text-indent="2cm" style:auto-text-indent="false" style:page-number="auto" fo:background-color="transparent">
        <style:tab-stops>
          <style:tab-stop style:position="1.002cm"/>
        </style:tab-stops>
      </style:paragraph-properties>
      <style:text-properties fo:font-size="10pt" officeooo:rsid="0013a515" officeooo:paragraph-rsid="001908b3" style:font-size-asian="10pt" style:font-size-complex="10pt"/>
    </style:style>
    <style:style style:name="P192" style:family="paragraph" style:parent-style-name="Text_20_body" style:master-page-name="">
      <loext:graphic-properties draw:fill="none"/>
      <style:paragraph-properties fo:margin-left="0cm" fo:margin-right="0cm" fo:margin-top="0cm" fo:margin-bottom="0.247cm" style:contextual-spacing="false" fo:line-height="115%" fo:text-indent="2cm" style:auto-text-indent="false" style:page-number="auto" fo:background-color="transparent">
        <style:tab-stops>
          <style:tab-stop style:position="1.002cm"/>
        </style:tab-stops>
      </style:paragraph-properties>
      <style:text-properties fo:font-size="10pt" officeooo:rsid="0013a515" officeooo:paragraph-rsid="00227e21" style:font-size-asian="10pt" style:font-size-complex="10pt"/>
    </style:style>
    <style:style style:name="P193" style:family="paragraph" style:parent-style-name="Text_20_body" style:master-page-name="">
      <loext:graphic-properties draw:fill="none"/>
      <style:paragraph-properties fo:margin-left="0cm" fo:margin-right="0cm" fo:margin-top="0cm" fo:margin-bottom="0.247cm" style:contextual-spacing="false" fo:line-height="115%" fo:text-indent="2cm" style:auto-text-indent="false" style:page-number="auto" fo:background-color="transparent">
        <style:tab-stops>
          <style:tab-stop style:position="1.002cm"/>
        </style:tab-stops>
      </style:paragraph-properties>
      <style:text-properties fo:font-size="10pt" officeooo:rsid="0013a515" officeooo:paragraph-rsid="0028142c" style:font-size-asian="10pt" style:font-size-complex="10pt"/>
    </style:style>
    <style:style style:name="P194" style:family="paragraph" style:parent-style-name="Text_20_body" style:master-page-name="">
      <loext:graphic-properties draw:fill="none"/>
      <style:paragraph-properties fo:margin-left="0cm" fo:margin-right="0cm" fo:margin-top="0cm" fo:margin-bottom="0.247cm" style:contextual-spacing="false" fo:line-height="115%" fo:text-indent="2cm" style:auto-text-indent="false" style:page-number="auto" fo:background-color="transparent">
        <style:tab-stops>
          <style:tab-stop style:position="1.002cm"/>
        </style:tab-stops>
      </style:paragraph-properties>
      <style:text-properties fo:font-size="10pt" officeooo:rsid="0013a515" officeooo:paragraph-rsid="00245f41" style:font-size-asian="10pt" style:font-size-complex="10pt"/>
    </style:style>
    <style:style style:name="P195" style:family="paragraph" style:parent-style-name="Text_20_body" style:master-page-name="">
      <loext:graphic-properties draw:fill="none"/>
      <style:paragraph-properties fo:margin-left="0cm" fo:margin-right="0cm" fo:margin-top="0cm" fo:margin-bottom="0.247cm" style:contextual-spacing="false" fo:line-height="115%" fo:text-indent="2cm" style:auto-text-indent="false" style:page-number="auto" fo:background-color="transparent">
        <style:tab-stops>
          <style:tab-stop style:position="1.002cm"/>
        </style:tab-stops>
      </style:paragraph-properties>
      <style:text-properties fo:font-size="10pt" officeooo:rsid="0013a515" officeooo:paragraph-rsid="0028f939" style:font-size-asian="10pt" style:font-size-complex="10pt"/>
    </style:style>
    <style:style style:name="P196" style:family="paragraph" style:parent-style-name="Text_20_body" style:master-page-name="">
      <loext:graphic-properties draw:fill="none"/>
      <style:paragraph-properties fo:margin-left="0cm" fo:margin-right="0cm" fo:margin-top="0cm" fo:margin-bottom="0.247cm" style:contextual-spacing="false" fo:line-height="115%" fo:text-indent="2cm" style:auto-text-indent="false" style:page-number="auto" fo:background-color="transparent">
        <style:tab-stops>
          <style:tab-stop style:position="1.002cm"/>
        </style:tab-stops>
      </style:paragraph-properties>
      <style:text-properties fo:font-size="10pt" officeooo:rsid="0013a515" officeooo:paragraph-rsid="002d8a3f" style:font-size-asian="10pt" style:font-size-complex="10pt"/>
    </style:style>
    <style:style style:name="P197" style:family="paragraph" style:parent-style-name="Text_20_body" style:master-page-name="">
      <loext:graphic-properties draw:fill="none"/>
      <style:paragraph-properties fo:margin-left="0cm" fo:margin-right="0cm" fo:margin-top="0cm" fo:margin-bottom="0.247cm" style:contextual-spacing="false" fo:line-height="115%" fo:text-indent="2cm" style:auto-text-indent="false" style:page-number="auto" fo:background-color="transparent">
        <style:tab-stops>
          <style:tab-stop style:position="1.002cm"/>
        </style:tab-stops>
      </style:paragraph-properties>
      <style:text-properties fo:font-size="10pt" officeooo:rsid="0013a515" officeooo:paragraph-rsid="002f5763" style:font-size-asian="10pt" style:font-size-complex="10pt"/>
    </style:style>
    <style:style style:name="P198" style:family="paragraph" style:parent-style-name="Text_20_body" style:master-page-name="">
      <loext:graphic-properties draw:fill="none"/>
      <style:paragraph-properties fo:margin-left="0cm" fo:margin-right="0cm" fo:margin-top="0cm" fo:margin-bottom="0.247cm" style:contextual-spacing="false" fo:line-height="115%" fo:text-indent="2cm" style:auto-text-indent="false" style:page-number="auto" fo:background-color="transparent">
        <style:tab-stops>
          <style:tab-stop style:position="1.002cm"/>
        </style:tab-stops>
      </style:paragraph-properties>
      <style:text-properties fo:font-size="10pt" officeooo:rsid="0013a515" officeooo:paragraph-rsid="00197268" style:font-size-asian="10pt" style:font-size-complex="10pt"/>
    </style:style>
    <style:style style:name="P199" style:family="paragraph" style:parent-style-name="Text_20_body" style:master-page-name="">
      <loext:graphic-properties draw:fill="none"/>
      <style:paragraph-properties fo:margin-left="0cm" fo:margin-right="0cm" fo:margin-top="0cm" fo:margin-bottom="0.247cm" style:contextual-spacing="false" fo:line-height="115%" fo:text-indent="2cm" style:auto-text-indent="false" style:page-number="auto" fo:background-color="transparent">
        <style:tab-stops>
          <style:tab-stop style:position="1.002cm"/>
        </style:tab-stops>
      </style:paragraph-properties>
      <style:text-properties fo:font-size="10pt" officeooo:rsid="0013a515" officeooo:paragraph-rsid="0026f975" style:font-size-asian="10pt" style:font-size-complex="10pt"/>
    </style:style>
    <style:style style:name="P200" style:family="paragraph" style:parent-style-name="Text_20_body" style:master-page-name="">
      <loext:graphic-properties draw:fill="none"/>
      <style:paragraph-properties fo:margin-left="0cm" fo:margin-right="0cm" fo:margin-top="0cm" fo:margin-bottom="0.247cm" style:contextual-spacing="false" fo:line-height="115%" fo:text-indent="2cm" style:auto-text-indent="false" style:page-number="auto" fo:background-color="transparent">
        <style:tab-stops>
          <style:tab-stop style:position="1.002cm"/>
        </style:tab-stops>
      </style:paragraph-properties>
      <style:text-properties fo:font-size="10pt" officeooo:rsid="0013a515" officeooo:paragraph-rsid="0017ff27" style:font-size-asian="10pt" style:font-size-complex="10pt"/>
    </style:style>
    <style:style style:name="P201" style:family="paragraph" style:parent-style-name="Text_20_body" style:master-page-name="">
      <loext:graphic-properties draw:fill="none"/>
      <style:paragraph-properties fo:margin-left="0cm" fo:margin-right="0cm" fo:margin-top="0cm" fo:margin-bottom="0.247cm" style:contextual-spacing="false" fo:line-height="115%" fo:text-indent="2cm" style:auto-text-indent="false" style:page-number="auto" fo:background-color="transparent">
        <style:tab-stops>
          <style:tab-stop style:position="1.002cm"/>
        </style:tab-stops>
      </style:paragraph-properties>
      <style:text-properties fo:font-size="10pt" officeooo:rsid="0013a515" officeooo:paragraph-rsid="00227e21" style:font-size-asian="10pt" style:font-size-complex="10pt"/>
    </style:style>
    <style:style style:name="P202" style:family="paragraph" style:parent-style-name="Text_20_body" style:master-page-name="">
      <loext:graphic-properties draw:fill="none"/>
      <style:paragraph-properties fo:margin-left="0cm" fo:margin-right="0cm" fo:margin-top="0cm" fo:margin-bottom="0.247cm" style:contextual-spacing="false" fo:line-height="115%" fo:text-indent="2cm" style:auto-text-indent="false" style:page-number="auto" fo:background-color="transparent">
        <style:tab-stops>
          <style:tab-stop style:position="1.002cm"/>
        </style:tab-stops>
      </style:paragraph-properties>
      <style:text-properties fo:font-size="10pt" officeooo:rsid="0013a515" officeooo:paragraph-rsid="002f5763" style:font-size-asian="10pt" style:font-size-complex="10pt"/>
    </style:style>
    <style:style style:name="P203" style:family="paragraph" style:parent-style-name="Text_20_body" style:master-page-name="">
      <loext:graphic-properties draw:fill="none"/>
      <style:paragraph-properties fo:margin-left="0cm" fo:margin-right="0cm" fo:margin-top="0cm" fo:margin-bottom="0.247cm" style:contextual-spacing="false" fo:line-height="115%" fo:text-indent="2cm" style:auto-text-indent="false" style:page-number="auto" fo:background-color="transparent">
        <style:tab-stops>
          <style:tab-stop style:position="1.002cm"/>
        </style:tab-stops>
      </style:paragraph-properties>
      <style:text-properties fo:font-size="10pt" officeooo:rsid="0013a515" officeooo:paragraph-rsid="001c522f" style:font-size-asian="10pt" style:font-size-complex="10pt"/>
    </style:style>
    <style:style style:name="P204" style:family="paragraph" style:parent-style-name="Text_20_body" style:master-page-name="">
      <loext:graphic-properties draw:fill="none"/>
      <style:paragraph-properties fo:margin-left="0cm" fo:margin-right="0cm" fo:margin-top="0cm" fo:margin-bottom="0.247cm" style:contextual-spacing="false" fo:line-height="115%" fo:text-indent="2cm" style:auto-text-indent="false" style:page-number="auto" fo:background-color="transparent">
        <style:tab-stops>
          <style:tab-stop style:position="1.002cm"/>
        </style:tab-stops>
      </style:paragraph-properties>
      <style:text-properties fo:font-size="10pt" officeooo:rsid="0013a515" officeooo:paragraph-rsid="0026f975" style:font-size-asian="10pt" style:font-size-complex="10pt"/>
    </style:style>
    <style:style style:name="P205" style:family="paragraph" style:parent-style-name="Text_20_body" style:master-page-name="">
      <loext:graphic-properties draw:fill="none"/>
      <style:paragraph-properties fo:margin-left="0cm" fo:margin-right="0cm" fo:margin-top="0cm" fo:margin-bottom="0.247cm" style:contextual-spacing="false" fo:line-height="115%" fo:text-indent="2cm" style:auto-text-indent="false" style:page-number="auto" fo:background-color="transparent">
        <style:tab-stops>
          <style:tab-stop style:position="1.002cm"/>
        </style:tab-stops>
      </style:paragraph-properties>
      <style:text-properties fo:font-size="10pt" officeooo:rsid="0013a515" officeooo:paragraph-rsid="00213fb8" style:font-size-asian="10pt" style:font-size-complex="10pt"/>
    </style:style>
    <style:style style:name="P206" style:family="paragraph" style:parent-style-name="Text_20_body" style:master-page-name="">
      <loext:graphic-properties draw:fill="none"/>
      <style:paragraph-properties fo:margin-left="0cm" fo:margin-right="0cm" fo:margin-top="0cm" fo:margin-bottom="0.247cm" style:contextual-spacing="false" fo:line-height="115%" fo:text-indent="2cm" style:auto-text-indent="false" style:page-number="auto" fo:background-color="transparent">
        <style:tab-stops>
          <style:tab-stop style:position="1.002cm"/>
        </style:tab-stops>
      </style:paragraph-properties>
      <style:text-properties fo:font-size="10pt" officeooo:rsid="0013a515" officeooo:paragraph-rsid="00213fb8" style:font-size-asian="10pt" style:font-size-complex="10pt"/>
    </style:style>
    <style:style style:name="P207" style:family="paragraph" style:parent-style-name="Text_20_body" style:master-page-name="">
      <loext:graphic-properties draw:fill="none"/>
      <style:paragraph-properties fo:margin-left="0cm" fo:margin-right="0cm" fo:margin-top="0cm" fo:margin-bottom="0cm" style:contextual-spacing="false" fo:line-height="115%" fo:text-indent="2cm" style:auto-text-indent="false" style:page-number="auto" fo:background-color="transparent">
        <style:tab-stops>
          <style:tab-stop style:position="1.002cm"/>
        </style:tab-stops>
      </style:paragraph-properties>
      <style:text-properties fo:font-size="10pt" officeooo:rsid="0013a515" officeooo:paragraph-rsid="001908b3" style:font-size-asian="10pt" style:font-size-complex="10pt"/>
    </style:style>
    <style:style style:name="P208" style:family="paragraph" style:parent-style-name="Text_20_body" style:master-page-name="">
      <loext:graphic-properties draw:fill="none"/>
      <style:paragraph-properties fo:margin-left="0cm" fo:margin-right="0cm" fo:margin-top="0cm" fo:margin-bottom="0cm" style:contextual-spacing="false" fo:line-height="115%" fo:text-indent="2cm" style:auto-text-indent="false" style:page-number="auto" fo:background-color="transparent">
        <style:tab-stops>
          <style:tab-stop style:position="1.002cm"/>
        </style:tab-stops>
      </style:paragraph-properties>
      <style:text-properties fo:font-size="10pt" officeooo:rsid="0013a515" officeooo:paragraph-rsid="001e64fa" style:font-size-asian="10pt" style:font-size-complex="10pt"/>
    </style:style>
    <style:style style:name="P209" style:family="paragraph" style:parent-style-name="Text_20_body">
      <loext:graphic-properties draw:fill="none"/>
      <style:paragraph-properties fo:margin-left="0cm" fo:margin-right="0cm" fo:margin-top="0cm" fo:margin-bottom="0cm" style:contextual-spacing="false" fo:line-height="115%" fo:text-indent="2cm" style:auto-text-indent="false" fo:background-color="transparent">
        <style:tab-stops>
          <style:tab-stop style:position="1.002cm"/>
        </style:tab-stops>
      </style:paragraph-properties>
      <style:text-properties fo:font-size="10pt" officeooo:rsid="0013a515" officeooo:paragraph-rsid="001f5a7e" style:font-size-asian="10pt" style:font-size-complex="10pt"/>
    </style:style>
    <style:style style:name="P210" style:family="paragraph" style:parent-style-name="Text_20_body">
      <loext:graphic-properties draw:fill="none"/>
      <style:paragraph-properties fo:margin-left="0cm" fo:margin-right="0cm" fo:margin-top="0cm" fo:margin-bottom="0cm" style:contextual-spacing="false" fo:line-height="115%" fo:text-indent="2cm" style:auto-text-indent="false" fo:background-color="transparent">
        <style:tab-stops>
          <style:tab-stop style:position="1.002cm"/>
        </style:tab-stops>
      </style:paragraph-properties>
      <style:text-properties fo:font-size="10pt" officeooo:rsid="0013a515" officeooo:paragraph-rsid="0026f975" style:font-size-asian="10pt" style:font-size-complex="10pt"/>
    </style:style>
    <style:style style:name="P211" style:family="paragraph" style:parent-style-name="Text_20_body">
      <loext:graphic-properties draw:fill="none"/>
      <style:paragraph-properties fo:margin-left="0cm" fo:margin-right="0cm" fo:margin-top="0cm" fo:margin-bottom="0cm" style:contextual-spacing="false" fo:line-height="115%" fo:text-indent="2cm" style:auto-text-indent="false" fo:background-color="transparent">
        <style:tab-stops>
          <style:tab-stop style:position="1.002cm"/>
        </style:tab-stops>
      </style:paragraph-properties>
      <style:text-properties fo:font-size="10pt" officeooo:rsid="0013a515" officeooo:paragraph-rsid="00197268" style:font-size-asian="10pt" style:font-size-complex="10pt"/>
    </style:style>
    <style:style style:name="P212" style:family="paragraph" style:parent-style-name="Text_20_body">
      <loext:graphic-properties draw:fill="none"/>
      <style:paragraph-properties fo:margin-left="0cm" fo:margin-right="0cm" fo:margin-top="0cm" fo:margin-bottom="0cm" style:contextual-spacing="false" fo:line-height="115%" fo:text-indent="2cm" style:auto-text-indent="false" fo:background-color="transparent">
        <style:tab-stops>
          <style:tab-stop style:position="1.002cm"/>
        </style:tab-stops>
      </style:paragraph-properties>
      <style:text-properties fo:font-size="10pt" officeooo:rsid="0013a515" officeooo:paragraph-rsid="00213fb8" style:font-size-asian="10pt" style:font-size-complex="10pt"/>
    </style:style>
    <style:style style:name="P213" style:family="paragraph" style:parent-style-name="Text_20_body">
      <loext:graphic-properties draw:fill="none"/>
      <style:paragraph-properties fo:margin-left="0cm" fo:margin-right="0cm" fo:margin-top="0cm" fo:margin-bottom="0cm" style:contextual-spacing="false" fo:line-height="115%" fo:text-indent="2cm" style:auto-text-indent="false" fo:background-color="transparent">
        <style:tab-stops>
          <style:tab-stop style:position="1.002cm"/>
        </style:tab-stops>
      </style:paragraph-properties>
      <style:text-properties fo:font-size="10pt" officeooo:rsid="001f5a7e" officeooo:paragraph-rsid="001f5a7e" style:font-size-asian="10pt" style:font-size-complex="10pt"/>
    </style:style>
    <style:style style:name="P214" style:family="paragraph" style:parent-style-name="Text_20_body">
      <loext:graphic-properties draw:fill="none"/>
      <style:paragraph-properties fo:margin-left="0cm" fo:margin-right="0cm" fo:margin-top="0cm" fo:margin-bottom="0cm" style:contextual-spacing="false" fo:line-height="115%" fo:text-indent="2cm" style:auto-text-indent="false" fo:background-color="transparent">
        <style:tab-stops>
          <style:tab-stop style:position="1.002cm"/>
        </style:tab-stops>
      </style:paragraph-properties>
      <style:text-properties fo:font-size="10pt" officeooo:rsid="001e64fa" officeooo:paragraph-rsid="001e64fa" style:font-size-asian="10pt" style:font-size-complex="10pt"/>
    </style:style>
    <style:style style:name="P215" style:family="paragraph" style:parent-style-name="Text_20_body">
      <loext:graphic-properties draw:fill="none"/>
      <style:paragraph-properties fo:margin-left="0cm" fo:margin-right="0cm" fo:margin-top="0cm" fo:margin-bottom="0cm" style:contextual-spacing="false" fo:line-height="115%" fo:text-indent="2cm" style:auto-text-indent="false" fo:background-color="transparent">
        <style:tab-stops>
          <style:tab-stop style:position="1.002cm"/>
        </style:tab-stops>
      </style:paragraph-properties>
      <style:text-properties fo:font-size="10pt" officeooo:rsid="001a567d" officeooo:paragraph-rsid="0026f975" style:font-size-asian="10pt" style:font-size-complex="10pt"/>
    </style:style>
    <style:style style:name="P216" style:family="paragraph" style:parent-style-name="Text_20_body">
      <loext:graphic-properties draw:fill="none"/>
      <style:paragraph-properties fo:margin-left="0cm" fo:margin-right="0cm" fo:margin-top="0cm" fo:margin-bottom="0cm" style:contextual-spacing="false" fo:line-height="115%" fo:text-indent="2cm" style:auto-text-indent="false" fo:background-color="transparent">
        <style:tab-stops>
          <style:tab-stop style:position="1.002cm"/>
        </style:tab-stops>
      </style:paragraph-properties>
      <style:text-properties fo:font-size="10pt" officeooo:rsid="001a567d" officeooo:paragraph-rsid="001a567d" style:font-size-asian="10pt" style:font-size-complex="10pt"/>
    </style:style>
    <style:style style:name="P217" style:family="paragraph" style:parent-style-name="Text_20_body">
      <loext:graphic-properties draw:fill="none"/>
      <style:paragraph-properties fo:margin-left="0cm" fo:margin-right="0cm" fo:margin-top="0cm" fo:margin-bottom="0cm" style:contextual-spacing="false" fo:line-height="115%" fo:text-indent="2cm" style:auto-text-indent="false" fo:background-color="transparent">
        <style:tab-stops>
          <style:tab-stop style:position="1.002cm"/>
        </style:tab-stops>
      </style:paragraph-properties>
      <style:text-properties fo:font-size="10pt" officeooo:rsid="001a567d" officeooo:paragraph-rsid="00213fb8" style:font-size-asian="10pt" style:font-size-complex="10pt"/>
    </style:style>
    <style:style style:name="P218"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227e21" style:font-size-asian="10pt" style:font-size-complex="10pt"/>
    </style:style>
    <style:style style:name="P219"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ab-stops>
          <style:tab-stop style:position="1.002cm"/>
        </style:tab-stops>
      </style:paragraph-properties>
      <style:text-properties officeooo:rsid="0013a515" officeooo:paragraph-rsid="00227e21"/>
    </style:style>
    <style:style style:name="P220" style:family="paragraph" style:parent-style-name="Text_20_body">
      <loext:graphic-properties draw:fill="none"/>
      <style:paragraph-properties fo:margin-left="2cm" fo:margin-right="0cm" fo:margin-top="0cm" fo:margin-bottom="0.247cm" style:contextual-spacing="false" fo:line-height="115%" fo:text-indent="0cm" style:auto-text-indent="false" fo:background-color="transparent">
        <style:tab-stops>
          <style:tab-stop style:position="1.002cm"/>
        </style:tab-stops>
      </style:paragraph-properties>
      <style:text-properties fo:font-size="10pt" officeooo:rsid="0013a515" officeooo:paragraph-rsid="0017ff27" style:font-size-asian="10pt" style:font-size-complex="10pt"/>
    </style:style>
    <style:style style:name="P221"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28142c" style:font-size-asian="10pt" style:font-size-complex="10pt"/>
    </style:style>
    <style:style style:name="P222"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2d8a3f" style:font-size-asian="10pt" style:font-size-complex="10pt"/>
    </style:style>
    <style:style style:name="P223" style:family="paragraph" style:parent-style-name="Text_20_body" style:master-page-name="">
      <loext:graphic-properties draw:fill="none"/>
      <style:paragraph-properties fo:margin-left="2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0pt" officeooo:rsid="0013a515" officeooo:paragraph-rsid="002f5763" style:font-size-asian="10pt" style:font-size-complex="10pt"/>
    </style:style>
    <style:style style:name="P224" style:family="paragraph" style:parent-style-name="Text_20_body"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text-properties officeooo:rsid="003fd39d" officeooo:paragraph-rsid="003fd39d"/>
    </style:style>
    <style:style style:name="P225" style:family="paragraph" style:parent-style-name="Text_20_body"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text-properties fo:font-weight="bold" officeooo:rsid="0060d497" officeooo:paragraph-rsid="0060d497" style:font-weight-asian="bold" style:font-weight-complex="bold"/>
    </style:style>
    <style:style style:name="P226" style:family="paragraph" style:parent-style-name="Text_20_body"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text-properties fo:font-size="12pt" fo:font-weight="bold" officeooo:rsid="0060d497" officeooo:paragraph-rsid="0060d497" style:font-size-asian="10.5pt" style:font-weight-asian="bold" style:font-size-complex="12pt" style:font-weight-complex="bold"/>
    </style:style>
    <style:style style:name="P227" style:family="paragraph" style:parent-style-name="Text_20_body"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text-properties fo:font-size="12pt" fo:font-weight="bold" officeooo:rsid="0060d497" officeooo:paragraph-rsid="006270d8" style:font-size-asian="10.5pt" style:font-weight-asian="bold" style:font-size-complex="12pt" style:font-weight-complex="bold"/>
    </style:style>
    <style:style style:name="P228" style:family="paragraph" style:parent-style-name="Text_20_body"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text-properties officeooo:rsid="00710b76" officeooo:paragraph-rsid="00710b76"/>
    </style:style>
    <style:style style:name="P229" style:family="paragraph" style:parent-style-name="Text_20_body">
      <loext:graphic-properties draw:fill="none"/>
      <style:paragraph-properties fo:margin-left="1cm" fo:margin-right="0cm" fo:margin-top="0cm" fo:margin-bottom="0.247cm" style:contextual-spacing="false" fo:line-height="115%" fo:text-indent="0cm" style:auto-text-indent="false" fo:background-color="transparent"/>
      <style:text-properties officeooo:rsid="0071bbd1" officeooo:paragraph-rsid="0071bbd1"/>
    </style:style>
    <style:style style:name="P230" style:family="paragraph" style:parent-style-name="Text_20_body">
      <loext:graphic-properties draw:fill="none"/>
      <style:paragraph-properties fo:margin-left="1cm" fo:margin-right="0cm" fo:margin-top="0cm" fo:margin-bottom="0.247cm" style:contextual-spacing="false" fo:line-height="115%" fo:text-indent="0cm" style:auto-text-indent="false" fo:background-color="transparent"/>
      <style:text-properties officeooo:rsid="007327c7" officeooo:paragraph-rsid="007327c7"/>
    </style:style>
    <style:style style:name="P231" style:family="paragraph" style:parent-style-name="Text_20_body"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text-properties officeooo:rsid="006b129f" officeooo:paragraph-rsid="006b129f"/>
    </style:style>
    <style:style style:name="P232" style:family="paragraph" style:parent-style-name="Text_20_body"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text-properties officeooo:rsid="006cd084" officeooo:paragraph-rsid="006cd084"/>
    </style:style>
    <style:style style:name="P233" style:family="paragraph" style:parent-style-name="Text_20_body"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tab-stops>
          <style:tab-stop style:position="1.002cm"/>
        </style:tab-stops>
      </style:paragraph-properties>
      <style:text-properties fo:font-size="12pt" officeooo:rsid="006f0e35" officeooo:paragraph-rsid="006f0e35" style:font-size-asian="12pt" style:font-size-complex="12pt"/>
    </style:style>
    <style:style style:name="P234" style:family="paragraph" style:parent-style-name="Text_20_body">
      <loext:graphic-properties draw:fill="none"/>
      <style:paragraph-properties fo:margin-left="1cm" fo:margin-right="0cm" fo:margin-top="0cm" fo:margin-bottom="0.247cm" style:contextual-spacing="false" fo:line-height="115%" fo:text-indent="0cm" style:auto-text-indent="false" fo:break-before="page" fo:background-color="transparent"/>
      <style:text-properties officeooo:rsid="0071bbd1" officeooo:paragraph-rsid="0071bbd1"/>
    </style:style>
    <style:style style:name="P235" style:family="paragraph" style:parent-style-name="Text_20_body">
      <loext:graphic-properties draw:fill="none"/>
      <style:paragraph-properties fo:margin-left="0cm" fo:margin-right="0cm" fo:margin-top="0cm" fo:margin-bottom="0cm" style:contextual-spacing="false" fo:line-height="115%" fo:text-indent="1cm" style:auto-text-indent="false" fo:background-color="transparent"/>
      <style:text-properties officeooo:rsid="0013a515" officeooo:paragraph-rsid="002f5763"/>
    </style:style>
    <style:style style:name="P236" style:family="paragraph" style:parent-style-name="Text_20_body">
      <loext:graphic-properties draw:fill="none"/>
      <style:paragraph-properties fo:margin-left="0cm" fo:margin-right="0cm" fo:margin-top="0cm" fo:margin-bottom="0cm" style:contextual-spacing="false" fo:line-height="115%" fo:text-indent="1cm" style:auto-text-indent="false" fo:background-color="transparent"/>
      <style:text-properties officeooo:rsid="0013a515" officeooo:paragraph-rsid="0033ad2c"/>
    </style:style>
    <style:style style:name="P237" style:family="paragraph" style:parent-style-name="Text_20_body">
      <loext:graphic-properties draw:fill="none"/>
      <style:paragraph-properties fo:margin-left="0cm" fo:margin-right="0cm" fo:margin-top="0cm" fo:margin-bottom="0cm" style:contextual-spacing="false" fo:line-height="115%" fo:text-indent="1cm" style:auto-text-indent="false" fo:background-color="transparent"/>
      <style:text-properties officeooo:rsid="0013a515" officeooo:paragraph-rsid="0013a515"/>
    </style:style>
    <style:style style:name="P238" style:family="paragraph" style:parent-style-name="Text_20_body">
      <loext:graphic-properties draw:fill="none"/>
      <style:paragraph-properties fo:margin-left="0cm" fo:margin-right="0cm" fo:margin-top="0cm" fo:margin-bottom="0cm" style:contextual-spacing="false" fo:line-height="115%" fo:text-indent="1cm" style:auto-text-indent="false" fo:background-color="transparent"/>
      <style:text-properties officeooo:rsid="0013a515" officeooo:paragraph-rsid="00767d21"/>
    </style:style>
    <style:style style:name="P239" style:family="paragraph" style:parent-style-name="Text_20_body">
      <loext:graphic-properties draw:fill="none"/>
      <style:paragraph-properties fo:margin-left="0cm" fo:margin-right="0cm" fo:margin-top="0cm" fo:margin-bottom="0cm" style:contextual-spacing="false" fo:line-height="115%" fo:text-indent="1cm" style:auto-text-indent="false" fo:break-before="page" fo:background-color="transparent"/>
      <style:text-properties officeooo:rsid="0013a515" officeooo:paragraph-rsid="0033ad2c"/>
    </style:style>
    <style:style style:name="P240" style:family="paragraph" style:parent-style-name="Text_20_body">
      <loext:graphic-properties draw:fill="none"/>
      <style:paragraph-properties fo:margin-left="0cm" fo:margin-right="0cm" fo:margin-top="0cm" fo:margin-bottom="0cm" style:contextual-spacing="false" fo:line-height="115%" fo:text-indent="1cm" style:auto-text-indent="false" fo:break-before="page" fo:background-color="transparent"/>
      <style:text-properties officeooo:rsid="0013a515" officeooo:paragraph-rsid="0013a515"/>
    </style:style>
    <style:style style:name="P241" style:family="paragraph" style:parent-style-name="Text_20_body">
      <loext:graphic-properties draw:fill="none"/>
      <style:paragraph-properties fo:margin-left="0cm" fo:margin-right="0cm" fo:margin-top="0cm" fo:margin-bottom="0cm" style:contextual-spacing="false" fo:line-height="115%" fo:text-indent="1cm" style:auto-text-indent="false" fo:break-before="page" fo:background-color="transparent"/>
      <style:text-properties officeooo:rsid="0013a515" officeooo:paragraph-rsid="007b369a"/>
    </style:style>
    <style:style style:name="P242" style:family="paragraph" style:parent-style-name="Text_20_body" style:master-page-name="">
      <loext:graphic-properties draw:fill="none"/>
      <style:paragraph-properties fo:margin-left="0cm" fo:margin-right="0cm" fo:margin-top="0cm" fo:margin-bottom="0cm" style:contextual-spacing="false" fo:line-height="115%" fo:text-indent="1cm" style:auto-text-indent="false" style:page-number="auto" fo:background-color="transparent"/>
      <style:text-properties officeooo:rsid="0013a515" officeooo:paragraph-rsid="00767d21"/>
    </style:style>
    <style:style style:name="P243" style:family="paragraph" style:parent-style-name="Text_20_body" style:master-page-name="">
      <loext:graphic-properties draw:fill="none"/>
      <style:paragraph-properties fo:margin-left="0cm" fo:margin-right="0cm" fo:margin-top="0cm" fo:margin-bottom="0cm" style:contextual-spacing="false" fo:line-height="115%" fo:text-indent="1cm" style:auto-text-indent="false" style:page-number="auto" fo:background-color="transparent"/>
      <style:text-properties officeooo:rsid="0013a515" officeooo:paragraph-rsid="00767d21"/>
    </style:style>
    <style:style style:name="P244" style:family="paragraph" style:parent-style-name="Text_20_body" style:master-page-name="">
      <loext:graphic-properties draw:fill="none"/>
      <style:paragraph-properties fo:margin-left="0cm" fo:margin-right="0cm" fo:margin-top="0cm" fo:margin-bottom="0cm" style:contextual-spacing="false" fo:line-height="115%" fo:text-indent="1cm" style:auto-text-indent="false" style:page-number="auto" fo:background-color="transparent"/>
      <style:text-properties officeooo:rsid="0013a515" officeooo:paragraph-rsid="0078f058"/>
    </style:style>
    <style:style style:name="P245"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officeooo:rsid="0013a515" officeooo:paragraph-rsid="00767d21"/>
    </style:style>
    <style:style style:name="P246" style:family="paragraph" style:parent-style-name="Text_20_body">
      <style:paragraph-properties fo:margin-top="0cm" fo:margin-bottom="0.101cm" style:contextual-spacing="false"/>
      <style:text-properties officeooo:rsid="0017ff27" officeooo:paragraph-rsid="00227e21"/>
    </style:style>
    <style:style style:name="P247" style:family="paragraph" style:parent-style-name="Text_20_body">
      <style:paragraph-properties fo:margin-top="0cm" fo:margin-bottom="0.101cm" style:contextual-spacing="false"/>
      <style:text-properties officeooo:paragraph-rsid="00767d21"/>
    </style:style>
    <style:style style:name="P248" style:family="paragraph" style:parent-style-name="Text_20_body">
      <style:paragraph-properties fo:break-before="page"/>
    </style:style>
    <style:style style:name="P249" style:family="paragraph">
      <style:text-properties fo:font-size="8pt" style:font-size-asian="8pt" style:font-size-complex="8pt"/>
    </style:style>
    <style:style style:name="P250" style:family="paragraph">
      <loext:graphic-properties draw:fill="none" draw:fill-color="#ffffff"/>
      <style:text-properties fo:font-size="8pt" style:font-size-asian="8pt" style:font-size-complex="8pt"/>
    </style:style>
    <style:style style:name="P251" style:family="paragraph">
      <style:paragraph-properties fo:margin-left="2cm" fo:margin-right="0cm" fo:text-indent="0cm">
        <style:tab-stops>
          <style:tab-stop style:position="1.702cm"/>
        </style:tab-stops>
      </style:paragraph-properties>
      <style:text-properties style:font-name="F" fo:font-size="8pt" style:font-size-complex="8pt"/>
    </style:style>
    <style:style style:name="P252" style:family="paragraph">
      <loext:graphic-properties draw:fill="none" draw:fill-color="#ffffff"/>
      <style:paragraph-properties fo:margin-left="2cm" fo:margin-right="0cm" fo:text-indent="0cm">
        <style:tab-stops>
          <style:tab-stop style:position="1.702cm"/>
        </style:tab-stops>
      </style:paragraph-properties>
      <style:text-properties style:font-name="F" fo:font-size="8pt" style:font-size-complex="8pt"/>
    </style:style>
    <style:style style:name="P253" style:family="paragraph">
      <loext:graphic-properties draw:fill="none" draw:fill-color="#ffffff"/>
    </style:style>
    <style:style style:name="P254" style:family="paragraph">
      <style:paragraph-properties fo:margin-left="2cm" fo:margin-right="0cm" fo:text-indent="0cm">
        <style:tab-stops>
          <style:tab-stop style:position="0.965cm"/>
        </style:tab-stops>
      </style:paragraph-properties>
    </style:style>
    <style:style style:name="P255" style:family="paragraph">
      <loext:graphic-properties draw:fill="none" draw:fill-color="#ffffff"/>
      <style:paragraph-properties fo:margin-left="2cm" fo:margin-right="0cm" fo:text-indent="0cm" style:writing-mode="lr-tb">
        <style:tab-stops>
          <style:tab-stop style:position="0.965cm"/>
        </style:tab-stops>
      </style:paragraph-properties>
      <style:text-properties fo:font-size="8pt" style:font-size-complex="8pt"/>
    </style:style>
    <style:style style:name="P256" style:family="paragraph">
      <style:paragraph-properties fo:margin-left="2cm" fo:margin-right="0cm" fo:text-indent="0cm">
        <style:tab-stops>
          <style:tab-stop style:position="0.176cm"/>
        </style:tab-stops>
      </style:paragraph-properties>
    </style:style>
    <style:style style:name="P257" style:family="paragraph">
      <loext:graphic-properties draw:fill="none" draw:fill-color="#ffffff"/>
      <style:paragraph-properties fo:margin-left="2cm" fo:margin-right="0cm" fo:text-indent="0cm" style:writing-mode="lr-tb">
        <style:tab-stops>
          <style:tab-stop style:position="0.176cm"/>
        </style:tab-stops>
      </style:paragraph-properties>
      <style:text-properties fo:font-size="8pt" style:font-size-complex="8pt"/>
    </style:style>
    <style:style style:name="P258" style:family="paragraph">
      <style:paragraph-properties fo:margin-left="2cm" fo:margin-right="0cm" fo:text-indent="0cm">
        <style:tab-stops>
          <style:tab-stop style:position="0.547cm"/>
        </style:tab-stops>
      </style:paragraph-properties>
    </style:style>
    <style:style style:name="P259" style:family="paragraph">
      <loext:graphic-properties draw:fill="none" draw:fill-color="#ffffff"/>
      <style:paragraph-properties fo:margin-left="2cm" fo:margin-right="0cm" fo:text-indent="0cm" style:writing-mode="lr-tb">
        <style:tab-stops>
          <style:tab-stop style:position="0.547cm"/>
        </style:tab-stops>
      </style:paragraph-properties>
      <style:text-properties fo:font-size="8pt" style:font-size-complex="8pt"/>
    </style:style>
    <style:style style:name="T1" style:family="text">
      <style:text-properties fo:font-weight="bold" style:font-weight-asian="bold" style:font-weight-complex="bold"/>
    </style:style>
    <style:style style:name="T2" style:family="text">
      <style:text-properties fo:font-weight="bold" officeooo:rsid="00197268" style:font-weight-asian="bold" style:font-weight-complex="bold"/>
    </style:style>
    <style:style style:name="T3" style:family="text">
      <style:text-properties fo:font-weight="bold" officeooo:rsid="001a567d" style:font-weight-asian="bold" style:font-weight-complex="bold"/>
    </style:style>
    <style:style style:name="T4" style:family="text">
      <style:text-properties fo:font-weight="bold" officeooo:rsid="0026f975" style:font-weight-asian="bold" style:font-weight-complex="bold"/>
    </style:style>
    <style:style style:name="T5" style:family="text">
      <style:text-properties fo:font-weight="bold" officeooo:rsid="0034d29a" style:font-weight-asian="bold" style:font-weight-complex="bold"/>
    </style:style>
    <style:style style:name="T6" style:family="text">
      <style:text-properties fo:font-weight="bold" officeooo:rsid="00364808" style:font-weight-asian="bold" style:font-weight-complex="bold"/>
    </style:style>
    <style:style style:name="T7" style:family="text">
      <style:text-properties fo:font-weight="bold" officeooo:rsid="003bc30a" style:font-weight-asian="bold" style:font-weight-complex="bold"/>
    </style:style>
    <style:style style:name="T8" style:family="text">
      <style:text-properties fo:font-weight="bold" officeooo:rsid="0042f8af" style:font-weight-asian="bold" style:font-weight-complex="bold"/>
    </style:style>
    <style:style style:name="T9" style:family="text">
      <style:text-properties fo:font-weight="bold" officeooo:rsid="004464e3" style:font-weight-asian="bold" style:font-weight-complex="bold"/>
    </style:style>
    <style:style style:name="T10" style:family="text">
      <style:text-properties fo:font-weight="bold" officeooo:rsid="00459bf9" style:font-weight-asian="bold" style:font-weight-complex="bold"/>
    </style:style>
    <style:style style:name="T11" style:family="text">
      <style:text-properties fo:font-weight="bold" officeooo:rsid="0047aac3" style:font-weight-asian="bold" style:font-weight-complex="bold"/>
    </style:style>
    <style:style style:name="T12" style:family="text">
      <style:text-properties fo:font-weight="bold" officeooo:rsid="00494db2" style:font-weight-asian="bold" style:font-weight-complex="bold"/>
    </style:style>
    <style:style style:name="T13" style:family="text">
      <style:text-properties fo:font-weight="bold" officeooo:rsid="00529a14" style:font-weight-asian="bold" style:font-weight-complex="bold"/>
    </style:style>
    <style:style style:name="T14" style:family="text">
      <style:text-properties fo:font-weight="bold" officeooo:rsid="005edc0e" style:font-weight-asian="bold" style:font-weight-complex="bold"/>
    </style:style>
    <style:style style:name="T15" style:family="text">
      <style:text-properties fo:font-weight="bold" officeooo:rsid="007565cd" style:font-weight-asian="bold" style:font-weight-complex="bold"/>
    </style:style>
    <style:style style:name="T16" style:family="text">
      <style:text-properties fo:font-weight="bold" officeooo:rsid="0078f058" style:font-weight-asian="bold" style:font-weight-complex="bold"/>
    </style:style>
    <style:style style:name="T17" style:family="text">
      <style:text-properties fo:font-weight="bold" officeooo:rsid="007b369a" style:font-weight-asian="bold" style:font-weight-complex="bold"/>
    </style:style>
    <style:style style:name="T18" style:family="text">
      <style:text-properties officeooo:rsid="00197268"/>
    </style:style>
    <style:style style:name="T19" style:family="text">
      <style:text-properties officeooo:rsid="001a567d"/>
    </style:style>
    <style:style style:name="T20" style:family="text">
      <style:text-properties officeooo:rsid="001c522f"/>
    </style:style>
    <style:style style:name="T21" style:family="text">
      <style:text-properties officeooo:rsid="001ced45"/>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solid" style:text-underline-width="auto" style:text-underline-color="font-color" fo:font-weight="normal" officeooo:rsid="006270d8" style:font-weight-asian="normal" style:font-weight-complex="normal"/>
    </style:style>
    <style:style style:name="T25" style:family="text">
      <style:text-properties style:text-underline-style="none"/>
    </style:style>
    <style:style style:name="T26" style:family="text">
      <style:text-properties style:text-underline-style="none" officeooo:rsid="00306804"/>
    </style:style>
    <style:style style:name="T27" style:family="text">
      <style:text-properties style:text-underline-style="none" officeooo:rsid="0033ad2c"/>
    </style:style>
    <style:style style:name="T28" style:family="text">
      <style:text-properties style:text-underline-style="none" officeooo:rsid="005edc0e"/>
    </style:style>
    <style:style style:name="T29" style:family="text">
      <style:text-properties style:text-underline-style="none" officeooo:rsid="0078f058"/>
    </style:style>
    <style:style style:name="T30" style:family="text">
      <style:text-properties style:text-underline-style="none" officeooo:rsid="007d790a"/>
    </style:style>
    <style:style style:name="T31" style:family="text">
      <style:text-properties style:text-underline-style="none" officeooo:rsid="0082e722"/>
    </style:style>
    <style:style style:name="T32" style:family="text">
      <style:text-properties officeooo:rsid="001e64fa"/>
    </style:style>
    <style:style style:name="T33" style:family="text">
      <style:text-properties officeooo:rsid="001f5a7e"/>
    </style:style>
    <style:style style:name="T34" style:family="text">
      <style:text-properties officeooo:rsid="001ffb51"/>
    </style:style>
    <style:style style:name="T35" style:family="text">
      <style:text-properties officeooo:rsid="00203b02"/>
    </style:style>
    <style:style style:name="T36" style:family="text">
      <style:text-properties officeooo:rsid="00213fb8"/>
    </style:style>
    <style:style style:name="T37" style:family="text">
      <style:text-properties officeooo:rsid="00227e21"/>
    </style:style>
    <style:style style:name="T38" style:family="text">
      <style:text-properties officeooo:rsid="0026f975"/>
    </style:style>
    <style:style style:name="T39" style:family="text">
      <style:text-properties officeooo:rsid="0028142c"/>
    </style:style>
    <style:style style:name="T40" style:family="text">
      <style:text-properties officeooo:rsid="0028f939"/>
    </style:style>
    <style:style style:name="T41" style:family="text">
      <style:text-properties officeooo:rsid="002ba4b2"/>
    </style:style>
    <style:style style:name="T42" style:family="text">
      <style:text-properties officeooo:rsid="002ba7b2"/>
    </style:style>
    <style:style style:name="T43" style:family="text">
      <style:text-properties officeooo:rsid="002d8a3f"/>
    </style:style>
    <style:style style:name="T44" style:family="text">
      <style:text-properties officeooo:rsid="002f5763"/>
    </style:style>
    <style:style style:name="T45" style:family="text">
      <style:text-properties officeooo:rsid="00306804"/>
    </style:style>
    <style:style style:name="T46" style:family="text">
      <style:text-properties officeooo:rsid="0033ad2c"/>
    </style:style>
    <style:style style:name="T47" style:family="text">
      <style:text-properties officeooo:rsid="0033c00e"/>
    </style:style>
    <style:style style:name="T48" style:family="text">
      <style:text-properties officeooo:rsid="0034f404"/>
    </style:style>
    <style:style style:name="T49" style:family="text">
      <style:text-properties fo:font-size="12pt" style:font-size-asian="12pt" style:font-size-complex="12pt"/>
    </style:style>
    <style:style style:name="T50" style:family="text">
      <style:text-properties fo:font-size="12pt" fo:font-weight="normal" style:font-size-asian="12pt" style:font-weight-asian="normal" style:font-size-complex="12pt" style:font-weight-complex="normal"/>
    </style:style>
    <style:style style:name="T51" style:family="text">
      <style:text-properties fo:font-size="11pt" style:font-size-asian="11pt" style:font-size-complex="11pt"/>
    </style:style>
    <style:style style:name="T52" style:family="text">
      <style:text-properties fo:font-size="11pt" officeooo:rsid="00789120" style:font-size-asian="11pt" style:font-size-complex="11pt"/>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60d497" style:font-style-asian="normal" style:font-weight-asian="normal" style:font-style-complex="normal" style:font-weight-complex="normal"/>
    </style:style>
    <style:style style:name="T55" style:family="text">
      <style:text-properties officeooo:rsid="00421d89"/>
    </style:style>
    <style:style style:name="T56" style:family="text">
      <style:text-properties officeooo:rsid="004464e3"/>
    </style:style>
    <style:style style:name="T57" style:family="text">
      <style:text-properties officeooo:rsid="00459bf9"/>
    </style:style>
    <style:style style:name="T58" style:family="text">
      <style:text-properties officeooo:rsid="0047aac3"/>
    </style:style>
    <style:style style:name="T59" style:family="text">
      <style:text-properties officeooo:rsid="00494db2"/>
    </style:style>
    <style:style style:name="T60" style:family="text">
      <style:text-properties style:font-name="Liberation Sans" fo:font-weight="bold" style:font-name-asian="Microsoft YaHei1" style:font-weight-asian="bold" style:font-name-complex="Lucida Sans1" style:font-weight-complex="bold"/>
    </style:style>
    <style:style style:name="T61" style:family="text">
      <style:text-properties style:font-name="Liberation Sans" fo:font-weight="bold" officeooo:rsid="001a567d" style:font-name-asian="Microsoft YaHei1" style:font-weight-asian="bold" style:font-name-complex="Lucida Sans1" style:font-weight-complex="bold"/>
    </style:style>
    <style:style style:name="T62" style:family="text">
      <style:text-properties style:font-name="Liberation Sans" fo:font-weight="bold" officeooo:rsid="006b129f" style:font-name-asian="Microsoft YaHei1" style:font-weight-asian="bold" style:font-name-complex="Lucida Sans1" style:font-weight-complex="bold"/>
    </style:style>
    <style:style style:name="T63" style:family="text">
      <style:text-properties style:font-name="Liberation Sans" fo:font-size="14pt" fo:font-weight="bold" style:font-name-asian="Microsoft YaHei1" style:font-size-asian="14pt" style:font-weight-asian="bold" style:font-name-complex="Lucida Sans1" style:font-size-complex="14pt" style:font-weight-complex="bold"/>
    </style:style>
    <style:style style:name="T64" style:family="text">
      <style:text-properties style:font-name="Liberation Sans" fo:font-size="12pt" fo:font-style="normal" fo:font-weight="normal" style:font-name-asian="Microsoft YaHei1" style:font-size-asian="12pt" style:font-style-asian="normal" style:font-weight-asian="normal" style:font-name-complex="Lucida Sans1" style:font-size-complex="12pt" style:font-style-complex="normal" style:font-weight-complex="normal"/>
    </style:style>
    <style:style style:name="T65" style:family="text">
      <style:text-properties style:font-name="Liberation Sans" fo:font-size="12pt" fo:font-style="normal" fo:font-weight="normal" officeooo:rsid="006b129f" style:font-name-asian="Microsoft YaHei1" style:font-size-asian="12pt" style:font-style-asian="normal" style:font-weight-asian="normal" style:font-name-complex="Lucida Sans1" style:font-size-complex="12pt" style:font-style-complex="normal" style:font-weight-complex="normal"/>
    </style:style>
    <style:style style:name="T66" style:family="text">
      <style:text-properties style:font-name="Liberation Sans" fo:font-size="12pt" fo:font-style="normal" fo:font-weight="normal" officeooo:rsid="006d4c6f" style:font-name-asian="Microsoft YaHei1" style:font-size-asian="12pt" style:font-style-asian="normal" style:font-weight-asian="normal" style:font-name-complex="Lucida Sans1" style:font-size-complex="12pt" style:font-style-complex="normal" style:font-weight-complex="normal"/>
    </style:style>
    <style:style style:name="T67" style:family="text">
      <style:text-properties style:font-name="Liberation Sans" fo:font-size="12pt" fo:font-style="normal" fo:font-weight="bold" style:font-name-asian="Microsoft YaHei1" style:font-size-asian="12pt" style:font-style-asian="normal" style:font-weight-asian="bold" style:font-name-complex="Lucida Sans1" style:font-size-complex="12pt" style:font-style-complex="normal" style:font-weight-complex="bold"/>
    </style:style>
    <style:style style:name="T68" style:family="text">
      <style:text-properties style:font-name="Liberation Sans" fo:font-size="12pt" fo:font-weight="normal" officeooo:rsid="007b369a" style:font-name-asian="Microsoft YaHei1" style:font-size-asian="12pt" style:font-weight-asian="normal" style:font-name-complex="Lucida Sans1" style:font-size-complex="12pt" style:font-weight-complex="normal"/>
    </style:style>
    <style:style style:name="T69" style:family="text">
      <style:text-properties style:font-name="Liberation Sans" fo:font-style="normal" fo:font-weight="normal" style:font-name-asian="Microsoft YaHei1" style:font-style-asian="normal" style:font-weight-asian="normal" style:font-name-complex="Lucida Sans1" style:font-style-complex="normal" style:font-weight-complex="normal"/>
    </style:style>
    <style:style style:name="T70" style:family="text">
      <style:text-properties style:font-name="Liberation Sans" fo:font-style="normal" fo:font-weight="normal" officeooo:rsid="006b129f" style:font-name-asian="Microsoft YaHei1" style:font-style-asian="normal" style:font-weight-asian="normal" style:font-name-complex="Lucida Sans1" style:font-style-complex="normal" style:font-weight-complex="normal"/>
    </style:style>
    <style:style style:name="T71" style:family="text">
      <style:text-properties style:font-name="Liberation Sans" fo:font-style="normal" fo:font-weight="normal" officeooo:rsid="006e06ac" style:font-name-asian="Microsoft YaHei1" style:font-style-asian="normal" style:font-weight-asian="normal" style:font-name-complex="Lucida Sans1" style:font-style-complex="normal" style:font-weight-complex="normal"/>
    </style:style>
    <style:style style:name="T72" style:family="text">
      <style:text-properties style:font-name="Liberation Sans" fo:font-style="normal" fo:font-weight="normal" officeooo:rsid="00710b76" style:font-name-asian="Microsoft YaHei1" style:font-style-asian="normal" style:font-weight-asian="normal" style:font-name-complex="Lucida Sans1" style:font-style-complex="normal" style:font-weight-complex="normal"/>
    </style:style>
    <style:style style:name="T73" style:family="text">
      <style:text-properties style:font-name="Liberation Sans" fo:font-style="normal" style:text-underline-style="solid" style:text-underline-width="auto" style:text-underline-color="font-color" fo:font-weight="normal" style:font-name-asian="Microsoft YaHei1" style:font-style-asian="normal" style:font-weight-asian="normal" style:font-name-complex="Lucida Sans1" style:font-style-complex="normal" style:font-weight-complex="normal"/>
    </style:style>
    <style:style style:name="T74" style:family="text">
      <style:text-properties style:font-name="Liberation Sans" fo:font-style="normal" fo:font-weight="bold" style:font-name-asian="Microsoft YaHei1" style:font-style-asian="normal" style:font-weight-asian="bold" style:font-name-complex="Lucida Sans1" style:font-style-complex="normal" style:font-weight-complex="bold"/>
    </style:style>
    <style:style style:name="T75" style:family="text">
      <style:text-properties style:font-name="Liberation Sans" fo:font-style="normal" fo:font-weight="bold" officeooo:rsid="006b129f" style:font-name-asian="Microsoft YaHei1" style:font-style-asian="normal" style:font-weight-asian="bold" style:font-name-complex="Lucida Sans1" style:font-style-complex="normal" style:font-weight-complex="bold"/>
    </style:style>
    <style:style style:name="T76" style:family="text">
      <style:text-properties style:font-name="Liberation Sans" fo:font-style="normal" fo:font-weight="bold" officeooo:rsid="00710b76" style:font-name-asian="Microsoft YaHei1" style:font-style-asian="normal" style:font-weight-asian="bold" style:font-name-complex="Lucida Sans1" style:font-style-complex="normal" style:font-weight-complex="bold"/>
    </style:style>
    <style:style style:name="T77" style:family="text">
      <style:text-properties style:font-name="Liberation Sans" fo:font-size="10pt" fo:font-style="normal" fo:font-weight="normal" style:font-name-asian="Microsoft YaHei1" style:font-size-asian="10pt" style:font-style-asian="normal" style:font-weight-asian="normal" style:font-name-complex="Lucida Sans1" style:font-size-complex="10pt" style:font-style-complex="normal" style:font-weight-complex="normal"/>
    </style:style>
    <style:style style:name="T78" style:family="text">
      <style:text-properties style:font-name="Liberation Sans" fo:font-size="10pt" fo:font-style="normal" fo:font-weight="normal" officeooo:rsid="006d4c6f" style:font-name-asian="Microsoft YaHei1" style:font-size-asian="10pt" style:font-style-asian="normal" style:font-weight-asian="normal" style:font-name-complex="Lucida Sans1" style:font-size-complex="10pt" style:font-style-complex="normal" style:font-weight-complex="normal"/>
    </style:style>
    <style:style style:name="T79" style:family="text">
      <style:text-properties officeooo:rsid="004c3a11"/>
    </style:style>
    <style:style style:name="T80" style:family="text">
      <style:text-properties officeooo:rsid="00512019"/>
    </style:style>
    <style:style style:name="T81" style:family="text">
      <style:text-properties fo:font-size="10pt" style:text-underline-style="none" officeooo:rsid="0078f058" style:font-size-asian="10pt" style:font-size-complex="10pt"/>
    </style:style>
    <style:style style:name="T82" style:family="text">
      <style:text-properties fo:font-size="10pt" style:text-underline-style="solid" style:text-underline-width="auto" style:text-underline-color="font-color" style:font-size-asian="10pt" style:font-size-complex="10pt"/>
    </style:style>
    <style:style style:name="T83" style:family="text">
      <style:text-properties fo:font-size="10pt" style:font-size-asian="10pt" style:font-size-complex="10pt"/>
    </style:style>
    <style:style style:name="T84" style:family="text">
      <style:text-properties fo:font-size="10pt" officeooo:rsid="001ffb51" style:font-size-asian="10pt" style:font-size-complex="10pt"/>
    </style:style>
    <style:style style:name="T85" style:family="text">
      <style:text-properties fo:font-size="10pt" officeooo:rsid="00364808" style:font-size-asian="10pt" style:font-size-complex="10pt"/>
    </style:style>
    <style:style style:name="T86" style:family="text">
      <style:text-properties fo:font-size="10pt" officeooo:rsid="005d8aed" style:font-size-asian="10pt" style:font-size-complex="10pt"/>
    </style:style>
    <style:style style:name="T87" style:family="text">
      <style:text-properties fo:font-size="10pt" officeooo:rsid="005edc0e" style:font-size-asian="10pt" style:font-size-complex="10pt"/>
    </style:style>
    <style:style style:name="T88" style:family="text">
      <style:text-properties fo:font-size="10pt" officeooo:rsid="00789120" style:font-size-asian="10pt" style:font-size-complex="10pt"/>
    </style:style>
    <style:style style:name="T89" style:family="text">
      <style:text-properties fo:font-weight="normal" style:font-weight-asian="normal" style:font-weight-complex="normal"/>
    </style:style>
    <style:style style:name="T90" style:family="text">
      <style:text-properties fo:font-weight="normal" officeooo:rsid="001908b3" style:font-weight-asian="normal" style:font-weight-complex="normal"/>
    </style:style>
    <style:style style:name="T91" style:family="text">
      <style:text-properties fo:font-weight="normal" officeooo:rsid="0017ff27" style:font-weight-asian="normal" style:font-weight-complex="normal"/>
    </style:style>
    <style:style style:name="T92" style:family="text">
      <style:text-properties fo:font-weight="normal" officeooo:rsid="00197268" style:font-weight-asian="normal" style:font-weight-complex="normal"/>
    </style:style>
    <style:style style:name="T93" style:family="text">
      <style:text-properties fo:font-weight="normal" officeooo:rsid="002a9918" style:font-weight-asian="normal" style:font-weight-complex="normal"/>
    </style:style>
    <style:style style:name="T94" style:family="text">
      <style:text-properties fo:font-weight="normal" officeooo:rsid="001a567d" style:font-weight-asian="normal" style:font-weight-complex="normal"/>
    </style:style>
    <style:style style:name="T95" style:family="text">
      <style:text-properties fo:font-weight="normal" officeooo:rsid="0026f975" style:font-weight-asian="normal" style:font-weight-complex="normal"/>
    </style:style>
    <style:style style:name="T96" style:family="text">
      <style:text-properties fo:font-weight="normal" officeooo:rsid="0028142c" style:font-weight-asian="normal" style:font-weight-complex="normal"/>
    </style:style>
    <style:style style:name="T97" style:family="text">
      <style:text-properties fo:font-weight="normal" officeooo:rsid="00227e21" style:font-weight-asian="normal" style:font-weight-complex="normal"/>
    </style:style>
    <style:style style:name="T98" style:family="text">
      <style:text-properties fo:font-weight="normal" officeooo:rsid="0028f939" style:font-weight-asian="normal" style:font-weight-complex="normal"/>
    </style:style>
    <style:style style:name="T99" style:family="text">
      <style:text-properties fo:font-weight="normal" officeooo:rsid="002d8a3f" style:font-weight-asian="normal" style:font-weight-complex="normal"/>
    </style:style>
    <style:style style:name="T100" style:family="text">
      <style:text-properties fo:font-weight="normal" officeooo:rsid="002f5763" style:font-weight-asian="normal" style:font-weight-complex="normal"/>
    </style:style>
    <style:style style:name="T101" style:family="text">
      <style:text-properties fo:font-weight="normal" officeooo:rsid="00306804" style:font-weight-asian="normal" style:font-weight-complex="normal"/>
    </style:style>
    <style:style style:name="T102" style:family="text">
      <style:text-properties fo:font-weight="normal" officeooo:rsid="0033ad2c" style:font-weight-asian="normal" style:font-weight-complex="normal"/>
    </style:style>
    <style:style style:name="T103" style:family="text">
      <style:text-properties fo:font-weight="normal" officeooo:rsid="006270d8" style:font-weight-asian="normal" style:font-weight-complex="normal"/>
    </style:style>
    <style:style style:name="T104" style:family="text">
      <style:text-properties fo:font-weight="normal" officeooo:rsid="00641d01" style:font-weight-asian="normal" style:font-weight-complex="normal"/>
    </style:style>
    <style:style style:name="T105" style:family="text">
      <style:text-properties fo:font-weight="normal" officeooo:rsid="00652c1f" style:font-weight-asian="normal" style:font-weight-complex="normal"/>
    </style:style>
    <style:style style:name="T106" style:family="text">
      <style:text-properties fo:font-weight="normal" officeooo:rsid="00213fb8" style:font-weight-asian="normal" style:font-weight-complex="normal"/>
    </style:style>
    <style:style style:name="T107" style:family="text">
      <style:text-properties fo:font-weight="normal" officeooo:rsid="006680f9" style:font-size-asian="8.75pt" style:font-weight-asian="normal" style:font-weight-complex="normal"/>
    </style:style>
    <style:style style:name="T108" style:family="text">
      <style:text-properties officeooo:rsid="005edc0e"/>
    </style:style>
    <style:style style:name="T109" style:family="text">
      <style:text-properties officeooo:rsid="00615a0f"/>
    </style:style>
    <style:style style:name="T110" style:family="text">
      <style:text-properties officeooo:rsid="006270d8"/>
    </style:style>
    <style:style style:name="T111" style:family="text">
      <style:text-properties officeooo:rsid="00658f31"/>
    </style:style>
    <style:style style:name="T112" style:family="text">
      <style:text-properties officeooo:rsid="00789120"/>
    </style:style>
    <style:style style:name="T113" style:family="text">
      <style:text-properties officeooo:rsid="0078f058"/>
    </style:style>
    <style:style style:name="T114" style:family="text">
      <style:text-properties officeooo:rsid="007b369a"/>
    </style:style>
    <style:style style:name="T115" style:family="text">
      <style:text-properties officeooo:rsid="007b797a"/>
    </style:style>
    <style:style style:name="T116" style:family="text">
      <style:text-properties officeooo:rsid="007d790a"/>
    </style:style>
    <style:style style:name="T117" style:family="text">
      <style:text-properties officeooo:rsid="007f3489"/>
    </style:style>
    <style:style style:name="T118" style:family="text">
      <style:text-properties officeooo:rsid="0080cc17"/>
    </style:style>
    <style:style style:name="T119" style:family="text">
      <style:text-properties officeooo:rsid="00826632"/>
    </style:style>
    <style:style style:name="T120" style:family="text">
      <style:text-properties officeooo:rsid="0082e722"/>
    </style:style>
    <style:style style:name="T121" style:family="text">
      <style:text-properties fo:font-size="8pt" style:font-size-asian="8pt" style:font-size-complex="8pt"/>
    </style:style>
    <style:style style:name="T122" style:family="text">
      <style:text-properties fo:font-size="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982cm" style:run-through="foreground" style:wrap="none" style:wrap-contour-mode="full"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831cm" style:run-through="foreground" style:wrap="none" style:wrap-contour-mode="full"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529cm" style:run-through="foreground" style:wrap="none" style:wrap-contour-mode="full"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1.713cm" style:run-through="foreground" style:wrap="none"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1.713cm" style:run-through="foreground" style:wrap="none" style:wrap-contour-mode="full"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2.05cm" style:run-through="foreground" style:wrap="none" style:wrap-contour-mode="full"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1.09cm" style:run-through="foreground" style:wrap="none" style:wrap-contour-mode="full"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1.494cm" style:run-through="foreground" style:wrap="none" style:wrap-contour-mode="full" style:vertical-pos="from-top" style:vertical-rel="paragraph" style:horizontal-pos="from-left" style:horizontal-rel="paragraph"/>
      <style:paragraph-properties style:writing-mode="lr-tb"/>
    </style:style>
    <style:style style:name="gr9" style:family="graphic">
      <style:graphic-properties draw:stroke="none" svg:stroke-color="#000000" draw:fill="none" draw:fill-color="#ffffff" fo:min-height="1.279cm" style:run-through="foreground" style:wrap="none" style:wrap-contour-mode="full" style:vertical-pos="from-top" style:vertical-rel="paragraph" style:horizontal-pos="from-left" style:horizontal-rel="paragraph"/>
      <style:paragraph-properties style:writing-mode="lr-tb"/>
    </style:style>
    <style:style style:name="gr10" style:family="graphic">
      <style:graphic-properties draw:stroke="none" svg:stroke-color="#000000" draw:fill="none" draw:fill-color="#ffffff" fo:min-height="1.08cm" style:run-through="foreground" style:wrap="none" style:wrap-contour-mode="full" style:vertical-pos="from-top" style:vertical-rel="paragraph" style:horizontal-pos="from-left" style:horizontal-rel="paragraph"/>
      <style:paragraph-properties style:writing-mode="lr-tb"/>
    </style:style>
    <style:style style:name="gr11" style:family="graphic">
      <style:graphic-properties draw:stroke="none" svg:stroke-color="#000000" draw:fill="none" draw:fill-color="#ffffff" fo:min-height="1.092cm" style:run-through="foreground" style:wrap="none" style:wrap-contour-mode="full" style:vertical-pos="from-top" style:vertical-rel="paragraph" style:horizontal-pos="from-left" style:horizontal-rel="paragraph"/>
      <style:paragraph-properties style:writing-mode="lr-tb"/>
    </style:style>
    <style:style style:name="gr12" style:family="graphic">
      <style:graphic-properties draw:stroke="none" svg:stroke-color="#000000" draw:fill="none" draw:fill-color="#ffffff" fo:min-height="0.956cm" style:run-through="foreground" style:wrap="none" style:wrap-contour-mode="full" style:vertical-pos="from-top" style:vertical-rel="paragraph" style:horizontal-pos="from-left" style:horizontal-rel="paragraph"/>
      <style:paragraph-properties style:writing-mode="lr-tb"/>
    </style:style>
    <style:style style:name="gr13" style:family="graphic">
      <style:graphic-properties draw:stroke="none" svg:stroke-color="#000000" draw:fill="none" draw:fill-color="#ffffff" fo:min-height="1.138cm" style:run-through="foreground" style:wrap="none" style:wrap-contour-mode="full" style:vertical-pos="from-top" style:vertical-rel="paragraph" style:horizontal-pos="from-left" style:horizontal-rel="paragraph"/>
      <style:paragraph-properties style:writing-mode="lr-tb"/>
    </style:style>
    <style:style style:name="gr14" style:family="graphic">
      <style:graphic-properties draw:stroke="none" svg:stroke-color="#000000" draw:fill="none" draw:fill-color="#ffffff" fo:min-height="1.307cm" style:run-through="foreground" style:wrap="none" style:wrap-contour-mode="full" style:vertical-pos="from-top" style:vertical-rel="paragraph" style:horizontal-pos="from-left" style:horizontal-rel="paragraph"/>
      <style:paragraph-properties style:writing-mode="lr-tb"/>
    </style:style>
    <style:style style:name="gr15" style:family="graphic">
      <style:graphic-properties draw:stroke="none" svg:stroke-color="#000000" draw:fill="none" draw:fill-color="#ffffff" fo:min-height="1.79cm" style:run-through="foreground" style:wrap="none" style:wrap-contour-mode="full" style:vertical-pos="from-top" style:vertical-rel="paragraph" style:horizontal-pos="from-left" style:horizontal-rel="paragraph"/>
      <style:paragraph-properties style:writing-mode="lr-tb"/>
    </style:style>
    <style:style style:name="gr16" style:family="graphic">
      <style:graphic-properties draw:stroke="none" svg:stroke-color="#000000" draw:fill="none" draw:fill-color="#ffffff" fo:min-height="0.852cm" style:run-through="foreground" style:wrap="none" style:wrap-contour-mode="full" style:vertical-pos="from-top" style:vertical-rel="paragraph" style:horizontal-pos="from-left" style:horizontal-rel="paragraph"/>
      <style:paragraph-properties style:writing-mode="lr-tb"/>
    </style:style>
    <style:style style:name="gr17" style:family="graphic">
      <style:graphic-properties draw:stroke="none" svg:stroke-color="#000000" draw:fill="none" draw:fill-color="#ffffff" fo:min-height="0.75cm" style:run-through="foreground" style:wrap="none" style:wrap-contour-mode="full" style:vertical-pos="from-top" style:vertical-rel="paragraph" style:horizontal-pos="from-left" style:horizontal-rel="paragraph"/>
      <style:paragraph-properties style:writing-mode="lr-tb"/>
    </style:style>
    <style:style style:name="gr18" style:family="graphic">
      <style:graphic-properties draw:stroke="none" svg:stroke-color="#000000" draw:fill="none" draw:fill-color="#ffffff" fo:min-height="0.873cm" style:run-through="foreground" style:wrap="none" style:wrap-contour-mode="full" style:vertical-pos="from-top" style:vertical-rel="paragraph" style:horizontal-pos="from-left" style:horizontal-rel="paragraph"/>
      <style:paragraph-properties style:writing-mode="lr-tb"/>
    </style:style>
    <style:style style:name="gr19" style:family="graphic">
      <style:graphic-properties draw:stroke="none" svg:stroke-color="#000000" draw:fill="none" draw:fill-color="#ffffff" fo:min-height="1.96cm" style:run-through="foreground" style:wrap="none" style:wrap-contour-mode="full" style:vertical-pos="from-top" style:vertical-rel="paragraph" style:horizontal-pos="from-left" style:horizontal-rel="paragraph"/>
      <style:paragraph-properties style:writing-mode="lr-tb"/>
    </style:style>
    <style:style style:name="gr20" style:family="graphic">
      <style:graphic-properties draw:stroke="none" svg:stroke-color="#000000" draw:fill="none" draw:fill-color="#ffffff" fo:min-height="0.778cm" style:run-through="foreground" style:wrap="none" style:wrap-contour-mode="full" style:vertical-pos="from-top" style:vertical-rel="paragraph" style:horizontal-pos="from-left" style:horizontal-rel="paragraph"/>
      <style:paragraph-properties style:writing-mode="lr-tb"/>
    </style:style>
    <style:style style:name="gr21" style:family="graphic">
      <style:graphic-properties draw:stroke="none" svg:stroke-color="#000000" draw:fill="none" draw:fill-color="#ffffff" fo:min-height="0.979cm" style:run-through="foreground" style:wrap="none" style:wrap-contour-mode="full" style:vertical-pos="from-top" style:vertical-rel="paragraph" style:horizontal-pos="from-left" style:horizontal-rel="paragraph"/>
      <style:paragraph-properties style:writing-mode="lr-tb"/>
    </style:style>
    <style:style style:name="gr22" style:family="graphic">
      <style:graphic-properties draw:stroke="none" svg:stroke-color="#000000" draw:fill="none" draw:fill-color="#ffffff" fo:min-height="2.013cm" style:run-through="foreground" style:wrap="none" style:wrap-contour-mode="full" style:vertical-pos="from-top" style:vertical-rel="paragraph" style:horizontal-pos="from-left" style:horizontal-rel="paragraph"/>
      <style:paragraph-properties style:writing-mode="lr-tb"/>
    </style:style>
    <style:style style:name="gr23" style:family="graphic">
      <style:graphic-properties draw:stroke="none" svg:stroke-color="#000000" draw:fill="none" draw:fill-color="#ffffff" fo:min-height="1.035cm" style:run-through="foreground" style:wrap="none" style:wrap-contour-mode="full" style:vertical-pos="from-top" style:vertical-rel="paragraph" style:horizontal-pos="from-left" style:horizontal-rel="paragraph"/>
      <style:paragraph-properties style:writing-mode="lr-tb"/>
    </style:style>
    <style:style style:name="gr24" style:family="graphic">
      <style:graphic-properties draw:stroke="none" svg:stroke-color="#000000" draw:fill="none" draw:fill-color="#ffffff" fo:min-height="2.198cm" style:run-through="foreground" style:wrap="none" style:wrap-contour-mode="full" style:vertical-pos="from-top" style:vertical-rel="paragraph" style:horizontal-pos="from-left" style:horizontal-rel="paragraph"/>
      <style:paragraph-properties style:writing-mode="lr-tb"/>
    </style:style>
    <style:style style:name="gr25" style:family="graphic">
      <style:graphic-properties draw:stroke="none" svg:stroke-color="#000000" draw:fill="none" draw:fill-color="#ffffff" fo:min-height="1.042cm" style:run-through="foreground" style:wrap="none" style:wrap-contour-mode="full" style:vertical-pos="from-top" style:vertical-rel="paragraph" style:horizontal-pos="from-left" style:horizontal-rel="paragraph"/>
      <style:paragraph-properties style:writing-mode="lr-tb"/>
    </style:style>
    <style:style style:name="gr26" style:family="graphic">
      <style:graphic-properties draw:stroke="none" svg:stroke-color="#000000" draw:fill="none" draw:fill-color="#ffffff" fo:min-height="1.025cm" style:run-through="foreground" style:wrap="none" style:wrap-contour-mode="full" style:vertical-pos="from-top" style:vertical-rel="paragraph" style:horizontal-pos="from-left" style:horizontal-rel="paragraph"/>
      <style:paragraph-properties style:writing-mode="lr-tb"/>
    </style:style>
    <style:style style:name="gr27" style:family="graphic">
      <style:graphic-properties draw:stroke="none" svg:stroke-color="#000000" draw:fill="none" draw:fill-color="#ffffff" fo:min-height="1.192cm" style:run-through="foreground" style:wrap="none" style:wrap-contour-mode="full" style:vertical-pos="from-top" style:vertical-rel="paragraph" style:horizontal-pos="from-left" style:horizontal-rel="paragraph"/>
      <style:paragraph-properties style:writing-mode="lr-tb"/>
    </style:style>
    <style:style style:name="gr28" style:family="graphic">
      <style:graphic-properties draw:stroke="none" svg:stroke-color="#000000" draw:fill="none" draw:fill-color="#ffffff" fo:min-height="1.233cm" style:run-through="foreground" style:wrap="none" style:wrap-contour-mode="full" style:vertical-pos="from-top" style:vertical-rel="paragraph" style:horizontal-pos="from-left" style:horizontal-rel="paragraph"/>
      <style:paragraph-properties style:writing-mode="lr-tb"/>
    </style:style>
    <style:style style:name="gr29" style:family="graphic">
      <style:graphic-properties draw:stroke="none" svg:stroke-color="#000000" draw:fill="none" draw:fill-color="#ffffff" fo:min-height="1.108cm" style:run-through="foreground" style:wrap="none" style:wrap-contour-mode="full" style:vertical-pos="from-top" style:vertical-rel="paragraph" style:horizontal-pos="from-left" style:horizontal-rel="paragraph"/>
      <style:paragraph-properties style:writing-mode="lr-tb"/>
    </style:style>
    <style:style style:name="gr30" style:family="graphic">
      <style:graphic-properties draw:stroke="none" svg:stroke-color="#000000" draw:fill="none" draw:fill-color="#ffffff" fo:min-height="1.323cm" style:run-through="foreground" style:wrap="none" style:wrap-contour-mode="full"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ocumentation API Models Kit Database</text:p>
      <text:p text:style-name="P6"/>
      <text:p text:style-name="P51"/>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52"><text:a xlink:type="simple" xlink:href="#__RefHeading___Toc250_4067557380" text:style-name="Index_20_Link" text:visited-style-name="Index_20_Link">Révisions<text:tab/>3</text:a></text:p>
          <text:p text:style-name="P52"><text:a xlink:type="simple" xlink:href="#__RefHeading___Toc284_4067557380" text:style-name="Index_20_Link" text:visited-style-name="Index_20_Link">Description et fonctionnement<text:tab/>4</text:a></text:p>
          <text:p text:style-name="P52"><text:a xlink:type="simple" xlink:href="#__RefHeading___Toc357_4067557380" text:style-name="Index_20_Link" text:visited-style-name="Index_20_Link">Définitions<text:tab/>4</text:a></text:p>
          <text:p text:style-name="P52"><text:a xlink:type="simple" xlink:href="#__RefHeading___Toc286_4067557380" text:style-name="Index_20_Link" text:visited-style-name="Index_20_Link">Définitions des routes<text:tab/>5</text:a></text:p>
          <text:p text:style-name="P53"><text:a xlink:type="simple" xlink:href="#__RefHeading___Toc376_4067557380" text:style-name="Index_20_Link" text:visited-style-name="Index_20_Link">Country<text:tab/>5</text:a></text:p>
          <text:p text:style-name="P54"><text:a xlink:type="simple" xlink:href="#__RefHeading___Toc290_40675573801" text:style-name="Index_20_Link" text:visited-style-name="Index_20_Link">chemin de base : country/<text:tab/>5</text:a></text:p>
          <text:p text:style-name="P54"><text:a xlink:type="simple" xlink:href="#__RefHeading___Toc292_40675573802" text:style-name="Index_20_Link" text:visited-style-name="Index_20_Link">Rôle :<text:tab/>5</text:a></text:p>
          <text:p text:style-name="P54"><text:a xlink:type="simple" xlink:href="#__RefHeading___Toc294_40675573802" text:style-name="Index_20_Link" text:visited-style-name="Index_20_Link">méthodes<text:tab/>5</text:a></text:p>
          <text:p text:style-name="P53"><text:a xlink:type="simple" xlink:href="#__RefHeading___Toc469_4067557380" text:style-name="Index_20_Link" text:visited-style-name="Index_20_Link">Utilisateurs<text:tab/>6</text:a></text:p>
          <text:p text:style-name="P54"><text:a xlink:type="simple" xlink:href="#__RefHeading___Toc290_40675573802" text:style-name="Index_20_Link" text:visited-style-name="Index_20_Link">chemin de base : users/<text:tab/>6</text:a></text:p>
          <text:p text:style-name="P54"><text:a xlink:type="simple" xlink:href="#__RefHeading___Toc292_40675573803" text:style-name="Index_20_Link" text:visited-style-name="Index_20_Link">Rôle :<text:tab/>6</text:a></text:p>
          <text:p text:style-name="P54"><text:a xlink:type="simple" xlink:href="#__RefHeading___Toc294_40675573803" text:style-name="Index_20_Link" text:visited-style-name="Index_20_Link">méthodes<text:tab/>6</text:a></text:p>
          <text:p text:style-name="P53"><text:a xlink:type="simple" xlink:href="#__RefHeading___Toc471_4067557380" text:style-name="Index_20_Link" text:visited-style-name="Index_20_Link">Authentification<text:tab/>8</text:a></text:p>
          <text:p text:style-name="P54"><text:a xlink:type="simple" xlink:href="#__RefHeading___Toc290_40675573803" text:style-name="Index_20_Link" text:visited-style-name="Index_20_Link">chemin de base : auth/<text:tab/>8</text:a></text:p>
          <text:p text:style-name="P54"><text:a xlink:type="simple" xlink:href="#__RefHeading___Toc292_40675573804" text:style-name="Index_20_Link" text:visited-style-name="Index_20_Link">Rôle :<text:tab/>8</text:a></text:p>
          <text:p text:style-name="P54"><text:a xlink:type="simple" xlink:href="#__RefHeading___Toc294_40675573804" text:style-name="Index_20_Link" text:visited-style-name="Index_20_Link">méthodes<text:tab/>8</text:a></text:p>
          <text:p text:style-name="P53"><text:a xlink:type="simple" xlink:href="#__RefHeading___Toc1066_532435759" text:style-name="Index_20_Link" text:visited-style-name="Index_20_Link">Reload authentification<text:tab/>8</text:a></text:p>
          <text:p text:style-name="P54"><text:a xlink:type="simple" xlink:href="#__RefHeading___Toc290_406755738042" text:style-name="Index_20_Link" text:visited-style-name="Index_20_Link">chemin de base : auth/reload/<text:tab/>8</text:a></text:p>
          <text:p text:style-name="P54"><text:a xlink:type="simple" xlink:href="#__RefHeading___Toc292_406755738052" text:style-name="Index_20_Link" text:visited-style-name="Index_20_Link">Rôle :<text:tab/>8</text:a></text:p>
          <text:p text:style-name="P54"><text:a xlink:type="simple" xlink:href="#__RefHeading___Toc294_406755738052" text:style-name="Index_20_Link" text:visited-style-name="Index_20_Link">méthodes<text:tab/>8</text:a></text:p>
          <text:p text:style-name="P53"><text:a xlink:type="simple" xlink:href="#__RefHeading___Toc473_4067557380" text:style-name="Index_20_Link" text:visited-style-name="Index_20_Link">Refresh authentification<text:tab/>9</text:a></text:p>
          <text:p text:style-name="P54"><text:a xlink:type="simple" xlink:href="#__RefHeading___Toc290_40675573804" text:style-name="Index_20_Link" text:visited-style-name="Index_20_Link">chemin de base : refresh/<text:tab/>9</text:a></text:p>
          <text:p text:style-name="P54"><text:a xlink:type="simple" xlink:href="#__RefHeading___Toc292_40675573805" text:style-name="Index_20_Link" text:visited-style-name="Index_20_Link">Rôle :<text:tab/>9</text:a></text:p>
          <text:p text:style-name="P54"><text:a xlink:type="simple" xlink:href="#__RefHeading___Toc294_40675573805" text:style-name="Index_20_Link" text:visited-style-name="Index_20_Link">méthodes<text:tab/>9</text:a></text:p>
          <text:p text:style-name="P53"><text:a xlink:type="simple" xlink:href="#__RefHeading___Toc568_4067557380" text:style-name="Index_20_Link" text:visited-style-name="Index_20_Link">Déconnexion<text:tab/>9</text:a></text:p>
          <text:p text:style-name="P54"><text:a xlink:type="simple" xlink:href="#__RefHeading___Toc290_406755738041" text:style-name="Index_20_Link" text:visited-style-name="Index_20_Link">chemin de base : logout/<text:tab/>9</text:a></text:p>
          <text:p text:style-name="P54"><text:a xlink:type="simple" xlink:href="#__RefHeading___Toc292_406755738051" text:style-name="Index_20_Link" text:visited-style-name="Index_20_Link">Rôle :<text:tab/>9</text:a></text:p>
          <text:p text:style-name="P54"><text:a xlink:type="simple" xlink:href="#__RefHeading___Toc294_406755738051" text:style-name="Index_20_Link" text:visited-style-name="Index_20_Link">méthodes<text:tab/>9</text:a></text:p>
          <text:p text:style-name="P53"><text:a xlink:type="simple" xlink:href="#__RefHeading___Toc773_1154930185" text:style-name="Index_20_Link" text:visited-style-name="Index_20_Link">Category<text:tab/>10</text:a></text:p>
          <text:p text:style-name="P54"><text:a xlink:type="simple" xlink:href="#__RefHeading___Toc290_406755738011" text:style-name="Index_20_Link" text:visited-style-name="Index_20_Link">chemin de base : category/<text:tab/>10</text:a></text:p>
          <text:p text:style-name="P54"><text:a xlink:type="simple" xlink:href="#__RefHeading___Toc292_406755738021" text:style-name="Index_20_Link" text:visited-style-name="Index_20_Link">Rôle :<text:tab/>10</text:a></text:p>
          <text:p text:style-name="P54"><text:a xlink:type="simple" xlink:href="#__RefHeading___Toc294_406755738021" text:style-name="Index_20_Link" text:visited-style-name="Index_20_Link">méthodes<text:tab/>10</text:a></text:p>
          <text:p text:style-name="P53"><text:a xlink:type="simple" xlink:href="#__RefHeading___Toc775_1154930185" text:style-name="Index_20_Link" text:visited-style-name="Index_20_Link">Brand<text:tab/>11</text:a></text:p>
          <text:p text:style-name="P54"><text:a xlink:type="simple" xlink:href="#__RefHeading___Toc290_4067557380111" text:style-name="Index_20_Link" text:visited-style-name="Index_20_Link">chemin de base : brand/<text:tab/>11</text:a></text:p>
          <text:p text:style-name="P54"><text:a xlink:type="simple" xlink:href="#__RefHeading___Toc292_4067557380211" text:style-name="Index_20_Link" text:visited-style-name="Index_20_Link">Rôle :<text:tab/>11</text:a></text:p>
          <text:p text:style-name="P54"><text:a xlink:type="simple" xlink:href="#__RefHeading___Toc294_4067557380211" text:style-name="Index_20_Link" text:visited-style-name="Index_20_Link">méthodes<text:tab/>11</text:a></text:p>
          <text:p text:style-name="P53"><text:a xlink:type="simple" xlink:href="#__RefHeading___Toc1068_532435759" text:style-name="Index_20_Link" text:visited-style-name="Index_20_Link">Scale<text:tab/>12</text:a></text:p>
          <text:p text:style-name="P54"><text:a xlink:type="simple" xlink:href="#__RefHeading___Toc290_40675573801111" text:style-name="Index_20_Link" text:visited-style-name="Index_20_Link">chemin de base : scale/<text:tab/>12</text:a></text:p>
          <text:p text:style-name="P54"><text:a xlink:type="simple" xlink:href="#__RefHeading___Toc292_40675573802111" text:style-name="Index_20_Link" text:visited-style-name="Index_20_Link">Rôle :<text:tab/>12</text:a></text:p>
          <text:p text:style-name="P54"><text:a xlink:type="simple" xlink:href="#__RefHeading___Toc294_40675573802111" text:style-name="Index_20_Link" text:visited-style-name="Index_20_Link">méthodes<text:tab/>12</text:a></text:p>
          <text:p text:style-name="P53"><text:a xlink:type="simple" xlink:href="#__RefHeading___Toc1164_532435759" text:style-name="Index_20_Link" text:visited-style-name="Index_20_Link">Period<text:tab/>13</text:a></text:p>
          <text:p text:style-name="P54"><text:a xlink:type="simple" xlink:href="#__RefHeading___Toc290_406755738011111" text:style-name="Index_20_Link" text:visited-style-name="Index_20_Link">chemin de base : period/<text:tab/>13</text:a></text:p>
          <text:p text:style-name="P54"><text:a xlink:type="simple" xlink:href="#__RefHeading___Toc292_406755738021111" text:style-name="Index_20_Link" text:visited-style-name="Index_20_Link">Rôle :<text:tab/>13</text:a></text:p>
          <text:p text:style-name="P54"><text:a xlink:type="simple" xlink:href="#__RefHeading___Toc294_406755738021111" text:style-name="Index_20_Link" text:visited-style-name="Index_20_Link">méthodes<text:tab/>13</text:a></text:p>
          <text:p text:style-name="P53"><text:soft-page-break/><text:a xlink:type="simple" xlink:href="#__RefHeading___Toc1166_532435759" text:style-name="Index_20_Link" text:visited-style-name="Index_20_Link">State<text:tab/>14</text:a></text:p>
          <text:p text:style-name="P54"><text:a xlink:type="simple" xlink:href="#__RefHeading___Toc290_406755738011112" text:style-name="Index_20_Link" text:visited-style-name="Index_20_Link">chemin de base : state/<text:tab/>14</text:a></text:p>
          <text:p text:style-name="P54"><text:a xlink:type="simple" xlink:href="#__RefHeading___Toc292_406755738021112" text:style-name="Index_20_Link" text:visited-style-name="Index_20_Link">Rôle :<text:tab/>14</text:a></text:p>
          <text:p text:style-name="P54"><text:a xlink:type="simple" xlink:href="#__RefHeading___Toc294_406755738021112" text:style-name="Index_20_Link" text:visited-style-name="Index_20_Link">méthodes<text:tab/>14</text:a></text:p>
          <text:p text:style-name="P53"><text:a xlink:type="simple" xlink:href="#__RefHeading___Toc1188_532435759" text:style-name="Index_20_Link" text:visited-style-name="Index_20_Link">Builder<text:tab/>15</text:a></text:p>
          <text:p text:style-name="P54"><text:a xlink:type="simple" xlink:href="#__RefHeading___Toc290_40675573805" text:style-name="Index_20_Link" text:visited-style-name="Index_20_Link">chemin de base : builder/<text:tab/>15</text:a></text:p>
          <text:p text:style-name="P54"><text:a xlink:type="simple" xlink:href="#__RefHeading___Toc292_40675573801" text:style-name="Index_20_Link" text:visited-style-name="Index_20_Link">Rôle :<text:tab/>15</text:a></text:p>
          <text:p text:style-name="P54"><text:a xlink:type="simple" xlink:href="#__RefHeading___Toc294_40675573801" text:style-name="Index_20_Link" text:visited-style-name="Index_20_Link">méthodes<text:tab/>15</text:a></text:p>
          <text:p text:style-name="P53"><text:a xlink:type="simple" xlink:href="#__RefHeading___Toc2229_763050954" text:style-name="Index_20_Link" text:visited-style-name="Index_20_Link">Model<text:tab/>16</text:a></text:p>
          <text:p text:style-name="P54"><text:a xlink:type="simple" xlink:href="#__RefHeading___Toc290_40675573806" text:style-name="Index_20_Link" text:visited-style-name="Index_20_Link">chemin de base : model/<text:tab/>16</text:a></text:p>
          <text:p text:style-name="P54"><text:a xlink:type="simple" xlink:href="#__RefHeading___Toc292_40675573806" text:style-name="Index_20_Link" text:visited-style-name="Index_20_Link">Rôle :<text:tab/>16</text:a></text:p>
          <text:p text:style-name="P54"><text:a xlink:type="simple" xlink:href="#__RefHeading___Toc294_40675573806" text:style-name="Index_20_Link" text:visited-style-name="Index_20_Link">méthodes<text:tab/>16</text:a></text:p>
          <text:p text:style-name="P54"><text:a xlink:type="simple" xlink:href="#__RefHeading___Toc2424_763050954" text:style-name="Index_20_Link" text:visited-style-name="Index_20_Link">Routes en liaison avec l’utilisateur : </text:a><text:a xlink:type="simple" xlink:href="#__RefHeading___Toc2424_763050954" text:style-name="Index_20_Link" text:visited-style-name="Index_20_Link">user/</text:a><text:a xlink:type="simple" xlink:href="#__RefHeading___Toc2424_763050954" text:style-name="Index_20_Link" text:visited-style-name="Index_20_Link"><text:tab/>18</text:a></text:p>
          <text:p text:style-name="P54"><text:a xlink:type="simple" xlink:href="#__RefHeading___Toc2579_763050954" text:style-name="Index_20_Link" text:visited-style-name="Index_20_Link">Routes en liaison avec les favoris : </text:a><text:a xlink:type="simple" xlink:href="#__RefHeading___Toc2579_763050954" text:style-name="Index_20_Link" text:visited-style-name="Index_20_Link">favorite/</text:a><text:a xlink:type="simple" xlink:href="#__RefHeading___Toc2579_763050954" text:style-name="Index_20_Link" text:visited-style-name="Index_20_Link"><text:tab/>19</text:a></text:p>
          <text:p text:style-name="P54"><text:a xlink:type="simple" xlink:href="#__RefHeading___Toc2581_763050954" text:style-name="Index_20_Link" text:visited-style-name="Index_20_Link">Routes en liaison avec l</text:a><text:a xlink:type="simple" xlink:href="#__RefHeading___Toc2581_763050954" text:style-name="Index_20_Link" text:visited-style-name="Index_20_Link">es </text:a><text:a xlink:type="simple" xlink:href="#__RefHeading___Toc2581_763050954" text:style-name="Index_20_Link" text:visited-style-name="Index_20_Link">infos générales</text:a><text:a xlink:type="simple" xlink:href="#__RefHeading___Toc2581_763050954" text:style-name="Index_20_Link" text:visited-style-name="Index_20_Link"> :</text:a><text:a xlink:type="simple" xlink:href="#__RefHeading___Toc2581_763050954" text:style-name="Index_20_Link" text:visited-style-name="Index_20_Link"> </text:a><text:a xlink:type="simple" xlink:href="#__RefHeading___Toc2581_763050954" text:style-name="Index_20_Link" text:visited-style-name="Index_20_Link">infos/</text:a><text:a xlink:type="simple" xlink:href="#__RefHeading___Toc2581_763050954" text:style-name="Index_20_Link" text:visited-style-name="Index_20_Link"><text:tab/>20</text:a></text:p>
          <text:p text:style-name="P53"><text:a xlink:type="simple" xlink:href="#__RefHeading___Toc288_4067557380" text:style-name="Index_20_Link" text:visited-style-name="Index_20_Link">Order<text:tab/>23</text:a></text:p>
          <text:p text:style-name="P54"><text:a xlink:type="simple" xlink:href="#__RefHeading___Toc290_4067557380" text:style-name="Index_20_Link" text:visited-style-name="Index_20_Link">chemin de base : order/<text:tab/>23</text:a></text:p>
          <text:p text:style-name="P54"><text:a xlink:type="simple" xlink:href="#__RefHeading___Toc292_4067557380" text:style-name="Index_20_Link" text:visited-style-name="Index_20_Link">Rôle : Gère les commandes de l’utilisateur<text:tab/>23</text:a></text:p>
          <text:p text:style-name="P54"><text:a xlink:type="simple" xlink:href="#__RefHeading___Toc294_4067557380" text:style-name="Index_20_Link" text:visited-style-name="Index_20_Link">méthodes<text:tab/>23</text:a></text:p>
          <text:p text:style-name="P53"><text:a xlink:type="simple" xlink:href="#__RefHeading___Toc2751_763050954" text:style-name="Index_20_Link" text:visited-style-name="Index_20_Link">Supplier<text:tab/>26</text:a></text:p>
          <text:p text:style-name="P54"><text:a xlink:type="simple" xlink:href="#__RefHeading___Toc290_40675573809" text:style-name="Index_20_Link" text:visited-style-name="Index_20_Link">chemin de base : supplier/<text:tab/>26</text:a></text:p>
          <text:p text:style-name="P54"><text:a xlink:type="simple" xlink:href="#__RefHeading___Toc292_40675573809" text:style-name="Index_20_Link" text:visited-style-name="Index_20_Link">Rôle : Gestion des fournisseurs de l’utilisateur<text:tab/>26</text:a></text:p>
          <text:p text:style-name="P54"><text:a xlink:type="simple" xlink:href="#__RefHeading___Toc294_40675573809" text:style-name="Index_20_Link" text:visited-style-name="Index_20_Link">méthodes<text:tab/>26</text:a></text:p>
          <text:p text:style-name="P53"><text:a xlink:type="simple" xlink:href="#__RefHeading___Toc2753_763050954" text:style-name="Index_20_Link" text:visited-style-name="Index_20_Link">Nom de la route<text:tab/>28</text:a></text:p>
          <text:p text:style-name="P54"><text:a xlink:type="simple" xlink:href="#__RefHeading___Toc290_406755738010" text:style-name="Index_20_Link" text:visited-style-name="Index_20_Link">chemin de base : /<text:tab/>28</text:a></text:p>
          <text:p text:style-name="P54"><text:a xlink:type="simple" xlink:href="#__RefHeading___Toc292_406755738010" text:style-name="Index_20_Link" text:visited-style-name="Index_20_Link">Rôle :<text:tab/>28</text:a></text:p>
          <text:p text:style-name="P54"><text:a xlink:type="simple" xlink:href="#__RefHeading___Toc294_406755738010" text:style-name="Index_20_Link" text:visited-style-name="Index_20_Link">méthodes<text:tab/>28</text:a></text:p>
        </text:index-body>
      </text:table-of-content>
      <text:p text:style-name="P7"/>
      <text:h text:style-name="P56" text:outline-level="1"><text:bookmark-start text:name="__RefHeading___Toc250_4067557380"/>Révisions<text:bookmark-end text:name="__RefHeading___Toc250_4067557380"/></text:h>
      <table:table table:name="Tableau1" table:style-name="Tableau1">
        <table:table-column table:style-name="Tableau1.A" table:number-columns-repeated="3"/>
        <table:table-row table:style-name="TableLine3009776636880">
          <table:table-cell table:style-name="Tableau1.A1" office:value-type="string">
            <text:p text:style-name="P8">Version</text:p>
          </table:table-cell>
          <table:table-cell table:style-name="Tableau1.A1" office:value-type="string">
            <text:p text:style-name="P8">Date</text:p>
          </table:table-cell>
          <table:table-cell table:style-name="Tableau1.C1" office:value-type="string">
            <text:p text:style-name="P8">Auteur</text:p>
          </table:table-cell>
        </table:table-row>
        <table:table-row table:style-name="TableLine3009776632256">
          <table:table-cell table:style-name="Tableau1.A2" office:value-type="string">
            <text:p text:style-name="P9">1.0</text:p>
          </table:table-cell>
          <table:table-cell table:style-name="Tableau1.A2" office:value-type="string">
            <text:p text:style-name="P9">03/02/2023</text:p>
          </table:table-cell>
          <table:table-cell table:style-name="Tableau1.C2" office:value-type="string">
            <text:p text:style-name="P9">G. Crégut</text:p>
          </table:table-cell>
        </table:table-row>
        <table:table-row table:style-name="TableLine3009776635248">
          <table:table-cell table:style-name="Tableau1.A2" office:value-type="string">
            <text:p text:style-name="P99">1.0 <text:span text:style-name="T80">RCA</text:span></text:p>
          </table:table-cell>
          <table:table-cell table:style-name="Tableau1.A2" office:value-type="string">
            <text:p text:style-name="P99">10/05/2023</text:p>
          </table:table-cell>
          <table:table-cell table:style-name="Tableau1.C2" office:value-type="string">
            <text:p text:style-name="P99">G.Crégut</text:p>
          </table:table-cell>
        </table:table-row>
        <table:table-row table:style-name="TableLine3009776636064">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row table:style-name="TableLine3009776632528">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row table:style-name="TableLine3009776632800">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row table:style-name="TableLine3009776622736">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5"/>
      <text:h text:style-name="P55" text:outline-level="1"><text:bookmark-start text:name="__RefHeading___Toc284_4067557380"/>Description et fonctionnement<text:bookmark-end text:name="__RefHeading___Toc284_4067557380"/></text:h>
      <text:p text:style-name="P10">L’API fournie les informations et les méthodes nécessaires au fonctionnement du site Models Kit Database.</text:p>
      <text:p text:style-name="P10">L’accès à certaines informations sont libre de connexion, alors que d’autres sont soumises à authentification, voir à autorisation.</text:p>
      <text:p text:style-name="P11">L’authentification se base sur une double utilisation de tokens, un de courte vie et dynamique, l’autre permettant de rafraîchir le premier.</text:p>
      <text:h text:style-name="Heading_20_1" text:outline-level="1"><text:bookmark-start text:name="__RefHeading___Toc357_4067557380"/>Définitions<text:bookmark-end text:name="__RefHeading___Toc357_4067557380"/></text:h>
      <text:p text:style-name="P13">Toutes les routes définies ci dessous se réfèrent à l’URL de base de l’API, te que définie ci-dessous :</text:p>
      <text:p text:style-name="P13">http://url.du.serveur/api/<text:span text:style-name="T47">v1/</text:span></text:p>
      <text:p text:style-name="P22">Les méthodes marquées d’un astérisque (*) sont des routes protégées, uniquement accessibles à un utilisateur connecté.</text:p>
      <text:p text:style-name="P22">Les méthodes marquées d’un double astérisque (**) sont des méthodes soumises à autorisation suivant le niveau de l’utilisateur.</text:p>
      <text:p text:style-name="P12"/>
      <text:h text:style-name="P57" text:outline-level="1"><text:bookmark-start text:name="__RefHeading___Toc286_4067557380"/>Définitions des routes<text:bookmark-end text:name="__RefHeading___Toc286_4067557380"/></text:h>
      <text:h text:style-name="P58" text:outline-level="2"><text:bookmark-start text:name="__RefHeading___Toc376_4067557380"/>Country<text:bookmark-end text:name="__RefHeading___Toc376_4067557380"/></text:h>
      <text:h text:style-name="P91" text:outline-level="3"><text:bookmark-start text:name="__RefHeading___Toc290_40675573801"/><text:span text:style-name="T49">chemin de base</text:span> : <text:span text:style-name="T91">country/</text:span><text:bookmark-end text:name="__RefHeading___Toc290_40675573801"/></text:h>
      <text:h text:style-name="P76" text:outline-level="3"><text:bookmark-start text:name="__RefHeading___Toc292_40675573802"/><text:span text:style-name="T51">Rôle</text:span> : <text:bookmark-end text:name="__RefHeading___Toc292_40675573802"/></text:h>
      <text:p text:style-name="P183">Permet la gestion et la récupération des pays dans la base de données</text:p>
      <text:h text:style-name="P76" text:outline-level="3"><text:bookmark-start text:name="__RefHeading___Toc294_40675573802"/><text:span text:style-name="T51">méthodes</text:span> <text:bookmark-end text:name="__RefHeading___Toc294_40675573802"/></text:h>
      <text:p text:style-name="P26"><text:span text:style-name="T1">get</text:span> <text:span text:style-name="T1"> / </text:span>: </text:p>
      <text:p text:style-name="P159"><text:span text:style-name="T22">données en sortie</text:span> : <text:span text:style-name="T34">Tableau d’objets JSON représentant la liste des pays. 404 si aucun résultat, 500 en cas de défaut serveur</text:span></text:p>
      <text:p text:style-name="P38"><draw:frame text:anchor-type="paragraph" draw:z-index="28" draw:name="Forme1" draw:style-name="gr8" draw:text-style-name="P253" svg:width="8.259cm" svg:height="1.96cm" svg:x="2.833cm" svg:y="-0.243cm"><draw:text-box><text:p text:style-name="P251">[</text:p><text:p text:style-name="P251"><text:s text:c="2"/>{</text:p><text:p text:style-name="P251"><text:s text:c="4"/>id : integer</text:p><text:p text:style-name="P251"><text:s text:c="4"/>name : string</text:p><text:p text:style-name="P251"><text:s text:c="2"/>}</text:p><text:p text:style-name="P251">]</text:p></draw:text-box></draw:frame><text:span text:style-name="T1">get /:i</text:span><text:span text:style-name="T5">d</text:span><text:span text:style-name="T1"> </text:span>:</text:p>
      <text:p text:style-name="P190"><text:span text:style-name="T22">données en entrée</text:span> : <text:span text:style-name="T34">id du pays dans l’URL de la requête</text:span></text:p>
      <text:p text:style-name="P135"><text:span text:style-name="T22">données en sortie</text:span> : <text:span text:style-name="T34">Objet JSON représentant la liste des pays. 404 si aucun résultat, 500 en cas de défaut </text:span></text:p>
      <text:p text:style-name="P38"><draw:frame text:anchor-type="paragraph" draw:z-index="29" draw:name="Forme1_0" draw:style-name="gr30" draw:text-style-name="P252" svg:width="8.259cm" svg:height="1.324cm" svg:x="2.833cm" svg:y="-0.206cm"><draw:text-box><text:p text:style-name="P251"><text:s text:c="2"/>{</text:p><text:p text:style-name="P251"><text:s text:c="4"/>id : integer</text:p><text:p text:style-name="P251"><text:s text:c="4"/>name : string</text:p><text:p text:style-name="P251"><text:s text:c="2"/>}</text:p></draw:text-box></draw:frame><text:span text:style-name="T1">*post /</text:span> :</text:p>
      <text:p text:style-name="P190"><text:span text:style-name="T22">données en entrée</text:span> : <text:span text:style-name="T34">Objet JSON contenant name le nom du pays.</text:span></text:p>
      <text:p text:style-name="P220"><draw:frame text:anchor-type="paragraph" draw:z-index="30" draw:name="Forme1_1" draw:style-name="gr29" draw:text-style-name="P252" svg:width="8.259cm" svg:height="1.108cm" svg:x="2.833cm" svg:y="-0.263cm"><draw:text-box><text:p text:style-name="P251"><text:s text:c="2"/>{</text:p><text:p text:style-name="P251"><text:s text:c="4"/>Name : string</text:p><text:p text:style-name="P251"><text:s text:c="2"/>}</text:p></draw:text-box></draw:frame><text:span text:style-name="T22">données en sortie</text:span> :<text:span text:style-name="T34">422 si les données ne sont pas valides, 500 en cas d’erreur serveur, </text:span><text:span text:style-name="T48">201 si créé avec le contenu.</text:span></text:p>
      <text:p text:style-name="P38"><draw:frame text:anchor-type="paragraph" draw:z-index="31" draw:name="Forme1_2" draw:style-name="gr14" draw:text-style-name="P259" svg:width="8.259cm" svg:height="1.308cm" svg:x="2.833cm" svg:y="-0.263cm"><draw:text-box><text:p text:style-name="P258"><text:span text:style-name="T122"><text:s text:c="2"/></text:span><text:span text:style-name="T122">{</text:span></text:p><text:p text:style-name="P258"><text:span text:style-name="T122"><text:s text:c="4"/></text:span><text:span text:style-name="T122">id : integer</text:span></text:p><text:p text:style-name="P258"><text:span text:style-name="T122"><text:s text:c="4"/></text:span><text:span text:style-name="T122">name : string</text:span></text:p><text:p text:style-name="P258"><text:span text:style-name="T122"><text:s text:c="2"/></text:span><text:span text:style-name="T122">}</text:span></text:p></draw:text-box></draw:frame><text:span text:style-name="T1">**put /</text:span><text:span text:style-name="T6">:id</text:span> :</text:p>
      <text:p text:style-name="P135"><text:span text:style-name="T22">données en entrée</text:span> : <text:span text:style-name="T34">Objet JSON contenant name le nom du pays.</text:span></text:p>
      <text:p text:style-name="P101"><draw:frame text:anchor-type="paragraph" draw:z-index="36" draw:name="Forme1_7" draw:style-name="gr25" draw:text-style-name="P252" svg:width="8.259cm" svg:height="1.043cm" svg:x="2.833cm" svg:y="-0.224cm"><draw:text-box><text:p text:style-name="P251"><text:s text:c="2"/>{</text:p><text:p text:style-name="P251"><text:s text:c="4"/>Name : string</text:p><text:p text:style-name="P251"><text:s text:c="2"/>}</text:p></draw:text-box></draw:frame>Id du pays à modifier dans l’URL de la requête</text:p>
      <text:p text:style-name="P135"><text:span text:style-name="T22">données en sortie</text:span> : <text:span text:style-name="T34">422 si les données ne sont pas valides, 500 en cas d’erreur serveur. </text:span><text:span text:style-name="T35">404 si le pays n’existe pas, </text:span><text:span text:style-name="T40">204 si la requête a aboutie</text:span></text:p>
      <text:p text:style-name="P38"><text:span text:style-name="T1">**delete /:i</text:span><text:span text:style-name="T6">d</text:span><text:span text:style-name="T1"> </text:span>:</text:p>
      <text:p text:style-name="P190"><text:span text:style-name="T22">données en entrée</text:span> : <text:span text:style-name="T35">id du pays à supprimer dans l’URL de la requête.</text:span></text:p>
      <text:p text:style-name="P136"><text:span text:style-name="T22">données en sortie</text:span> : <text:span text:style-name="T34">422 si les données ne sont pas valides, 500 en cas d’erreur serveur.<text:line-break/></text:span><text:span text:style-name="T35">404 si le pays n’existe pas, 204 si la requête aboutit</text:span></text:p>
      <text:h text:style-name="P63" text:outline-level="2"><text:bookmark-start text:name="__RefHeading___Toc469_4067557380"/><text:soft-page-break/><text:span text:style-name="T63">Utilisateurs</text:span><text:bookmark-end text:name="__RefHeading___Toc469_4067557380"/></text:h>
      <text:h text:style-name="P91" text:outline-level="3"><text:bookmark-start text:name="__RefHeading___Toc290_40675573802"/><text:span text:style-name="T49">chemin de base</text:span> : <text:span text:style-name="T90">users/</text:span><text:bookmark-end text:name="__RefHeading___Toc290_40675573802"/></text:h>
      <text:h text:style-name="P77" text:outline-level="3"><text:bookmark-start text:name="__RefHeading___Toc292_40675573803"/><text:span text:style-name="T51">Rôle</text:span> : <text:bookmark-end text:name="__RefHeading___Toc292_40675573803"/></text:h>
      <text:p text:style-name="P184">Permet l’ajout, la suppression la modification et la lecture des utilisateurs.</text:p>
      <text:h text:style-name="P77" text:outline-level="3"><text:bookmark-start text:name="__RefHeading___Toc294_40675573803"/><text:span text:style-name="T51">méthodes</text:span> <text:bookmark-end text:name="__RefHeading___Toc294_40675573803"/></text:h>
      <text:p text:style-name="P27"><text:span text:style-name="T1">*get /</text:span> : </text:p>
      <text:p text:style-name="P137"><text:span text:style-name="T22">données en sortie</text:span> : <text:span text:style-name="T32">tableau d’objets JSON contenant les informations d’un utilisateur. 404 si aucun utilisateurs, et 500 en cas de défaut serveur</text:span></text:p>
      <text:p text:style-name="P39"><draw:frame text:anchor-type="paragraph" draw:z-index="40" draw:name="Forme1_11" draw:style-name="gr8" draw:text-style-name="P253" svg:width="8.259cm" svg:height="3.266cm" svg:x="2.738cm" svg:y="0.097cm"><draw:text-box><text:p text:style-name="P251">[</text:p><text:p text:style-name="P251"><text:s text:c="2"/>{</text:p><text:p text:style-name="P251"><text:s text:c="4"/>id: integer</text:p><text:p text:style-name="P251"><text:s text:c="4"/>firstname : <text:s/>string </text:p><text:p text:style-name="P251"><text:s text:c="4"/>Lastname : string</text:p><text:p text:style-name="P251"><text:s text:c="4"/>email : email</text:p><text:p text:style-name="P251"><text:s text:c="4"/>login : string</text:p><text:p text:style-name="P251"><text:s text:c="4"/>rank : integer</text:p><text:p text:style-name="P251"><text:s text:c="2"/>}</text:p><text:p text:style-name="P251">]</text:p></draw:text-box></draw:frame><text:span text:style-name="T1">*get / :id </text:span>:</text:p>
      <text:p text:style-name="P137"><text:span text:style-name="T22">données en entrée</text:span> : <text:span text:style-name="T32">id de l’utilisateur à récupérer, dans l’URL de la requête.</text:span></text:p>
      <text:p text:style-name="P138"><text:span text:style-name="T22">données en sortie</text:span> :<text:span text:style-name="T32">objet JSON représentant les données d’un utilisateur. Si l’utilisateur n’existe pas erreur 404. En cas de défaut serveur code 500.</text:span></text:p>
      <text:p text:style-name="P39"><draw:frame text:anchor-type="paragraph" draw:z-index="39" draw:name="Forme1_10" draw:style-name="gr24" draw:text-style-name="P252" svg:width="8.259cm" svg:height="2.613cm" svg:x="2.738cm" svg:y="-0.28cm"><draw:text-box><text:p text:style-name="P251"><text:s text:c="2"/>{</text:p><text:p text:style-name="P251"><text:s text:c="4"/>id: integer</text:p><text:p text:style-name="P251"><text:s text:c="4"/>firstname : <text:s/>string </text:p><text:p text:style-name="P251"><text:s text:c="4"/>Lastname : string</text:p><text:p text:style-name="P251"><text:s text:c="4"/>email : email</text:p><text:p text:style-name="P251"><text:s text:c="4"/>login : string</text:p><text:p text:style-name="P251"><text:s text:c="4"/>rank : integer</text:p><text:p text:style-name="P251"><text:s text:c="2"/>}</text:p></draw:text-box></draw:frame><text:span text:style-name="T1">post</text:span> /:</text:p>
      <text:p text:style-name="P207"><text:span text:style-name="T22">données en entrée</text:span> : <text:span text:style-name="T32">Objet JSON contenant :</text:span></text:p>
      <text:p text:style-name="P188">firstname, lastname, password, rank (optionnel), email, login</text:p>
      <text:p text:style-name="P209"><draw:frame text:anchor-type="paragraph" draw:z-index="37" draw:name="Forme1_8" draw:style-name="gr8" draw:text-style-name="P253" svg:width="8.259cm" svg:height="2.613cm" svg:x="2.833cm" svg:y="0.097cm"><draw:text-box><text:p text:style-name="P251"><text:s text:c="2"/>{</text:p><text:p text:style-name="P251"><text:s text:c="4"/>firstname : <text:s/>string </text:p><text:p text:style-name="P251"><text:s text:c="4"/>Lastname : string<text:line-break/> <text:s text:c="3"/>password : string</text:p><text:p text:style-name="P251"><text:s text:c="4"/>email : email</text:p><text:p text:style-name="P251"><text:s text:c="4"/>login : string between 8-13 </text:p><text:p text:style-name="P251"><text:s text:c="4"/>rank : optionnal value, not implemented yet</text:p><text:p text:style-name="P251"><text:s text:c="2"/>}</text:p></draw:text-box></draw:frame><text:span text:style-name="T22">données en sortie</text:span> : <text:span text:style-name="T33">Si une des données est absente ou erronnée : 422</text:span></text:p>
      <text:p text:style-name="P213">Si l’utilisateur existe déjà (login ou email déjà présents) : 409.</text:p>
      <text:p text:style-name="P213">En cas de défaut serveur : 500</text:p>
      <text:p text:style-name="P189">si la requête aboutit, un objet JSON représentant l’utilisateur ajouté avec son ID.</text:p>
      <text:p text:style-name="P39"><draw:frame text:anchor-type="paragraph" draw:z-index="38" draw:name="Forme1_9" draw:style-name="gr8" draw:text-style-name="P253" svg:width="8.259cm" svg:height="2.613cm" svg:x="2.833cm" svg:y="0.097cm"><draw:text-box><text:p text:style-name="P251"><text:s text:c="2"/>{</text:p><text:p text:style-name="P251"><text:s text:c="4"/>id: integer</text:p><text:p text:style-name="P251"><text:s text:c="4"/>firstname : <text:s/>string </text:p><text:p text:style-name="P251"><text:s text:c="4"/>Lastname : string</text:p><text:p text:style-name="P251"><text:s text:c="4"/>email : email</text:p><text:p text:style-name="P251"><text:s text:c="4"/>login : string</text:p><text:p text:style-name="P251"><text:s text:c="4"/>rank : integer</text:p><text:p text:style-name="P251"><text:s text:c="2"/>}</text:p></draw:text-box></draw:frame><text:soft-page-break/><text:span text:style-name="T1">*put /</text:span><text:span text:style-name="T7">id</text:span> :</text:p>
      <text:p text:style-name="P208"><text:span text:style-name="T22">données en entrée</text:span> : <text:span text:style-name="T32">Objet JSON contenant :</text:span></text:p>
      <text:p text:style-name="P214">firstname, lastname, password, rank, email, login</text:p>
      <text:p text:style-name="P213">Ces valeurs sont optionnelles</text:p>
      <text:p text:style-name="P189">id de l’utilisateur dans l’URL.</text:p>
      <text:p text:style-name="P139"><text:span text:style-name="T22">données en sortie</text:span> :<text:span text:style-name="T33">Si une des données est absente ou erronée : 422. Si l’utilisateur n’existe pas erreur 404, en cas d’erreur serveur 500, et si l’opération réussie, 204.</text:span></text:p>
      <text:p text:style-name="P39"><text:span text:style-name="T1">*delete </text:span>:</text:p>
      <text:p text:style-name="P191"><text:span text:style-name="T22">données en entrée</text:span> :<text:span text:style-name="T33">id de l’utilisateur dans l’URL.</text:span></text:p>
      <text:p text:style-name="P137"><text:span text:style-name="T22">données en sortie</text:span> : <text:span text:style-name="T33">Si l’id n’est pas bonne 422, si l’utilisateur n’existe pas 404.<text:line-break/>En cas de défaut serveur 500. Si l’opération réussie, 204.</text:span></text:p>
      <text:p text:style-name="P224"><text:span text:style-name="T1">*post /model</text:span> : Ajoute un modèle au stock de l’utilisateur</text:p>
      <text:p text:style-name="P152"><text:span text:style-name="T22">données en entrée</text:span> : Objet JSON contenant l’Id du modèle et l’Id de l’utilisateur</text:p>
      <text:p text:style-name="P123"><draw:frame text:anchor-type="paragraph" draw:z-index="41" draw:name="Forme1_12" draw:style-name="gr8" draw:text-style-name="P253" svg:width="8.259cm" svg:height="1.495cm" svg:x="2.738cm" svg:y="0.097cm"><draw:text-box><text:p text:style-name="P251"><text:s text:c="2"/>{</text:p><text:p text:style-name="P251"><text:s text:c="4"/>user: integer</text:p><text:p text:style-name="P251"><text:s text:c="4"/>model : integer</text:p><text:p text:style-name="P251"><text:s text:c="2"/>}</text:p></draw:text-box></draw:frame><text:span text:style-name="T22">données en sorties </text:span>: <text:span text:style-name="T55">422 si une erreur de validation de données, 404 si le modèle n’existe pas, 500 en cas d’erreur, 204 si l’ajout c’est bien réalisé.</text:span></text:p>
      <text:p text:style-name="P24"/>
      <text:h text:style-name="P65" text:outline-level="2"><text:bookmark-start text:name="__RefHeading___Toc471_4067557380"/><text:span text:style-name="T21">A</text:span>uthentification<text:bookmark-end text:name="__RefHeading___Toc471_4067557380"/></text:h>
      <text:h text:style-name="P91" text:outline-level="3"><text:bookmark-start text:name="__RefHeading___Toc290_40675573803"/><text:span text:style-name="T49">chemin de base</text:span> : <text:span text:style-name="T92">auth/</text:span><text:bookmark-end text:name="__RefHeading___Toc290_40675573803"/></text:h>
      <text:h text:style-name="P78" text:outline-level="3"><text:bookmark-start text:name="__RefHeading___Toc292_40675573804"/><text:span text:style-name="T51">Rôle </text:span>: <text:bookmark-end text:name="__RefHeading___Toc292_40675573804"/></text:h>
      <text:p text:style-name="P18">Gère l’authentification d’un utilisateur auprès de l’API.</text:p>
      <text:h text:style-name="P78" text:outline-level="3"><text:bookmark-start text:name="__RefHeading___Toc294_40675573804"/><text:span text:style-name="T51">méthodes</text:span> <text:bookmark-end text:name="__RefHeading___Toc294_40675573804"/></text:h>
      <text:p text:style-name="P28"><text:span text:style-name="T2">g</text:span><text:span text:style-name="T1">et,</text:span><text:span text:style-name="T2">put,delete</text:span> : </text:p>
      <text:p text:style-name="P198"><text:span text:style-name="T22">données en sortie</text:span> : <text:span text:style-name="T18">erreur 404</text:span></text:p>
      <text:p text:style-name="P40"><text:span text:style-name="T1">post /</text:span> :</text:p>
      <text:p text:style-name="P203"><text:span text:style-name="T22">données en entrée</text:span> : <text:span text:style-name="T20">objet json avec username et password</text:span></text:p>
      <text:p text:style-name="P107"><draw:frame text:anchor-type="paragraph" draw:z-index="62" draw:name="Forme1_33" draw:style-name="gr8" draw:text-style-name="P253" svg:width="8.259cm" svg:height="1.634cm" svg:x="2.738cm" svg:y="0.097cm"><draw:text-box><text:p text:style-name="P251"><text:s text:c="2"/>{</text:p><text:p text:style-name="P251"><text:s text:c="4"/>login: string</text:p><text:p text:style-name="P251"><text:s text:c="4"/>password : string</text:p><text:p text:style-name="P251"><text:s text:c="2"/>}</text:p><text:p text:style-name="P251"/></draw:text-box></draw:frame><text:span text:style-name="T22">données en sortie</text:span> : <text:span text:style-name="T20">si les données en entrées ne sont pas bonnes, erreur 422. Si l’utilisateur n’existe pas, erreur 404. En cas de souci serveur : 500, si l’utilisateur à fourni de mauvaises informations, 401. En cas de succès, renvoie le token de refresh en cookie et le token d’accès en JSON</text:span></text:p>
      <text:h text:style-name="P59" text:outline-level="2"><text:bookmark-start text:name="__RefHeading___Toc1066_532435759"/>Re<text:span text:style-name="T38">load</text:span> authentification<text:bookmark-end text:name="__RefHeading___Toc1066_532435759"/></text:h>
      <text:h text:style-name="P91" text:outline-level="3"><text:bookmark-start text:name="__RefHeading___Toc290_406755738042"/><text:span text:style-name="T49">chemin de base</text:span> : <text:span text:style-name="T93">auth</text:span><text:span text:style-name="T94">/</text:span><text:span text:style-name="T95">reload/</text:span><text:bookmark-end text:name="__RefHeading___Toc290_406755738042"/></text:h>
      <text:h text:style-name="P79" text:outline-level="3"><text:bookmark-start text:name="__RefHeading___Toc292_406755738052"/><text:span text:style-name="T51">Rôle </text:span>: <text:bookmark-end text:name="__RefHeading___Toc292_406755738052"/></text:h>
      <text:p text:style-name="P21">Permet, grâce au token stocké dans le cookie <text:span text:style-name="T38">et des paramètres (nom prénom) stocké dans le local storage </text:span>de recréer un token d’accès</text:p>
      <text:h text:style-name="P79" text:outline-level="3"><text:bookmark-start text:name="__RefHeading___Toc294_406755738052"/><text:span text:style-name="T51">méthodes</text:span> <text:bookmark-end text:name="__RefHeading___Toc294_406755738052"/></text:h>
      <text:p text:style-name="P31"><text:span text:style-name="T4">get</text:span><text:span text:style-name="T1"> </text:span> <text:span text:style-name="T3">put, delete</text:span>: </text:p>
      <text:p text:style-name="P199"><text:span text:style-name="T22">données en sortie</text:span> : <text:span text:style-name="T19">erreur 404</text:span></text:p>
      <text:p text:style-name="P43"><text:span text:style-name="T4">post</text:span> :</text:p>
      <text:p text:style-name="P199"><text:span text:style-name="T22">données en entrée</text:span> : <text:span text:style-name="T19">cookie stocké de refresh, </text:span><text:span text:style-name="T38">firstname, lastname</text:span></text:p>
      <text:p text:style-name="P210"><draw:frame text:anchor-type="paragraph" draw:z-index="63" draw:name="Forme1_34" draw:style-name="gr8" draw:text-style-name="P253" svg:width="8.259cm" svg:height="1.634cm" svg:x="2.738cm" svg:y="0.097cm"><draw:text-box><text:p text:style-name="P251"><text:s text:c="2"/>{</text:p><text:p text:style-name="P251"><text:s text:c="4"/>firstname: string</text:p><text:p text:style-name="P251"><text:s text:c="4"/>lastname : string</text:p><text:p text:style-name="P251"><text:s text:c="2"/>}</text:p><text:p text:style-name="P251"/></draw:text-box></draw:frame><text:span text:style-name="T22">données en sortie</text:span> : <text:span text:style-name="T19">json contenant le nouveau token d’authentification</text:span></text:p>
      <text:p text:style-name="P215">Si le cookie est absent : erreur 401. Si il y a un problème avec le token en cookie:403.</text:p>
      <text:p text:style-name="P151">Erreur serveur : 500</text:p>
      <text:p text:style-name="P112"/>
      <text:h text:style-name="P61" text:outline-level="2"><text:bookmark-start text:name="__RefHeading___Toc473_4067557380"/><text:soft-page-break/><text:span text:style-name="T61">Refresh authentification</text:span><text:bookmark-end text:name="__RefHeading___Toc473_4067557380"/></text:h>
      <text:h text:style-name="P91" text:outline-level="3"><text:bookmark-start text:name="__RefHeading___Toc290_40675573804"/><text:span text:style-name="T49">chemin de base :</text:span> <text:span text:style-name="T94">refresh/</text:span><text:bookmark-end text:name="__RefHeading___Toc290_40675573804"/></text:h>
      <text:h text:style-name="P78" text:outline-level="3"><text:bookmark-start text:name="__RefHeading___Toc292_40675573805"/><text:span text:style-name="T51">Rôle</text:span> : <text:bookmark-end text:name="__RefHeading___Toc292_40675573805"/></text:h>
      <text:p text:style-name="P19">Permet, grâce au token stocké dans le cookie de recréer un token d’accès</text:p>
      <text:h text:style-name="P88" text:outline-level="3"><text:bookmark-start text:name="__RefHeading___Toc294_40675573805"/>méthodes <text:bookmark-end text:name="__RefHeading___Toc294_40675573805"/></text:h>
      <text:p text:style-name="P28"><text:span text:style-name="T3">post</text:span><text:span text:style-name="T1"> </text:span> <text:span text:style-name="T3">put, delete</text:span>: </text:p>
      <text:p text:style-name="P198"><text:span text:style-name="T22">données en sortie</text:span> : <text:span text:style-name="T19">erreur 404</text:span></text:p>
      <text:p text:style-name="P40"><text:span text:style-name="T3">get</text:span> :</text:p>
      <text:p text:style-name="P198"><text:span text:style-name="T22">données en entrée</text:span> : <text:span text:style-name="T19">cookie stocké de refresh</text:span></text:p>
      <text:p text:style-name="P211"><text:span text:style-name="T22">données en sortie</text:span> : <text:span text:style-name="T19">json contenant le nouveau token d’authentification</text:span></text:p>
      <text:p text:style-name="P216">Si le cookie est absent : erreur 401. Si il y a un problème avec le token en cookie:403.</text:p>
      <text:p text:style-name="P216">Erreur serveur : 500</text:p>
      <text:h text:style-name="P62" text:outline-level="2"><text:bookmark-start text:name="__RefHeading___Toc568_4067557380"/><text:span text:style-name="T60">Déconnexion</text:span><text:bookmark-end text:name="__RefHeading___Toc568_4067557380"/></text:h>
      <text:h text:style-name="P97" text:outline-level="3"><text:bookmark-start text:name="__RefHeading___Toc290_406755738041"/><text:span text:style-name="T49">chemin de base</text:span> :<text:span text:style-name="T89"> </text:span><text:span text:style-name="T106">logout</text:span><text:span text:style-name="T94">/</text:span><text:bookmark-end text:name="__RefHeading___Toc290_406755738041"/></text:h>
      <text:h text:style-name="P80" text:outline-level="3"><text:bookmark-start text:name="__RefHeading___Toc292_406755738051"/><text:span text:style-name="T51">Rôle</text:span> : <text:bookmark-end text:name="__RefHeading___Toc292_406755738051"/></text:h>
      <text:p text:style-name="P20">Permet, grâce au token stocké dans le cookie de recréer un token d’accès</text:p>
      <text:h text:style-name="P80" text:outline-level="3"><text:bookmark-start text:name="__RefHeading___Toc294_406755738051"/><text:span text:style-name="T51">méthodes</text:span> <text:bookmark-end text:name="__RefHeading___Toc294_406755738051"/></text:h>
      <text:p text:style-name="P29"><text:span text:style-name="T3">post</text:span><text:span text:style-name="T1"> </text:span> <text:span text:style-name="T3">put, delete</text:span>: </text:p>
      <text:p text:style-name="P205"><text:span text:style-name="T22">données en sortie</text:span> : <text:span text:style-name="T19">erreur 404</text:span></text:p>
      <text:p text:style-name="P41"><text:span text:style-name="T3">get</text:span> :</text:p>
      <text:p text:style-name="P205"><text:span text:style-name="T22">données en entrée</text:span> : <text:span text:style-name="T19">cookie stocké de refresh</text:span></text:p>
      <text:p text:style-name="P212"><text:span text:style-name="T22">données en sortie</text:span> : <text:span text:style-name="T19">Si le token en cookie </text:span><text:span text:style-name="T36">n’est pas trouvé dans le système </text:span><text:span text:style-name="T19">:40</text:span><text:span text:style-name="T36">4</text:span><text:span text:style-name="T19">.</text:span></text:p>
      <text:p text:style-name="P217">Erreur serveur : 500. <text:span text:style-name="T36">Si la requête aboutit, 204 </text:span><text:span text:style-name="T79">avec le nouveau token</text:span><text:span text:style-name="T36">.</text:span></text:p>
      <text:p text:style-name="P49"/>
      <text:h text:style-name="P68" text:outline-level="2"><text:bookmark-start text:name="__RefHeading___Toc773_1154930185"/>Category<text:bookmark-end text:name="__RefHeading___Toc773_1154930185"/></text:h>
      <text:h text:style-name="P91" text:outline-level="3"><text:bookmark-start text:name="__RefHeading___Toc290_406755738011"/><text:span text:style-name="T49">chemin de base</text:span> : <text:span text:style-name="T96">category</text:span><text:span text:style-name="T91">/</text:span><text:bookmark-end text:name="__RefHeading___Toc290_406755738011"/></text:h>
      <text:h text:style-name="P81" text:outline-level="3"><text:bookmark-start text:name="__RefHeading___Toc292_406755738021"/><text:span text:style-name="T51">Rôle</text:span> : <text:bookmark-end text:name="__RefHeading___Toc292_406755738021"/></text:h>
      <text:p text:style-name="P14">Permet la gestion et la récupération des <text:span text:style-name="T39">catégories</text:span> dans la base de données</text:p>
      <text:h text:style-name="P81" text:outline-level="3"><text:bookmark-start text:name="__RefHeading___Toc294_406755738021"/><text:span text:style-name="T51">méthodes</text:span> <text:bookmark-end text:name="__RefHeading___Toc294_406755738021"/></text:h>
      <text:p text:style-name="P30"><text:span text:style-name="T1">get</text:span> <text:span text:style-name="T1">/</text:span>: </text:p>
      <text:p text:style-name="P142"><draw:frame text:anchor-type="paragraph" draw:z-index="32" draw:name="Forme1_3" draw:style-name="gr28" draw:text-style-name="P252" svg:width="8.259cm" svg:height="1.96cm" svg:x="2.833cm" svg:y="0.921cm"><draw:text-box><text:p text:style-name="P251"><text:s/>[</text:p><text:p text:style-name="P251"><text:s/>{</text:p><text:p text:style-name="P251"><text:s text:c="4"/>id : integer</text:p><text:p text:style-name="P251"><text:s text:c="4"/>name : string</text:p><text:p text:style-name="P251"><text:s text:c="2"/>}</text:p><text:p text:style-name="P251">]</text:p></draw:text-box></draw:frame><text:span text:style-name="T22">données en sortie</text:span> : <text:span text:style-name="T34">Tableau d’objets JSON représentant la liste des </text:span><text:span text:style-name="T39">catégories</text:span><text:span text:style-name="T34">. 404 si aucun résultat, 500 en cas de défaut serveur</text:span></text:p>
      <text:p text:style-name="P42"><text:span text:style-name="T1">get /:id </text:span>:</text:p>
      <text:p text:style-name="P192"><text:span text:style-name="T22">données en entrée</text:span> : <text:span text:style-name="T34">id d</text:span><text:span text:style-name="T39">e la catégorie</text:span><text:span text:style-name="T34"> dans l’URL de la requête</text:span></text:p>
      <text:p text:style-name="P142"><text:span text:style-name="T22">données en sortie</text:span> : <text:span text:style-name="T34">Objet JSON représentant la liste des </text:span><text:span text:style-name="T39">catégori</text:span><text:span text:style-name="T37">es</text:span><text:span text:style-name="T34">. 404 si aucun résultat, 500 en cas de défaut serveur</text:span></text:p>
      <text:p text:style-name="P42"><draw:frame text:anchor-type="paragraph" draw:z-index="33" draw:name="Forme1_4" draw:style-name="gr27" draw:text-style-name="P252" svg:width="8.259cm" svg:height="1.308cm" svg:x="2.833cm" svg:y="-0.3cm"><draw:text-box><text:p text:style-name="P251"><text:s text:c="2"/>{</text:p><text:p text:style-name="P251"><text:s text:c="4"/>id : integer</text:p><text:p text:style-name="P251"><text:s text:c="4"/>name : string</text:p><text:p text:style-name="P251"><text:s text:c="2"/>}</text:p></draw:text-box></draw:frame><text:span text:style-name="T1">*post /</text:span> :</text:p>
      <text:p text:style-name="P192"><text:span text:style-name="T22">données en entrée</text:span> : <text:span text:style-name="T34">Objet JSON contenant name le nom d</text:span><text:span text:style-name="T37">e la </text:span><text:span text:style-name="T39">catégorie</text:span><text:span text:style-name="T34">.</text:span></text:p>
      <text:p text:style-name="P219"><draw:frame text:anchor-type="paragraph" draw:z-index="34" draw:name="Forme1_5" draw:style-name="gr26" draw:text-style-name="P252" svg:width="8.259cm" svg:height="1.026cm" svg:x="2.833cm" svg:y="-0.205cm"><draw:text-box><text:p text:style-name="P251"><text:s text:c="2"/>{</text:p><text:p text:style-name="P251"><text:s text:c="4"/>name : string</text:p><text:p text:style-name="P251"><text:s text:c="2"/>}</text:p></draw:text-box></draw:frame><draw:frame text:anchor-type="paragraph" draw:z-index="35" draw:name="Forme1_6" draw:style-name="gr8" draw:text-style-name="P253" svg:width="8.259cm" svg:height="1.495cm" svg:x="3.117cm" svg:y="1.813cm"><draw:text-box><text:p text:style-name="P251"><text:s text:c="2"/>{</text:p><text:p text:style-name="P251"><text:s text:c="4"/>id : integer</text:p><text:p text:style-name="P251"><text:s text:c="4"/>name : string</text:p><text:p text:style-name="P251"><text:s text:c="2"/>}</text:p></draw:text-box></draw:frame><text:span text:style-name="T82">données en sortie</text:span><text:span text:style-name="T83"> :</text:span><text:span text:style-name="T84">422 si les données ne sont pas valides, 500 en cas d’erreur serveur, </text:span><text:span text:style-name="T85">201 si créé avec la nouvelle valeur :</text:span></text:p>
      <text:p text:style-name="P42"><text:span text:style-name="T1">**put / :</text:span><text:span text:style-name="T8">id</text:span> :</text:p>
      <text:p text:style-name="P140"><text:span text:style-name="T22">données en entrée</text:span> : <text:span text:style-name="T34">Objet JSON contenant name le nom d</text:span><text:span text:style-name="T37">e la </text:span><text:span text:style-name="T39">catégorie</text:span><text:span text:style-name="T34">.</text:span></text:p>
      <text:p text:style-name="P113"><draw:frame text:anchor-type="paragraph" draw:z-index="42" draw:name="Forme1_13" draw:style-name="gr23" draw:text-style-name="P252" svg:width="8.259cm" svg:height="1.036cm" svg:x="2.833cm" svg:y="-0.148cm"><draw:text-box><text:p text:style-name="P251"><text:s text:c="2"/>{</text:p><text:p text:style-name="P251"><text:s text:c="4"/>name : string</text:p><text:p text:style-name="P251"><text:s text:c="2"/>}</text:p></draw:text-box></draw:frame>Id d<text:span text:style-name="T42">e la catégorie</text:span> à modifier dans l’URL de la requête</text:p>
      <text:p text:style-name="P141"><text:span text:style-name="T22">données en sortie</text:span> : <text:span text:style-name="T34">422 si les données ne sont pas valides, 500 en cas d’erreur serveur. </text:span><text:span text:style-name="T35">404 si </text:span><text:span text:style-name="T42">la catégorie</text:span><text:span text:style-name="T35"> n’existe pas, </text:span><text:span text:style-name="T40">204 si la requête a aboutie</text:span></text:p>
      <text:p text:style-name="P42"><text:span text:style-name="T1">**delete / :</text:span><text:span text:style-name="T8">id</text:span><text:span text:style-name="T1"> </text:span>:</text:p>
      <text:p text:style-name="P193"><text:span text:style-name="T22">données en entrée</text:span> : <text:span text:style-name="T35">id </text:span><text:span text:style-name="T34">d</text:span><text:span text:style-name="T37">e la </text:span><text:span text:style-name="T39">catégorie</text:span><text:span text:style-name="T35"> à supprimer dans l’URL de la requête.</text:span></text:p>
      <text:p text:style-name="P102"><text:span text:style-name="T22">données en sortie</text:span> : <text:span text:style-name="T34">422 si les données ne sont pas valides, 500 en cas d’erreur serveur.<text:line-break/></text:span><text:span text:style-name="T35">404 si l</text:span><text:span text:style-name="T39">a catégorie </text:span><text:span text:style-name="T35">n’existe pas, 204 si la requête aboutit</text:span></text:p>
      <text:h text:style-name="P69" text:outline-level="2"><text:bookmark-start text:name="__RefHeading___Toc775_1154930185"/>Brand<text:bookmark-end text:name="__RefHeading___Toc775_1154930185"/></text:h>
      <text:h text:style-name="P91" text:outline-level="3"><text:bookmark-start text:name="__RefHeading___Toc290_4067557380111"/><text:span text:style-name="T49">chemin de base</text:span> : <text:span text:style-name="T97">brand</text:span><text:span text:style-name="T91">/</text:span><text:bookmark-end text:name="__RefHeading___Toc290_4067557380111"/></text:h>
      <text:h text:style-name="P81" text:outline-level="3"><text:bookmark-start text:name="__RefHeading___Toc292_4067557380211"/><text:span text:style-name="T51">Rôle</text:span> : <text:bookmark-end text:name="__RefHeading___Toc292_4067557380211"/></text:h>
      <text:p text:style-name="P246">Permet la gestion et la récupération des <text:span text:style-name="T37">marques</text:span> dans la base de données</text:p>
      <text:h text:style-name="P81" text:outline-level="3"><text:bookmark-start text:name="__RefHeading___Toc294_4067557380211"/><text:span text:style-name="T51">méthodes</text:span> <text:bookmark-end text:name="__RefHeading___Toc294_4067557380211"/></text:h>
      <text:p text:style-name="P30"><text:span text:style-name="T1">get</text:span> /: </text:p>
      <text:p text:style-name="P142"><text:span text:style-name="T22">données en sortie</text:span> : <text:span text:style-name="T34">Tableau d’objets JSON représentant la liste des </text:span><text:span text:style-name="T37">marques</text:span><text:span text:style-name="T34">. 404 si aucun résultat, 500 en cas de défaut serveur</text:span></text:p>
      <text:p text:style-name="P42"><draw:frame text:anchor-type="paragraph" draw:z-index="43" draw:name="Forme1_14" draw:style-name="gr22" draw:text-style-name="P252" svg:width="8.259cm" svg:height="2.013cm" svg:x="2.833cm" svg:y="-0.131cm"><draw:text-box><text:p text:style-name="P251"><text:s/>[</text:p><text:p text:style-name="P251"><text:s/>{</text:p><text:p text:style-name="P251"><text:s text:c="4"/>id : integer</text:p><text:p text:style-name="P251"><text:s text:c="4"/>name : string</text:p><text:p text:style-name="P251"><text:s text:c="2"/>}</text:p><text:p text:style-name="P251">]</text:p></draw:text-box></draw:frame><text:span text:style-name="T1">get /:id </text:span>:</text:p>
      <text:p text:style-name="P192"><text:span text:style-name="T22">données en entrée</text:span> : <text:span text:style-name="T34">id d</text:span><text:span text:style-name="T40">e la marque </text:span><text:span text:style-name="T34">dans l’URL de la requête</text:span></text:p>
      <text:p text:style-name="P142"><text:span text:style-name="T22">données en sortie</text:span> : <text:span text:style-name="T34">Objet JSON représentant la <text:s/></text:span><text:span text:style-name="T37">marque</text:span><text:span text:style-name="T34">. 404 si aucun résultat, 500 en cas de défaut serveur</text:span></text:p>
      <text:p text:style-name="P42"><draw:frame text:anchor-type="paragraph" draw:z-index="44" draw:name="Forme1_15" draw:style-name="gr21" draw:text-style-name="P252" svg:width="8.259cm" svg:height="1.308cm" svg:x="2.833cm" svg:y="-0.205cm"><draw:text-box><text:p text:style-name="P251"><text:s/>{</text:p><text:p text:style-name="P251"><text:s text:c="4"/>id : integer</text:p><text:p text:style-name="P251"><text:s text:c="4"/>name : string</text:p><text:p text:style-name="P251"><text:s text:c="2"/>}</text:p></draw:text-box></draw:frame><text:span text:style-name="T1">*post /</text:span> :</text:p>
      <text:p text:style-name="P194"><text:span text:style-name="T22">données en entrée</text:span> : <text:span text:style-name="T34">Objet JSON contenant name le nom d</text:span><text:span text:style-name="T37">e la marque</text:span><text:span text:style-name="T34">.</text:span></text:p>
      <text:p text:style-name="P142"><draw:frame text:anchor-type="paragraph" draw:z-index="45" draw:name="Forme1_16" draw:style-name="gr20" draw:text-style-name="P252" svg:width="8.259cm" svg:height="0.981cm" svg:x="2.833cm" svg:y="-0.111cm"><draw:text-box><text:p text:style-name="P251"><text:s text:c="2"/>{</text:p><text:p text:style-name="P251"><text:s text:c="4"/>name : string</text:p><text:p text:style-name="P251"><text:s text:c="2"/>}</text:p></draw:text-box></draw:frame><text:span text:style-name="T22">données en sortie</text:span> :<text:span text:style-name="T34">422 si les données ne sont pas valides, 500 en cas d’erreur serveur,</text:span><text:span text:style-name="T56">201 si créé avec les valeurs</text:span></text:p>
      <text:p text:style-name="P42"><draw:frame text:anchor-type="paragraph" draw:z-index="46" draw:name="Forme1_17" draw:style-name="gr14" draw:text-style-name="P255" svg:width="8.259cm" svg:height="1.308cm" svg:x="2.833cm" svg:y="-0.28cm"><draw:text-box><text:p text:style-name="P254"><text:span text:style-name="T122"><text:s/></text:span><text:span text:style-name="T122">{</text:span></text:p><text:p text:style-name="P254"><text:span text:style-name="T122"><text:s text:c="4"/></text:span><text:span text:style-name="T122">id : integer</text:span></text:p><text:p text:style-name="P254"><text:span text:style-name="T122"><text:s text:c="4"/></text:span><text:span text:style-name="T122">name : string</text:span></text:p><text:p text:style-name="P254"><text:span text:style-name="T122"><text:s text:c="2"/></text:span><text:span text:style-name="T122">}</text:span></text:p></draw:text-box></draw:frame><text:span text:style-name="T1">**put /</text:span><text:span text:style-name="T9">:id</text:span> :</text:p>
      <text:p text:style-name="P143"><text:span text:style-name="T22">données en entrée</text:span> : <text:span text:style-name="T34">Objet JSON contenant name le nom d</text:span><text:span text:style-name="T37">e la marque</text:span><text:span text:style-name="T34">.</text:span></text:p>
      <text:p text:style-name="P113">Id d<text:span text:style-name="T40">e la marque</text:span> à modifier dans l’URL de la requête</text:p>
      <text:p text:style-name="P142"><text:span text:style-name="T22">données en sortie</text:span> : <text:span text:style-name="T34">422 si les données ne sont pas valides, 500 en cas d’erreur serveur.<text:line-break/></text:span><text:span text:style-name="T35">404 si l</text:span><text:span text:style-name="T40">a marque</text:span><text:span text:style-name="T35"> n’existe pas, </text:span><text:span text:style-name="T40">204 si la requête a aboutie</text:span></text:p>
      <text:p text:style-name="P42"><text:span text:style-name="T1">**delete /:</text:span><text:span text:style-name="T9">id</text:span><text:span text:style-name="T1"> </text:span>:</text:p>
      <text:p text:style-name="P194"><text:span text:style-name="T22">données en entrée</text:span> : <text:span text:style-name="T35">id </text:span><text:span text:style-name="T34">d</text:span><text:span text:style-name="T37">e la marque</text:span><text:span text:style-name="T35"> à supprimer dans l’URL de la requête.</text:span></text:p>
      <text:p text:style-name="P103"><text:span text:style-name="T22">données en sortie</text:span> : <text:span text:style-name="T34">422 si les données ne sont pas valides, 500 en cas d’erreur serveur.<text:line-break/></text:span><text:span text:style-name="T35">404 si l</text:span><text:span text:style-name="T39">a</text:span><text:span text:style-name="T35"> </text:span><text:span text:style-name="T39">marque</text:span><text:span text:style-name="T35"> n’existe pas, 204 si la requête aboutit</text:span></text:p>
      <text:h text:style-name="P70" text:outline-level="2"><text:bookmark-start text:name="__RefHeading___Toc1068_532435759"/>Scale<text:bookmark-end text:name="__RefHeading___Toc1068_532435759"/></text:h>
      <text:h text:style-name="P91" text:outline-level="3"><text:bookmark-start text:name="__RefHeading___Toc290_40675573801111"/><text:span text:style-name="T49">chemin de base</text:span> : <text:span text:style-name="T98">scale</text:span><text:span text:style-name="T91">/</text:span><text:bookmark-end text:name="__RefHeading___Toc290_40675573801111"/></text:h>
      <text:h text:style-name="P82" text:outline-level="3"><text:bookmark-start text:name="__RefHeading___Toc292_40675573802111"/><text:span text:style-name="T51">Rôle</text:span> : <text:bookmark-end text:name="__RefHeading___Toc292_40675573802111"/></text:h>
      <text:p text:style-name="P15">Permet la gestion et la récupération des <text:span text:style-name="T40">échelles</text:span> dans la base de données</text:p>
      <text:h text:style-name="P82" text:outline-level="3"><text:bookmark-start text:name="__RefHeading___Toc294_40675573802111"/><text:span text:style-name="T51">méthodes</text:span> <text:bookmark-end text:name="__RefHeading___Toc294_40675573802111"/></text:h>
      <text:p text:style-name="P32"><text:span text:style-name="T1">get</text:span> /: </text:p>
      <text:p text:style-name="P144"><text:span text:style-name="T22">données en sortie</text:span> : <text:span text:style-name="T34">Tableau d’objets JSON représentant la liste des </text:span><text:span text:style-name="T40">échelles</text:span><text:span text:style-name="T34">. 404 si aucun résultat, 500 en cas de défaut serveur</text:span></text:p>
      <text:p text:style-name="P44"><draw:frame text:anchor-type="paragraph" draw:z-index="47" draw:name="Forme1_18" draw:style-name="gr19" draw:text-style-name="P255" svg:width="8.259cm" svg:height="1.96cm" svg:x="2.833cm" svg:y="-0.263cm"><draw:text-box><text:p text:style-name="P254"><text:span text:style-name="T122"><text:s/></text:span><text:span text:style-name="T122">[</text:span></text:p><text:p text:style-name="P254"><text:span text:style-name="T122"><text:s/></text:span><text:span text:style-name="T122">{</text:span></text:p><text:p text:style-name="P254"><text:span text:style-name="T122"><text:s text:c="4"/></text:span><text:span text:style-name="T122">id : integer</text:span></text:p><text:p text:style-name="P254"><text:span text:style-name="T122"><text:s text:c="4"/></text:span><text:span text:style-name="T122">name : string</text:span></text:p><text:p text:style-name="P254"><text:span text:style-name="T122"><text:s text:c="2"/></text:span><text:span text:style-name="T122">}</text:span></text:p><text:p text:style-name="P254"><text:span text:style-name="T122">]</text:span></text:p></draw:text-box></draw:frame><text:span text:style-name="T1">get /:id </text:span>:</text:p>
      <text:p text:style-name="P195"><text:span text:style-name="T22">données en entrée</text:span> : <text:span text:style-name="T34">id d</text:span><text:span text:style-name="T40">e</text:span><text:span text:style-name="T34"> </text:span><text:span text:style-name="T40">l’ échelle</text:span><text:span text:style-name="T34"> dans l’URL de la requête</text:span></text:p>
      <text:p text:style-name="P144"><draw:frame text:anchor-type="paragraph" draw:z-index="48" draw:name="Forme1_19" draw:style-name="gr18" draw:text-style-name="P252" svg:width="8.259cm" svg:height="1.308cm" svg:x="3.759cm" svg:y="0.919cm"><draw:text-box><text:p text:style-name="P251"><text:s/>{</text:p><text:p text:style-name="P251"><text:s text:c="4"/>id : integer</text:p><text:p text:style-name="P251"><text:s text:c="4"/>name : string</text:p><text:p text:style-name="P251"><text:s text:c="2"/>}</text:p></draw:text-box></draw:frame><text:span text:style-name="T22">données en sortie</text:span> : <text:span text:style-name="T34">Objet JSON représentant </text:span><text:span text:style-name="T40">une</text:span><text:span text:style-name="T34"> </text:span><text:span text:style-name="T40">échelle</text:span><text:span text:style-name="T34">. 404 si aucun résultat, 500 en cas de défaut serveur</text:span></text:p>
      <text:p text:style-name="P44"><text:span text:style-name="T1">*post /</text:span> :</text:p>
      <text:p text:style-name="P193"><text:span text:style-name="T22">données en entrée</text:span> : <text:span text:style-name="T34">Objet JSON contenant name le nom d</text:span><text:span text:style-name="T37">e l’</text:span><text:span text:style-name="T41">échelle</text:span><text:span text:style-name="T34">.</text:span></text:p>
      <text:p text:style-name="P140"><draw:frame text:anchor-type="paragraph" draw:z-index="49" draw:name="Forme1_20" draw:style-name="gr17" draw:text-style-name="P252" svg:width="8.259cm" svg:height="0.981cm" svg:x="2.833cm" svg:y="-0.15cm"><draw:text-box><text:p text:style-name="P251"><text:s text:c="2"/>{</text:p><text:p text:style-name="P251"><text:s text:c="4"/>name : string</text:p><text:p text:style-name="P251"><text:s text:c="2"/>}</text:p></draw:text-box></draw:frame><text:span text:style-name="T22">données en sortie</text:span> :<text:span text:style-name="T34">422 si les données ne sont pas valides, 500 en cas d’erreur serveur </text:span><text:span text:style-name="T57">201 en cas de succès avec les valeurs</text:span></text:p>
      <text:p text:style-name="P44"><draw:frame text:anchor-type="paragraph" draw:z-index="50" draw:name="Forme1_21" draw:style-name="gr14" draw:text-style-name="P259" svg:width="8.259cm" svg:height="1.308cm" svg:x="2.833cm" svg:y="-0.3cm"><draw:text-box><text:p text:style-name="P258"><text:span text:style-name="T122"><text:s/></text:span><text:span text:style-name="T122">{</text:span></text:p><text:p text:style-name="P258"><text:span text:style-name="T122"><text:s text:c="4"/></text:span><text:span text:style-name="T122">id : integer</text:span></text:p><text:p text:style-name="P258"><text:span text:style-name="T122"><text:s text:c="4"/></text:span><text:span text:style-name="T122">name : string</text:span></text:p><text:p text:style-name="P258"><text:span text:style-name="T122"><text:s text:c="2"/></text:span><text:span text:style-name="T122">}</text:span></text:p></draw:text-box></draw:frame><text:span text:style-name="T1">**put /:i</text:span><text:span text:style-name="T10">d</text:span> :</text:p>
      <text:p text:style-name="P140"><text:span text:style-name="T22">données en entrée</text:span> : <text:span text:style-name="T34">Objet JSON contenant name le nom d</text:span><text:span text:style-name="T37">e l’</text:span><text:span text:style-name="T41">échelle</text:span><text:span text:style-name="T34">.</text:span></text:p>
      <text:p text:style-name="P114"><draw:frame text:anchor-type="paragraph" draw:z-index="51" draw:name="Forme1_22" draw:style-name="gr16" draw:text-style-name="P252" svg:width="8.259cm" svg:height="0.981cm" svg:x="2.833cm" svg:y="-0.168cm"><draw:text-box><text:p text:style-name="P251"><text:s text:c="2"/>{</text:p><text:p text:style-name="P251"><text:s text:c="4"/>name : string</text:p><text:p text:style-name="P251"><text:s text:c="2"/>}</text:p></draw:text-box></draw:frame>Id d<text:span text:style-name="T41">e l’échelle</text:span> à modifier dans l’URL de la requête</text:p>
      <text:p text:style-name="P140"><text:span text:style-name="T22">données en sortie</text:span> : <text:span text:style-name="T34">422 si les données ne sont pas valides, 500 en cas d’erreur serveur.<text:line-break/></text:span><text:span text:style-name="T35">404 si l’</text:span><text:span text:style-name="T41">échelle</text:span><text:span text:style-name="T35"> n’existe pas, </text:span><text:span text:style-name="T41">204 si la requête </text:span><text:span text:style-name="T42">a </text:span><text:span text:style-name="T41">abouti</text:span><text:span text:style-name="T42">e.</text:span></text:p>
      <text:p text:style-name="P44"><text:span text:style-name="T1">**delete /:i</text:span><text:span text:style-name="T10">d</text:span><text:span text:style-name="T1"> </text:span>:</text:p>
      <text:p text:style-name="P193"><text:span text:style-name="T22">données en entrée</text:span> : <text:span text:style-name="T35">id </text:span><text:span text:style-name="T34">d</text:span><text:span text:style-name="T37">e l’</text:span><text:span text:style-name="T41">échell</text:span><text:span text:style-name="T37">e</text:span><text:span text:style-name="T35"> à supprimer dans l’URL de la requête.</text:span></text:p>
      <text:p text:style-name="P102"><text:span text:style-name="T22">données en sortie</text:span> : <text:span text:style-name="T34">422 si les données ne sont pas valides, 500 en cas d’erreur serveur.<text:line-break/></text:span><text:span text:style-name="T35">404 si l’</text:span><text:span text:style-name="T41">échelle</text:span><text:span text:style-name="T35"> n’existe pas, 204 si la requête aboutit</text:span></text:p>
      <text:h text:style-name="P71" text:outline-level="2"><text:bookmark-start text:name="__RefHeading___Toc1164_532435759"/>Period<text:bookmark-end text:name="__RefHeading___Toc1164_532435759"/></text:h>
      <text:h text:style-name="P92" text:outline-level="3"><text:bookmark-start text:name="__RefHeading___Toc290_406755738011111"/><text:span text:style-name="T49">chemin de base</text:span> : <text:span text:style-name="T99">period</text:span><text:span text:style-name="T91">/</text:span><text:bookmark-end text:name="__RefHeading___Toc290_406755738011111"/></text:h>
      <text:h text:style-name="P83" text:outline-level="3"><text:bookmark-start text:name="__RefHeading___Toc292_406755738021111"/><text:span text:style-name="T51">Rôle</text:span> : <text:bookmark-end text:name="__RefHeading___Toc292_406755738021111"/></text:h>
      <text:p text:style-name="P16">Permet la gestion et la récupération des <text:span text:style-name="T43">périodes</text:span> dans la base de données</text:p>
      <text:h text:style-name="P83" text:outline-level="3"><text:bookmark-start text:name="__RefHeading___Toc294_406755738021111"/><text:span text:style-name="T51">méthodes</text:span> <text:bookmark-end text:name="__RefHeading___Toc294_406755738021111"/></text:h>
      <text:p text:style-name="P33"><text:span text:style-name="T1">get</text:span> /: </text:p>
      <text:p text:style-name="P145"><text:span text:style-name="T22">données en sortie</text:span> : <text:span text:style-name="T34">Tableau d’objets JSON représentant la liste des </text:span><text:span text:style-name="T43">périodes</text:span><text:span text:style-name="T34">. 404 si aucun résultat, 500 en cas de défaut serveur</text:span></text:p>
      <text:p text:style-name="P45"><draw:frame text:anchor-type="paragraph" draw:z-index="52" draw:name="Forme1_23" draw:style-name="gr15" draw:text-style-name="P252" svg:width="8.259cm" svg:height="1.96cm" svg:x="2.833cm" svg:y="-0.263cm"><draw:text-box><text:p text:style-name="P251"><text:s/>[</text:p><text:p text:style-name="P251"><text:s/>{</text:p><text:p text:style-name="P251"><text:s text:c="4"/>id : integer</text:p><text:p text:style-name="P251"><text:s text:c="4"/>name : string</text:p><text:p text:style-name="P251"><text:s text:c="2"/>}</text:p><text:p text:style-name="P251">]</text:p></draw:text-box></draw:frame><text:span text:style-name="T1">get /:id </text:span>:</text:p>
      <text:p text:style-name="P196"><text:span text:style-name="T22">données en entrée</text:span> : <text:span text:style-name="T34">id d</text:span><text:span text:style-name="T40">e</text:span><text:span text:style-name="T34"> </text:span><text:span text:style-name="T40">l</text:span><text:span text:style-name="T43">a période</text:span><text:span text:style-name="T34"> dans l’URL de la requête</text:span></text:p>
      <text:p text:style-name="P145"><text:span text:style-name="T22">données en sortie</text:span> : <text:span text:style-name="T34">Objet JSON représentant </text:span><text:span text:style-name="T40">une</text:span><text:span text:style-name="T34"> </text:span><text:span text:style-name="T43">période</text:span><text:span text:style-name="T34">. 404 si aucun résultat, 500 en cas de défaut serveur</text:span></text:p>
      <text:p text:style-name="P45"><draw:frame text:anchor-type="paragraph" draw:z-index="53" draw:name="Forme1_24" draw:style-name="gr14" draw:text-style-name="P255" svg:width="8.259cm" svg:height="1.308cm" svg:x="2.833cm" svg:y="-0.3cm"><draw:text-box><text:p text:style-name="P254"><text:span text:style-name="T122"><text:s/></text:span><text:span text:style-name="T122">{</text:span></text:p><text:p text:style-name="P254"><text:span text:style-name="T122"><text:s text:c="4"/></text:span><text:span text:style-name="T122">id : integer</text:span></text:p><text:p text:style-name="P254"><text:span text:style-name="T122"><text:s text:c="4"/></text:span><text:span text:style-name="T122">name : string</text:span></text:p><text:p text:style-name="P254"><text:span text:style-name="T122"><text:s text:c="2"/></text:span><text:span text:style-name="T122">}</text:span></text:p></draw:text-box></draw:frame><text:span text:style-name="T1">*post /:i</text:span><text:span text:style-name="T11">d</text:span> :</text:p>
      <text:p text:style-name="P196"><text:span text:style-name="T22">données en entrée</text:span> : <text:span text:style-name="T34">Objet JSON contenant name le nom d</text:span><text:span text:style-name="T37">e l</text:span><text:span text:style-name="T43">a période</text:span><text:span text:style-name="T34">.</text:span></text:p>
      <text:p text:style-name="P145"><draw:frame text:anchor-type="paragraph" draw:z-index="55" draw:name="Forme1_26" draw:style-name="gr12" draw:text-style-name="P252" svg:width="8.259cm" svg:height="0.981cm" svg:x="2.833cm" svg:y="-0.131cm"><draw:text-box><text:p text:style-name="P251"><text:s/>{</text:p><text:p text:style-name="P251"><text:s text:c="4"/>name : string</text:p><text:p text:style-name="P251"><text:s text:c="2"/>}</text:p></draw:text-box></draw:frame><text:span text:style-name="T22">données en sortie</text:span> :<text:span text:style-name="T34">422 si les données ne sont pas valides, 500 en cas d’erreur serveur,</text:span><text:span text:style-name="T58">201 en cas de succès <text:s/>avec les valeurs</text:span></text:p>
      <text:p text:style-name="P45"><draw:frame text:anchor-type="paragraph" draw:z-index="54" draw:name="Forme1_25" draw:style-name="gr13" draw:text-style-name="P257" svg:width="8.259cm" svg:height="1.308cm" svg:x="2.833cm" svg:y="-0.245cm"><draw:text-box><text:p text:style-name="P256"><text:span text:style-name="T122"><text:s/></text:span><text:span text:style-name="T122">{</text:span></text:p><text:p text:style-name="P256"><text:span text:style-name="T122"><text:s text:c="4"/></text:span><text:span text:style-name="T122">id : integer</text:span></text:p><text:p text:style-name="P256"><text:span text:style-name="T122"><text:s text:c="4"/></text:span><text:span text:style-name="T122">name : string</text:span></text:p><text:p text:style-name="P256"><text:span text:style-name="T122"><text:s text:c="2"/></text:span><text:span text:style-name="T122">}</text:span></text:p></draw:text-box></draw:frame><text:span text:style-name="T1">**put /:i</text:span><text:span text:style-name="T11">d</text:span> :</text:p>
      <text:p text:style-name="P145"><text:span text:style-name="T22">données en entrée</text:span> : <text:span text:style-name="T34">Objet JSON contenant name le nom d</text:span><text:span text:style-name="T37">e l</text:span><text:span text:style-name="T43">a période</text:span><text:span text:style-name="T34">.</text:span></text:p>
      <text:p text:style-name="P115">Id d<text:span text:style-name="T41">e l</text:span><text:span text:style-name="T43">a périodes</text:span> à modifier dans l’URL de la requête</text:p>
      <text:p text:style-name="P104"><draw:frame text:anchor-type="paragraph" draw:z-index="56" draw:name="Forme1_27" draw:style-name="gr11" draw:text-style-name="P255" svg:width="8.259cm" svg:height="1.093cm" svg:x="2.833cm" svg:y="-0.282cm"><draw:text-box><text:p text:style-name="P254"><text:span text:style-name="T122"><text:s/></text:span><text:span text:style-name="T122">{</text:span></text:p><text:p text:style-name="P254"><text:span text:style-name="T122"><text:s text:c="4"/></text:span><text:span text:style-name="T122">name : string</text:span></text:p><text:p text:style-name="P254"><text:span text:style-name="T122"><text:s text:c="2"/></text:span><text:span text:style-name="T122">}</text:span></text:p></draw:text-box></draw:frame><text:span text:style-name="T22">données en sortie</text:span> : <text:span text:style-name="T34">422 si les données ne sont pas valides, 500 en cas d’erreur serveur.<text:line-break/></text:span><text:span text:style-name="T35">404 si l</text:span><text:span text:style-name="T43">a période</text:span><text:span text:style-name="T35"> n’existe pas, </text:span><text:span text:style-name="T58">204 en cas de succès</text:span></text:p>
      <text:p text:style-name="P45"><text:span text:style-name="T1">**delete /:i</text:span><text:span text:style-name="T11">d</text:span><text:span text:style-name="T1"> </text:span>:</text:p>
      <text:p text:style-name="P196"><text:span text:style-name="T22">données en entrée</text:span> : <text:span text:style-name="T35">id </text:span><text:span text:style-name="T34">d</text:span><text:span text:style-name="T37">e l</text:span><text:span text:style-name="T43">a période</text:span><text:span text:style-name="T35"> à supprimer dans l’URL de la requête.</text:span></text:p>
      <text:p text:style-name="P104"><text:span text:style-name="T22">données en sortie</text:span> : <text:span text:style-name="T34">422 si les données ne sont pas valides, 500 en cas d’erreur serveur.<text:line-break/></text:span><text:span text:style-name="T35">404 si l</text:span><text:span text:style-name="T43">a période</text:span><text:span text:style-name="T35"> n’existe pas, 204 si la requête aboutit</text:span></text:p>
      <text:h text:style-name="P72" text:outline-level="2"><text:bookmark-start text:name="__RefHeading___Toc1166_532435759"/>S<text:span text:style-name="T44">tat</text:span>e<text:bookmark-end text:name="__RefHeading___Toc1166_532435759"/></text:h>
      <text:h text:style-name="P93" text:outline-level="3"><text:bookmark-start text:name="__RefHeading___Toc290_406755738011112"/><text:span text:style-name="T49">chemin de base</text:span> : <text:span text:style-name="T98">s</text:span><text:span text:style-name="T100">tat</text:span><text:span text:style-name="T98">e</text:span><text:span text:style-name="T91">/</text:span><text:bookmark-end text:name="__RefHeading___Toc290_406755738011112"/></text:h>
      <text:h text:style-name="P84" text:outline-level="3"><text:bookmark-start text:name="__RefHeading___Toc292_406755738021112"/><text:span text:style-name="T51">Rôle</text:span> : <text:bookmark-end text:name="__RefHeading___Toc292_406755738021112"/></text:h>
      <text:p text:style-name="P17">Permet la gestion et la récupération des <text:span text:style-name="T44">états</text:span> dans la base de données</text:p>
      <text:h text:style-name="P87" text:outline-level="3"><text:bookmark-start text:name="__RefHeading___Toc294_406755738021112"/>méthodes <text:bookmark-end text:name="__RefHeading___Toc294_406755738021112"/></text:h>
      <text:p text:style-name="P34"><text:span text:style-name="T1">get</text:span> /: </text:p>
      <text:p text:style-name="P147"><text:span text:style-name="T22">données en sortie</text:span> : <text:span text:style-name="T34">Tableau d’objets JSON représentant la liste des </text:span><text:span text:style-name="T44">états</text:span><text:span text:style-name="T34">. 404 si aucun résultat, 500 en cas de défaut serveur</text:span></text:p>
      <text:p text:style-name="P46"><draw:frame text:anchor-type="paragraph" draw:z-index="58" draw:name="Forme1_29" draw:style-name="gr6" draw:text-style-name="P252" svg:width="8.259cm" svg:height="2.05cm" svg:x="2.833cm" svg:y="-0.263cm"><draw:text-box><text:p text:style-name="P251"><text:s/>[</text:p><text:p text:style-name="P251"><text:s/>{</text:p><text:p text:style-name="P251"><text:s text:c="4"/>id : integer</text:p><text:p text:style-name="P251"><text:s text:c="4"/>name : string</text:p><text:p text:style-name="P251"><text:s text:c="2"/>}</text:p><text:p text:style-name="P251">]</text:p></draw:text-box></draw:frame><text:span text:style-name="T1">get /:id </text:span>:</text:p>
      <text:p text:style-name="P197"><text:span text:style-name="T22">données en entrée</text:span> : <text:span text:style-name="T34">id d</text:span><text:span text:style-name="T40">e</text:span><text:span text:style-name="T34"> </text:span><text:span text:style-name="T40">l’ </text:span><text:span text:style-name="T44">état</text:span><text:span text:style-name="T34"> dans l’URL de la requête</text:span></text:p>
      <text:p text:style-name="P147"><text:span text:style-name="T22">données en sortie</text:span> : <text:span text:style-name="T34">Objet JSON représentant </text:span><text:span text:style-name="T40">une</text:span><text:span text:style-name="T34"> </text:span><text:span text:style-name="T40">échelle</text:span><text:span text:style-name="T34">. 404 si aucun résultat, 500 en cas de défaut serveur</text:span></text:p>
      <text:p text:style-name="P46"><draw:frame text:anchor-type="paragraph" draw:z-index="57" draw:name="Forme1_28" draw:style-name="gr9" draw:text-style-name="P252" svg:width="8.259cm" svg:height="1.308cm" svg:x="2.833cm" svg:y="-0.3cm"><draw:text-box><text:p text:style-name="P251"><text:s/>{</text:p><text:p text:style-name="P251"><text:s text:c="5"/>id : integer</text:p><text:p text:style-name="P251"><text:s text:c="5"/>name : string</text:p><text:p text:style-name="P251"><text:s text:c="2"/>}</text:p></draw:text-box></draw:frame><text:span text:style-name="T1">*post /</text:span> :</text:p>
      <text:p text:style-name="P197"><text:span text:style-name="T22">données en entrée</text:span> : <text:span text:style-name="T34">Objet JSON contenant name le nom d</text:span><text:span text:style-name="T37">e l’</text:span><text:span text:style-name="T44">état</text:span><text:span text:style-name="T34">.</text:span></text:p>
      <text:p text:style-name="P147"><draw:frame text:anchor-type="paragraph" draw:z-index="59" draw:name="Forme1_30" draw:style-name="gr10" draw:text-style-name="P252" svg:width="8.259cm" svg:height="1.08cm" svg:x="2.833cm" svg:y="-0.131cm"><draw:text-box><text:p text:style-name="P251"><text:s/>{</text:p><text:p text:style-name="P251"><text:s text:c="5"/>name : string</text:p><text:p text:style-name="P251"><text:s text:c="2"/>}</text:p></draw:text-box></draw:frame><text:span text:style-name="T22">données en sortie</text:span> :<text:span text:style-name="T34">422 si les données ne sont pas valides, 500 en cas d’erreur serveur<text:line-break/></text:span><text:span text:style-name="T59">201 si succès, avec les données </text:span></text:p>
      <text:p text:style-name="P46"><draw:frame text:anchor-type="paragraph" draw:z-index="60" draw:name="Forme1_31" draw:style-name="gr9" draw:text-style-name="P252" svg:width="8.259cm" svg:height="1.308cm" svg:x="2.889cm" svg:y="-0.307cm"><draw:text-box><text:p text:style-name="P251"><text:s/>{</text:p><text:p text:style-name="P251"><text:s text:c="5"/>id : integer</text:p><text:p text:style-name="P251"><text:s text:c="5"/>name : string</text:p><text:p text:style-name="P251"><text:s text:c="2"/>}</text:p></draw:text-box></draw:frame><text:span text:style-name="T1">**put /:i</text:span><text:span text:style-name="T12">d</text:span> :</text:p>
      <text:p text:style-name="P147"><text:span text:style-name="T22">données en entrée</text:span> : <text:span text:style-name="T34">Objet JSON contenant name le nom d</text:span><text:span text:style-name="T37">e l’</text:span><text:span text:style-name="T44">état</text:span><text:span text:style-name="T34">.</text:span></text:p>
      <text:p text:style-name="P116"><draw:frame text:anchor-type="paragraph" draw:z-index="61" draw:name="Forme1_32" draw:style-name="gr9" draw:text-style-name="P252" svg:width="8.259cm" svg:height="1.28cm" svg:x="2.796cm" svg:y="-0.243cm"><draw:text-box><text:p text:style-name="P251"><text:s/>{</text:p><text:p text:style-name="P251"><text:s text:c="5"/>name : string</text:p><text:p text:style-name="P251"><text:s text:c="2"/>}</text:p></draw:text-box></draw:frame>Id d<text:span text:style-name="T41">e l’ </text:span><text:span text:style-name="T44">état</text:span> à modifier dans l’URL de la requête</text:p>
      <text:p text:style-name="P147"><text:span text:style-name="T22">données en sortie</text:span> : <text:span text:style-name="T34">422 si les données ne sont pas valides, 500 en cas d’erreur serveur.<text:line-break/></text:span><text:span text:style-name="T35">404 si l’ </text:span><text:span text:style-name="T44">état</text:span><text:span text:style-name="T35"> n’existe pas, </text:span><text:span text:style-name="T41">204 si la requête </text:span><text:span text:style-name="T42">a </text:span><text:span text:style-name="T41">abouti</text:span><text:span text:style-name="T42">e.</text:span></text:p>
      <text:p text:style-name="P46"><text:span text:style-name="T1">**delete /:i</text:span><text:span text:style-name="T12">d</text:span><text:span text:style-name="T1"> </text:span>:</text:p>
      <text:p text:style-name="P197"><text:span text:style-name="T22">données en entrée</text:span> : <text:span text:style-name="T35">id </text:span><text:span text:style-name="T34">d</text:span><text:span text:style-name="T37">e l’ </text:span><text:span text:style-name="T44">état</text:span><text:span text:style-name="T35"> à supprimer dans l’URL de la requête.</text:span></text:p>
      <text:p text:style-name="P106"><text:span text:style-name="T22">données en sortie</text:span> : <text:span text:style-name="T34">422 si les données ne sont pas valides, 500 en cas d’erreur serveur.<text:line-break/></text:span><text:span text:style-name="T35">404 si l’ </text:span><text:span text:style-name="T44">état</text:span><text:span text:style-name="T35"> n’existe pas, 204 si la requête aboutit</text:span></text:p>
      <text:h text:style-name="P64" text:outline-level="2"><text:bookmark-start text:name="__RefHeading___Toc1188_532435759"/>Builder<text:bookmark-end text:name="__RefHeading___Toc1188_532435759"/></text:h>
      <text:h text:style-name="P94" text:outline-level="3"><text:bookmark-start text:name="__RefHeading___Toc290_40675573805"/><text:span text:style-name="T49">chemin de base</text:span> : <text:span text:style-name="T101">builder/</text:span><text:bookmark-end text:name="__RefHeading___Toc290_40675573805"/></text:h>
      <text:h text:style-name="P85" text:outline-level="3"><text:bookmark-start text:name="__RefHeading___Toc292_40675573801"/><text:span text:style-name="T51">Rôle</text:span> : <text:bookmark-end text:name="__RefHeading___Toc292_40675573801"/></text:h>
      <text:p text:style-name="P23">Permet de gérer les constructeurs dans la base de données.</text:p>
      <text:h text:style-name="P85" text:outline-level="3"><text:bookmark-start text:name="__RefHeading___Toc294_40675573801"/><text:span text:style-name="T51">méthodes</text:span> <text:bookmark-end text:name="__RefHeading___Toc294_40675573801"/></text:h>
      <text:p text:style-name="P35"><text:span text:style-name="T1">get /</text:span> : </text:p>
      <text:p text:style-name="P146"><text:span text:style-name="T22">données en sortie</text:span> : <text:span text:style-name="T45">un tableau d’objet JSON représentant les constructeurs</text:span></text:p>
      <text:p text:style-name="P124">404 si non trouvé, 500 en cas d’erreur du serveur </text:p>
      <text:p text:style-name="P47"><draw:frame text:anchor-type="paragraph" draw:z-index="64" draw:name="Forme1_35" draw:style-name="gr6" draw:text-style-name="P252" svg:width="8.259cm" svg:height="2.613cm" svg:x="2.833cm" svg:y="-0.263cm"><draw:text-box><text:p text:style-name="P251"><text:s/>[</text:p><text:p text:style-name="P251"><text:s text:c="2"/>{</text:p><text:p text:style-name="P251"><text:s text:c="5"/>id: integer</text:p><text:p text:style-name="P251"><text:s text:c="5"/>countryId : integer</text:p><text:p text:style-name="P251"><text:s text:c="5"/>name : string</text:p><text:p text:style-name="P251"><text:s text:c="5"/>countryName : string</text:p><text:p text:style-name="P251"><text:s text:c="3"/>}</text:p><text:p text:style-name="P251">]</text:p></draw:text-box></draw:frame><text:span text:style-name="T1">get /:id </text:span>:</text:p>
      <text:p text:style-name="P146"><text:span text:style-name="T22">données en entrée</text:span> : <text:span text:style-name="T45">id : l’ID du contructeur</text:span></text:p>
      <text:p text:style-name="P125">données en sortie<text:span text:style-name="T25"> : </text:span><text:span text:style-name="T26">un objet JSON représentant le constructeur. 404 si non trouvé, 500 en cas d’erreur du serveur </text:span></text:p>
      <text:p text:style-name="P47"><draw:frame text:anchor-type="paragraph" draw:z-index="65" draw:name="Forme1_36" draw:style-name="gr6" draw:text-style-name="P252" svg:width="8.259cm" svg:height="2.05cm" svg:x="2.833cm" svg:y="-0.263cm"><draw:text-box><text:p text:style-name="P251"><text:s text:c="3"/>{</text:p><text:p text:style-name="P251"><text:s text:c="5"/>id: integer</text:p><text:p text:style-name="P251"><text:s text:c="5"/>countryId : integer</text:p><text:p text:style-name="P251"><text:s text:c="5"/>name : string</text:p><text:p text:style-name="P251"><text:s text:c="5"/>countryName : string</text:p><text:p text:style-name="P251"><text:s text:c="3"/>}</text:p></draw:text-box></draw:frame><text:span text:style-name="T1">*post</text:span> /:</text:p>
      <text:p text:style-name="P146"><text:span text:style-name="T22">données en entrée </text:span>: <text:span text:style-name="T45">name, country.</text:span></text:p>
      <text:p text:style-name="P105"><text:span text:style-name="T22">données en sortie</text:span> : <text:span text:style-name="T45">un objet JSON représentant le constructeur code 201.</text:span></text:p>
      <text:p text:style-name="P124">404 si non trouvé, 500 en cas d’erreur du serveur, 401 ou 403 en cas de défaut d’authentification </text:p>
      <text:p text:style-name="P47"><text:span text:style-name="T1">**put /:i</text:span><text:span text:style-name="T13">d</text:span> :</text:p>
      <text:p text:style-name="P153">données en entrée<text:span text:style-name="T25"> :</text:span><text:span text:style-name="T26">id, name, country</text:span></text:p>
      <text:p text:style-name="P105"><text:span text:style-name="T22">données en sortie</text:span> : <text:span text:style-name="T45">204 si la requête a aboutie, </text:span><text:span text:style-name="T26">404 si non trouvé, 500 en cas d’erreur du serveur, 401 ou 403 en cas de défaut d’authentification </text:span></text:p>
      <text:p text:style-name="P47"><text:span text:style-name="T1">**delete /:i</text:span><text:span text:style-name="T13">d</text:span><text:span text:style-name="T1"> </text:span>:</text:p>
      <text:p text:style-name="P146"><text:span text:style-name="T22">données en entrée </text:span>: <text:span text:style-name="T45">id, id du constructeur.</text:span></text:p>
      <text:p text:style-name="P105"><text:span text:style-name="T22">données en sortie</text:span> :<text:span text:style-name="T45">204 si la requête a aboutie, </text:span><text:span text:style-name="T26">404 si non trouvé, 500 en cas d’erreur du serveur, 401 ou 403 en cas de défaut d’authentification </text:span></text:p>
      <text:h text:style-name="P66" text:outline-level="2"><text:bookmark-start text:name="__RefHeading___Toc2229_763050954"/>Model<text:bookmark-end text:name="__RefHeading___Toc2229_763050954"/></text:h>
      <text:h text:style-name="P95" text:outline-level="3"><text:bookmark-start text:name="__RefHeading___Toc290_40675573806"/>chemin de base : <text:span text:style-name="T102">model/</text:span><text:bookmark-end text:name="__RefHeading___Toc290_40675573806"/></text:h>
      <text:h text:style-name="P89" text:outline-level="3"><text:bookmark-start text:name="__RefHeading___Toc292_40675573806"/>Rôle : <text:bookmark-end text:name="__RefHeading___Toc292_40675573806"/></text:h>
      <text:p text:style-name="P185">Gère la liste des modèles et l’interaction avec le propriétaire (utilisateur).</text:p>
      <text:h text:style-name="P89" text:outline-level="3"><text:bookmark-start text:name="__RefHeading___Toc294_40675573806"/>méthodes <text:bookmark-end text:name="__RefHeading___Toc294_40675573806"/></text:h>
      <text:p text:style-name="P36"><text:span text:style-name="T1">get</text:span> <text:span text:style-name="T1">/</text:span> : </text:p>
      <text:p text:style-name="P148"><text:span text:style-name="T22">données en sortie</text:span> : <text:span text:style-name="T46">tableau d’objet représentant les modèles. 404 si non trouvés, 500 si erreur serveur</text:span></text:p>
      <text:p text:style-name="P48"><draw:frame text:anchor-type="paragraph" draw:z-index="66" draw:name="Forme1_37" draw:style-name="gr6" draw:text-style-name="P252" svg:width="8.259cm" svg:height="6.855cm" svg:x="2.833cm" svg:y="-0.263cm"><draw:text-box><text:p text:style-name="P251"><text:s text:c="3"/>[</text:p><text:p text:style-name="P251"><text:s text:c="4"/>{</text:p><text:p text:style-name="P251"><text:s text:c="8"/>id: integer</text:p><text:p text:style-name="P251"><text:s text:c="8"/>name: string</text:p><text:p text:style-name="P251"><text:s text:c="8"/>category: integer</text:p><text:p text:style-name="P251"><text:s text:c="8"/>period: integer</text:p><text:p text:style-name="P251"><text:s text:c="8"/>reference: string</text:p><text:p text:style-name="P251"><text:s text:c="8"/>scale: integer</text:p><text:p text:style-name="P251"><text:s text:c="8"/>builder: integer</text:p><text:p text:style-name="P251"><text:s text:c="8"/>brand: integer</text:p><text:p text:style-name="P251"><text:s text:c="8"/>picture: string</text:p><text:p text:style-name="P251"><text:s text:c="8"/>link: string</text:p><text:p text:style-name="P251"><text:s text:c="8"/>categoryName: string</text:p><text:p text:style-name="P251"><text:s text:c="8"/>periodName: string</text:p><text:p text:style-name="P251"><text:s text:c="8"/>scaleName: string</text:p><text:p text:style-name="P251"><text:s text:c="8"/>builderName: string</text:p><text:p text:style-name="P251"><text:s text:c="8"/>brandName: string</text:p><text:p text:style-name="P251"><text:s text:c="8"/>countryId: integer</text:p><text:p text:style-name="P251"><text:s text:c="8"/>countryName: string</text:p><text:p text:style-name="P251"><text:s text:c="3"/>}</text:p><text:p text:style-name="P251">]</text:p></draw:text-box></draw:frame><text:span text:style-name="T1">get /:id </text:span>:</text:p>
      <text:p text:style-name="P148"><text:span text:style-name="T22">données en entrée</text:span> : <text:span text:style-name="T46">id représentant l’ID du modèle.</text:span></text:p>
      <text:p text:style-name="P126">données en sortie<text:span text:style-name="T25"> : </text:span><text:span text:style-name="T27">Objet représentant le modèle. 404 si non trouvé, 500 si erreur serveur, 422 si l’ID n’est pas au format correct.</text:span></text:p>
      <text:p text:style-name="P126"><draw:frame text:anchor-type="paragraph" draw:z-index="67" draw:name="Forme1_38" draw:style-name="gr6" draw:text-style-name="P252" svg:width="8.259cm" svg:height="6.203cm" svg:x="2.833cm" svg:y="-0.263cm"><draw:text-box><text:p text:style-name="P251"><text:s text:c="3"/>{</text:p><text:p text:style-name="P251"><text:s text:c="8"/>id: integer</text:p><text:p text:style-name="P251"><text:s text:c="8"/>name: string</text:p><text:p text:style-name="P251"><text:s text:c="8"/>category: integer</text:p><text:p text:style-name="P251"><text:s text:c="8"/>period: integer</text:p><text:p text:style-name="P251"><text:s text:c="8"/>reference: string</text:p><text:p text:style-name="P251"><text:s text:c="8"/>scale: integer</text:p><text:p text:style-name="P251"><text:s text:c="8"/>builder: integer</text:p><text:p text:style-name="P251"><text:s text:c="8"/>brand: integer</text:p><text:p text:style-name="P251"><text:s text:c="8"/>picture: string</text:p><text:p text:style-name="P251"><text:s text:c="8"/>link: string</text:p><text:p text:style-name="P251"><text:s text:c="8"/>categoryName: string</text:p><text:p text:style-name="P251"><text:s text:c="8"/>periodName: string</text:p><text:p text:style-name="P251"><text:s text:c="8"/>scaleName: string</text:p><text:p text:style-name="P251"><text:s text:c="8"/>builderName: string</text:p><text:p text:style-name="P251"><text:s text:c="8"/>brandName: string</text:p><text:p text:style-name="P251"><text:s text:c="8"/>countryId: integer</text:p><text:p text:style-name="P251"><text:s text:c="8"/>countryName: string</text:p><text:p text:style-name="P251"><text:s text:c="3"/>}</text:p></draw:text-box></draw:frame><text:span text:style-name="T27"/></text:p>
      <text:p text:style-name="P48"><text:span text:style-name="T1"/></text:p>
      <text:p text:style-name="P239"><text:span text:style-name="T1">*post</text:span> <text:span text:style-name="T1">/ </text:span>:</text:p>
      <text:p text:style-name="P134"><text:span text:style-name="T82">données en entrée </text:span><text:span text:style-name="T83">: </text:span><text:span text:style-name="T86">Un </text:span><text:span text:style-name="T87">formulaire multipart</text:span><text:span text:style-name="T86"> représentant le modèle à ajouter</text:span></text:p>
      <text:p text:style-name="P100"><draw:frame text:anchor-type="paragraph" draw:z-index="68" draw:name="Forme1_39" draw:style-name="gr6" draw:text-style-name="P252" svg:width="8.259cm" svg:height="3.592cm" svg:x="2.833cm" svg:y="-0.263cm"><draw:text-box><text:p text:style-name="P251"><text:s text:c="3"/>{</text:p><text:p text:style-name="P251"><text:s text:c="8"/>name: string</text:p><text:p text:style-name="P251"><text:s text:c="8"/>category: integer</text:p><text:p text:style-name="P251"><text:s text:c="8"/>period: integer</text:p><text:p text:style-name="P251"><text:s text:c="8"/>reference: string</text:p><text:p text:style-name="P251"><text:s text:c="8"/>scale: integer</text:p><text:p text:style-name="P251"><text:s text:c="8"/>builder: integer</text:p><text:p text:style-name="P251"><text:s text:c="8"/>brand: integer</text:p><text:p text:style-name="P251"><text:s text:c="8"/>scalemates: string</text:p><text:p text:style-name="P251"><text:s text:c="8"/>file : file object with picture</text:p><text:p text:style-name="P251"><text:s text:c="3"/>}</text:p></draw:text-box></draw:frame><text:span text:style-name="T82">données en sortie</text:span><text:span text:style-name="T83"> : </text:span><text:span text:style-name="T87">422 si une erreur en entrée, 500 en cas d’erreur serveur, 201 si succès avec données </text:span></text:p>
      <text:p text:style-name="P48"><draw:frame text:anchor-type="paragraph" draw:z-index="69" draw:name="Forme1_40" draw:style-name="gr6" draw:text-style-name="P252" svg:width="8.259cm" svg:height="6.203cm" svg:x="2.833cm" svg:y="-0.263cm"><draw:text-box><text:p text:style-name="P251"><text:s text:c="3"/>{</text:p><text:p text:style-name="P251"><text:s text:c="8"/>id: integer</text:p><text:p text:style-name="P251"><text:s text:c="8"/>name: string</text:p><text:p text:style-name="P251"><text:s text:c="8"/>category: integer</text:p><text:p text:style-name="P251"><text:s text:c="8"/>period: integer</text:p><text:p text:style-name="P251"><text:s text:c="8"/>reference: string</text:p><text:p text:style-name="P251"><text:s text:c="8"/>scale: integer</text:p><text:p text:style-name="P251"><text:s text:c="8"/>builder: integer</text:p><text:p text:style-name="P251"><text:s text:c="8"/>brand: integer</text:p><text:p text:style-name="P251"><text:s text:c="8"/>picture: string</text:p><text:p text:style-name="P251"><text:s text:c="8"/>link: string</text:p><text:p text:style-name="P251"><text:s text:c="8"/>categoryName: string</text:p><text:p text:style-name="P251"><text:s text:c="8"/>periodName: string</text:p><text:p text:style-name="P251"><text:s text:c="8"/>scaleName: string</text:p><text:p text:style-name="P251"><text:s text:c="8"/>builderName: string</text:p><text:p text:style-name="P251"><text:s text:c="8"/>brandName: string</text:p><text:p text:style-name="P251"><text:s text:c="8"/>countryId: integer</text:p><text:p text:style-name="P251"><text:s text:c="8"/>countryName: string</text:p><text:p text:style-name="P251"><text:s text:c="3"/>}</text:p></draw:text-box></draw:frame><text:span text:style-name="T1">**put /:i</text:span><text:span text:style-name="T14">d</text:span>:</text:p>
      <text:p text:style-name="P154">données en entrée<text:span text:style-name="T25"> : </text:span><text:span text:style-name="T28">id du modèle dans l’URL, au moins une des données suivantes, dans un formdata multipart :</text:span></text:p>
      <text:p text:style-name="P108"><draw:frame text:anchor-type="paragraph" draw:z-index="70" draw:name="Forme1_41" draw:style-name="gr6" draw:text-style-name="P252" svg:width="8.259cm" svg:height="3.592cm" svg:x="2.833cm" svg:y="-0.263cm"><draw:text-box><text:p text:style-name="P251"><text:s text:c="3"/>{</text:p><text:p text:style-name="P251"><text:s text:c="8"/>name: string</text:p><text:p text:style-name="P251"><text:s text:c="8"/>category: integer</text:p><text:p text:style-name="P251"><text:s text:c="8"/>period: integer</text:p><text:p text:style-name="P251"><text:s text:c="8"/>reference: string</text:p><text:p text:style-name="P251"><text:s text:c="8"/>scale: integer</text:p><text:p text:style-name="P251"><text:s text:c="8"/>builder: integer</text:p><text:p text:style-name="P251"><text:s text:c="8"/>brand: integer</text:p><text:p text:style-name="P251"><text:s text:c="8"/>scalemates: string</text:p><text:p text:style-name="P251"><text:s text:c="8"/>file : file object with picture</text:p><text:p text:style-name="P251"><text:s text:c="3"/>}</text:p></draw:text-box></draw:frame><text:span text:style-name="T22"/></text:p>
      <text:p text:style-name="P167"><text:span text:style-name="T22">données en sortie</text:span> : <text:span text:style-name="T108">422 en cas d’erreur de saisie, 500 en cas d’erreur, 404 en cas de modèle non trouvé, 204 en cas de modèle trouvé avec les données </text:span></text:p>
      <text:p text:style-name="P48"><draw:frame text:anchor-type="paragraph" draw:z-index="71" draw:name="Forme1_42" draw:style-name="gr6" draw:text-style-name="P252" svg:width="8.259cm" svg:height="6.203cm" svg:x="2.833cm" svg:y="-0.263cm"><draw:text-box><text:p text:style-name="P251"><text:s text:c="3"/>{</text:p><text:p text:style-name="P251"><text:s text:c="8"/>id: integer</text:p><text:p text:style-name="P251"><text:s text:c="8"/>name: string</text:p><text:p text:style-name="P251"><text:s text:c="8"/>category: integer</text:p><text:p text:style-name="P251"><text:s text:c="8"/>period: integer</text:p><text:p text:style-name="P251"><text:s text:c="8"/>reference: string</text:p><text:p text:style-name="P251"><text:s text:c="8"/>scale: integer</text:p><text:p text:style-name="P251"><text:s text:c="8"/>builder: integer</text:p><text:p text:style-name="P251"><text:s text:c="8"/>brand: integer</text:p><text:p text:style-name="P251"><text:s text:c="8"/>picture: string</text:p><text:p text:style-name="P251"><text:s text:c="8"/>link: string</text:p><text:p text:style-name="P251"><text:s text:c="8"/>categoryName: string</text:p><text:p text:style-name="P251"><text:s text:c="8"/>periodName: string</text:p><text:p text:style-name="P251"><text:s text:c="8"/>scaleName: string</text:p><text:p text:style-name="P251"><text:s text:c="8"/>builderName: string</text:p><text:p text:style-name="P251"><text:s text:c="8"/>brandName: string</text:p><text:p text:style-name="P251"><text:s text:c="8"/>countryId: integer</text:p><text:p text:style-name="P251"><text:s text:c="8"/>countryName: string</text:p><text:p text:style-name="P251"><text:s text:c="3"/>}</text:p></draw:text-box></draw:frame><text:span text:style-name="T1">**delete /:i</text:span><text:span text:style-name="T14">d</text:span>:</text:p>
      <text:p text:style-name="P148"><text:span text:style-name="T22">données en entrée </text:span>: <text:span text:style-name="T108">id du modèle dans l’url</text:span></text:p>
      <text:p text:style-name="P108"><text:span text:style-name="T22">données en sortie</text:span> : <text:span text:style-name="T108">404 si le modèle n’existe pas, 500 en cas d’erreur serveur, 204 si succès</text:span></text:p>
      <text:p text:style-name="P233"><text:span text:style-name="T1">*put /stock </text:span>: Gère l’état du modèle de l’utilisateur dans le stock</text:p>
      <text:p text:style-name="P172"><text:span text:style-name="T22">données en entrée</text:span> : objet JSON représentant l’id du modèle de l’utilisateur, l’id utilisteur et le nouvel état</text:p>
      <text:p text:style-name="P119"><draw:frame text:anchor-type="paragraph" draw:z-index="76" draw:name="Forme1_47" draw:style-name="gr6" draw:text-style-name="P252" svg:width="8.259cm" svg:height="2.287cm" svg:x="2.833cm" svg:y="-0.263cm"><draw:text-box><text:p text:style-name="P251"><text:s text:c="2"/>[</text:p><text:p text:style-name="P251"><text:s text:c="4"/>{</text:p><text:p text:style-name="P251"><text:s text:c="8"/>id: integer</text:p><text:p text:style-name="P251"><text:s text:c="8"/>owner : integer</text:p><text:p text:style-name="P251"><text:s text:c="8"/>newState : integer</text:p><text:p text:style-name="P251"><text:s text:c="3"/>}</text:p><text:p text:style-name="P251">]</text:p></draw:text-box></draw:frame><text:span text:style-name="T22">données en sorties</text:span> : <text:span text:style-name="T107"><text:s/>422 si une valeur n’est pas correcte, 500 en cas d’erreur, 204 si OK</text:span></text:p>
      <text:h text:style-name="P74" text:outline-level="3"><text:bookmark-start text:name="__RefHeading___Toc2424_763050954"/>Routes en liaison avec l’utilisateur : <text:span text:style-name="T54">user/</text:span><text:bookmark-end text:name="__RefHeading___Toc2424_763050954"/></text:h>
      <text:p text:style-name="P225"><text:span text:style-name="T49">*get /:id : </text:span><text:span text:style-name="T50">Récupère la liste des modèles de l’utilisateur</text:span></text:p>
      <text:p text:style-name="P168"><text:span text:style-name="T22">données en entrées</text:span> : id de l’utilisateur dans l’URL</text:p>
      <text:p text:style-name="P130"><text:span text:style-name="T22">données en sorties</text:span> : <text:span text:style-name="T109">422 si l’id n’est pas une donnée correcte, 500 erreur serveur, 418 autrement. </text:span>liste représentant la liste des modèles de l’utilisateur <text:span text:style-name="T109">en cas de succès</text:span></text:p>
      <text:p text:style-name="P226"><draw:frame text:anchor-type="paragraph" draw:z-index="72" draw:name="Forme1_43" draw:style-name="gr6" draw:text-style-name="P252" svg:width="8.259cm" svg:height="5.224cm" svg:x="2.833cm" svg:y="-0.263cm"><draw:text-box><text:p text:style-name="P251"><text:s text:c="2"/>[</text:p><text:p text:style-name="P251"><text:s text:c="4"/>{</text:p><text:p text:style-name="P251"><text:s text:c="8"/>id: integer</text:p><text:p text:style-name="P251"><text:s text:c="8"/>idModel : integer</text:p><text:p text:style-name="P251"><text:s text:c="8"/>modelName: string</text:p><text:p text:style-name="P251"><text:s text:c="8"/>state : integer</text:p><text:p text:style-name="P251"><text:s text:c="8"/>pictures: string</text:p><text:p text:style-name="P251"><text:s text:c="8"/>owner: integer</text:p><text:p text:style-name="P251"><text:s text:c="8"/>stateName: string</text:p><text:p text:style-name="P251"><text:s text:c="8"/>reference: string</text:p><text:p text:style-name="P251"><text:s text:c="8"/>boxPicture: string</text:p><text:p text:style-name="P251"><text:s text:c="8"/>builderName: string</text:p><text:p text:style-name="P251"><text:s text:c="8"/>scaleName: string</text:p><text:p text:style-name="P251"><text:s text:c="8"/>brandName: string</text:p><text:p text:style-name="P251"><text:s text:c="3"/>}</text:p><text:p text:style-name="P251">]</text:p></draw:text-box></draw:frame><text:soft-page-break/>*<text:span text:style-name="T110">post /picture/:id </text:span><text:span text:style-name="T103">: ajoute des photos à la galerie utilisateur pour le modèle</text:span></text:p>
      <text:p text:style-name="P157"><text:span text:style-name="T23">données en entrées</text:span><text:span text:style-name="T89"> : </text:span><text:span text:style-name="T104">Id de l’entité de liaison dans l’URL,</text:span><text:span text:style-name="T89"> </text:span><text:span text:style-name="T104">formulaire multipart contenant : </text:span></text:p>
      <text:p text:style-name="P132"><draw:frame text:anchor-type="paragraph" draw:z-index="73" draw:name="Forme1_44" draw:style-name="gr7" draw:text-style-name="P252" svg:width="8.259cm" svg:height="1.091cm" svg:x="2.833cm" svg:y="-0.263cm"><draw:text-box><text:p text:style-name="P251"><text:s text:c="3"/>{</text:p><text:p text:style-name="P251"><text:s text:c="8"/>file : array of file object (max 6)</text:p><text:p text:style-name="P251"><text:s text:c="3"/>}</text:p></draw:text-box></draw:frame><text:span text:style-name="T23">données en sorties</text:span><text:span text:style-name="T89"> : 422 en cas de données invalides, 500 en cas d’échec serveur, 418 autrement. 204 en cas de succès</text:span></text:p>
      <text:p text:style-name="P131"><text:span text:style-name="T104"/></text:p>
      <text:p text:style-name="P227"><text:span text:style-name="T110">*delete /picture/:id?f</text:span><text:span text:style-name="T111">ile=filename</text:span><text:span text:style-name="T103"> : </text:span><text:span text:style-name="T105">supprime</text:span><text:span text:style-name="T103"> des photos à la galerie utilisateur pour le modèle</text:span></text:p>
      <text:p text:style-name="P158"><text:span text:style-name="T24">d</text:span><text:span text:style-name="T23">onnées en entrées </text:span><text:span text:style-name="T89">: id : Id de l’entité représentant le modèle de l’utilisateur, file le nom du fichier à supprimer.</text:span></text:p>
      <text:p text:style-name="P133"><text:span text:style-name="T23">données en sorties</text:span><text:span text:style-name="T89"> : 422 si une valeur n’est pas correcte, 500 en cas d’erreur, 204 si OK</text:span></text:p>
      <text:h text:style-name="P73" text:outline-level="3"><text:bookmark-start text:name="__RefHeading___Toc2579_763050954"/>Routes en liaison avec l<text:span text:style-name="T62">es favoris</text:span> : <text:span text:style-name="T70">favorite/</text:span><text:bookmark-end text:name="__RefHeading___Toc2579_763050954"/></text:h>
      <text:p text:style-name="P186"><text:span text:style-name="T65"/></text:p>
      <text:p text:style-name="P231"><text:span text:style-name="T67">*get /:id</text:span><text:span text:style-name="T64"> : </text:span><text:span text:style-name="T77">Récupère les mod</text:span><text:span text:style-name="T78">è</text:span><text:span text:style-name="T77">les favoris de l’utilisateur</text:span></text:p>
      <text:p text:style-name="P169"><text:span text:style-name="T73">données en entrées</text:span><text:span text:style-name="T69"> : id de l’utilisateur dans l’url</text:span></text:p>
      <text:p text:style-name="P117"><text:span text:style-name="T73">données en sortie</text:span><text:span text:style-name="T69"> : tableau listant les modèles favoris de l’utilisateur</text:span></text:p>
      <text:p text:style-name="P232"><draw:frame text:anchor-type="paragraph" draw:z-index="74" draw:name="Forme1_45" draw:style-name="gr6" draw:text-style-name="P252" svg:width="8.259cm" svg:height="3.266cm" svg:x="2.833cm" svg:y="-0.263cm"><draw:text-box><text:p text:style-name="P251"><text:s text:c="2"/>[</text:p><text:p text:style-name="P251"><text:s text:c="4"/>{</text:p><text:p text:style-name="P251"><text:s text:c="8"/>id: integer</text:p><text:p text:style-name="P251"><text:s text:c="8"/>idModel : integer</text:p><text:p text:style-name="P251"><text:s text:c="8"/>modelName: string</text:p><text:p text:style-name="P251"><text:s text:c="8"/>builderName: string</text:p><text:p text:style-name="P251"><text:s text:c="8"/>scaleName: string</text:p><text:p text:style-name="P251"><text:s text:c="8"/>brandName: string</text:p><text:p text:style-name="P251"><text:s text:c="3"/>}</text:p><text:p text:style-name="P251">]</text:p></draw:text-box></draw:frame><text:span text:style-name="T64">*</text:span><text:span text:style-name="T66">post / : Ajoute ou retire le modèles des favoris</text:span></text:p>
      <text:p text:style-name="P170"><text:span text:style-name="T73">données en entrée</text:span><text:span text:style-name="T69"> : o</text:span><text:span text:style-name="T71">bjet JSON contenant l’id du modèle à liker, l’id user et l’état du like</text:span></text:p>
      <text:p text:style-name="P171"><draw:frame text:anchor-type="paragraph" draw:z-index="75" draw:name="Forme1_46" draw:style-name="gr5" draw:text-style-name="P252" svg:width="8.259cm" svg:height="1.714cm" svg:x="2.833cm" svg:y="-0.263cm"><draw:text-box><text:p text:style-name="P251"><text:s text:c="6"/>{</text:p><text:p text:style-name="P251"><text:s text:c="8"/>modelId: integer</text:p><text:p text:style-name="P251"><text:s text:c="8"/>owner : integer</text:p><text:p text:style-name="P251"><text:s text:c="8"/>like : boolean</text:p><text:p text:style-name="P251"><text:s text:c="3"/>}</text:p></draw:text-box></draw:frame><text:span text:style-name="T73">données en sortie</text:span><text:span text:style-name="T69"> : 422 si une données est incorrecte, 404 si le modèle n’est pas trouvé, 500 en cas d’erreur serveur, 204 en cas de succès.</text:span></text:p>
      <text:p text:style-name="P118"><text:span text:style-name="T71"/></text:p>
      <text:h text:style-name="P98" text:outline-level="3"><text:bookmark-start text:name="__RefHeading___Toc2581_763050954"/><text:span text:style-name="T74">Routes en liaison avec l</text:span><text:span text:style-name="T75">es </text:span><text:span text:style-name="T76">infos générales</text:span><text:span text:style-name="T74"> :</text:span><text:span text:style-name="T69"> </text:span><text:span text:style-name="T72">infos/</text:span><text:bookmark-end text:name="__RefHeading___Toc2581_763050954"/></text:h>
      <text:p text:style-name="P228"><text:span text:style-name="T67">*get /:id/user/:iduser</text:span><text:span text:style-name="T64"> : Récupère toutes les informations détaillées d’un modèle de l’utilisateur</text:span></text:p>
      <text:p text:style-name="P173"><text:span text:style-name="T73">données en entrée </text:span><text:span text:style-name="T69">: id du kit et id de l’utilisateur</text:span></text:p>
      <text:p text:style-name="P120"><text:span text:style-name="T73">données en sorties</text:span><text:span text:style-name="T69"> : 401 en cas de mauvais id utilisateur, 422 en cas d’erreur de saisie, 500 en cas d’erreur serveur, 418 dans les autres cas. En cas de succès, un objet JSON représentant les données</text:span></text:p>
      <text:p text:style-name="P229"><draw:frame text:anchor-type="paragraph" draw:z-index="77" draw:name="Forme1_48" draw:style-name="gr5" draw:text-style-name="P252" svg:width="8.259cm" svg:height="7.834cm" svg:x="2.833cm" svg:y="0.7cm"><draw:text-box><text:p text:style-name="P251"><text:s text:c="6"/>{</text:p><text:p text:style-name="P251"><text:s text:c="4"/>id: integer</text:p><text:p text:style-name="P251"><text:s text:c="4"/>model: integer</text:p><text:p text:style-name="P251"><text:s text:c="4"/>provider: integer</text:p><text:p text:style-name="P251"><text:s text:c="4"/>pictures: {</text:p><text:p text:style-name="P251"><text:s text:c="8"/>baseFolder: string</text:p><text:p text:style-name="P251"><text:s text:c="8"/>files: [</text:p><text:p text:style-name="P251"><text:s text:c="12"/>array of string</text:p><text:p text:style-name="P251"><text:s text:c="8"/>]</text:p><text:p text:style-name="P251"><text:s text:c="4"/>},</text:p><text:p text:style-name="P251"><text:s text:c="4"/>price: float</text:p><text:p text:style-name="P251"><text:s text:c="4"/>owner: integer</text:p><text:p text:style-name="P251"><text:s text:c="4"/>state: integer</text:p><text:p text:style-name="P251"><text:s text:c="4"/>modelName: string</text:p><text:p text:style-name="P251"><text:s text:c="4"/>picture: string</text:p><text:p text:style-name="P251"><text:s text:c="4"/>reference: string</text:p><text:p text:style-name="P251"><text:s text:c="4"/>scalemates: string</text:p><text:p text:style-name="P251"><text:s text:c="4"/>brandName: string</text:p><text:p text:style-name="P251"><text:s text:c="4"/>periodName: string</text:p><text:p text:style-name="P251"><text:s text:c="4"/>scaleName: string</text:p><text:p text:style-name="P251"><text:s text:c="4"/>builderName: string</text:p><text:p text:style-name="P251"><text:s text:c="4"/>categoryName: string</text:p><text:p text:style-name="P251"><text:s text:c="4"/>providerName: string</text:p><text:p text:style-name="P251">}</text:p></draw:text-box></draw:frame><text:span text:style-name="T67"/></text:p>
      <text:p text:style-name="P229"><text:span text:style-name="T67"/></text:p>
      <text:p text:style-name="P229"><text:span text:style-name="T67"/></text:p>
      <text:p text:style-name="P234"><text:span text:style-name="T67"/></text:p>
      <text:p text:style-name="P229"><text:span text:style-name="T67">get /user/:id</text:span><text:span text:style-name="T64"> : Récupère les statistiques de l’utilisateur</text:span></text:p>
      <text:p text:style-name="P174"><text:span text:style-name="T73">données en entrée</text:span><text:span text:style-name="T69">:id de l’utilisateur dans l’URL</text:span></text:p>
      <text:p text:style-name="P121"><text:span text:style-name="T73">données en sortie</text:span><text:span text:style-name="T69"> : 500 si erreur serveur, 422 si l’id n’est pas bon, objet JSON si tout est OK.</text:span></text:p>
      <text:p text:style-name="P230"><draw:frame text:anchor-type="paragraph" draw:z-index="78" draw:name="Forme1_49" draw:style-name="gr4" draw:text-style-name="P252" svg:width="8.259cm" svg:height="20.234cm" svg:x="4.366cm" svg:y="-0.062cm"><draw:text-box><text:p text:style-name="P251"><text:s text:c="6"/>{</text:p><text:p text:style-name="P251"><text:s text:c="4"/>state: [</text:p><text:p text:style-name="P251"><text:s text:c="8"/>{</text:p><text:p text:style-name="P251"><text:s text:c="12"/>count: integer</text:p><text:p text:style-name="P251"><text:s text:c="12"/>name: Liste de souhaits</text:p><text:p text:style-name="P251"><text:s text:c="8"/>},</text:p><text:p text:style-name="P251"><text:s text:c="8"/>{</text:p><text:p text:style-name="P251"><text:s text:c="12"/>count: integer</text:p><text:p text:style-name="P251"><text:s text:c="12"/>name: En stock</text:p><text:p text:style-name="P251"><text:s text:c="8"/>},</text:p><text:p text:style-name="P251"><text:s text:c="8"/>{</text:p><text:p text:style-name="P251"><text:s text:c="12"/>count: integer</text:p><text:p text:style-name="P251"><text:s text:c="12"/>name: En cours</text:p><text:p text:style-name="P251"><text:s text:c="8"/>},</text:p><text:p text:style-name="P251"><text:s text:c="8"/>{</text:p><text:p text:style-name="P251"><text:s text:c="12"/>count: integer</text:p><text:p text:style-name="P251"><text:s text:c="12"/>name: Terminé</text:p><text:p text:style-name="P251"><text:s text:c="8"/>},</text:p><text:p text:style-name="P251"><text:s text:c="8"/>{</text:p><text:p text:style-name="P251"><text:s text:c="12"/>count: integer</text:p><text:p text:style-name="P251"><text:s text:c="12"/>name: Commandé</text:p><text:p text:style-name="P251"><text:s text:c="8"/>}</text:p><text:p text:style-name="P251"><text:s text:c="4"/>],</text:p><text:p text:style-name="P251"><text:s text:c="4"/>period: [</text:p><text:p text:style-name="P251"><text:s text:c="8"/>{</text:p><text:p text:style-name="P251"><text:s text:c="12"/>count: integer</text:p><text:p text:style-name="P251"><text:s text:c="12"/>name: string</text:p><text:p text:style-name="P251"><text:s text:c="8"/>},</text:p><text:p text:style-name="P251"><text:s text:c="8"/>{</text:p><text:p text:style-name="P251"><text:s text:c="12"/>count: integer</text:p><text:p text:style-name="P251"><text:s text:c="12"/>name: string</text:p><text:p text:style-name="P251"><text:s text:c="8"/>}</text:p><text:p text:style-name="P251"><text:s text:c="4"/>],</text:p><text:p text:style-name="P251"><text:s text:c="4"/>category: [</text:p><text:p text:style-name="P251"><text:s text:c="8"/>{</text:p><text:p text:style-name="P251"><text:s text:c="12"/>count: integer</text:p><text:p text:style-name="P251"><text:s text:c="12"/>name: string</text:p><text:p text:style-name="P251"><text:s text:c="8"/>},</text:p><text:p text:style-name="P251"><text:s text:c="8"/>{</text:p><text:p text:style-name="P251"><text:s text:c="12"/>count: integer</text:p><text:p text:style-name="P251"><text:s text:c="12"/>name: string</text:p><text:p text:style-name="P251"><text:s text:c="8"/>},</text:p><text:p text:style-name="P251"><text:s text:c="8"/>{</text:p><text:p text:style-name="P251"><text:s text:c="12"/>count: integer</text:p><text:p text:style-name="P251"><text:s text:c="12"/>name: string</text:p><text:p text:style-name="P251"><text:s text:c="8"/>}</text:p><text:p text:style-name="P251"><text:s text:c="4"/>],</text:p><text:p text:style-name="P251"><text:s text:c="4"/>provider: [</text:p><text:p text:style-name="P251"><text:s text:c="8"/>{</text:p><text:p text:style-name="P251"><text:s text:c="12"/>count:integer</text:p><text:p text:style-name="P251"><text:s text:c="12"/>name: string</text:p><text:p text:style-name="P251"><text:s text:c="8"/>},</text:p><text:p text:style-name="P251"><text:s text:c="8"/>{</text:p><text:p text:style-name="P251"><text:s text:c="12"/>count: integer</text:p><text:p text:style-name="P251"><text:s text:c="12"/>name: string</text:p><text:p text:style-name="P251"><text:s text:c="8"/>},</text:p><text:p text:style-name="P251"><text:s text:c="8"/>{</text:p><text:p text:style-name="P251"><text:s text:c="12"/>count:integer</text:p><text:p text:style-name="P251"><text:s text:c="12"/>name: string</text:p><text:p text:style-name="P251"><text:s text:c="8"/>}</text:p><text:p text:style-name="P251"><text:s text:c="4"/>],</text:p><text:p text:style-name="P251"><text:s text:c="2"/></text:p></draw:text-box></draw:frame></text:p>
      <text:p text:style-name="P230"><draw:frame text:anchor-type="paragraph" draw:z-index="79" draw:name="Forme2" draw:style-name="gr3" draw:text-style-name="P250" svg:width="1.474cm" svg:height="13.708cm" svg:x="6.212cm" svg:y="0.191cm"><draw:text-box><text:p text:style-name="P249"><text:span text:style-name="T121"><text:s/></text:span><text:span text:style-name="T121">scale: [</text:span></text:p><text:p text:style-name="P249"><text:span text:style-name="T121"><text:s text:c="8"/></text:span><text:span text:style-name="T121">{</text:span></text:p><text:p text:style-name="P249"><text:span text:style-name="T121"><text:s text:c="12"/></text:span><text:span text:style-name="T121">count:integer</text:span></text:p><text:p text:style-name="P249"><text:span text:style-name="T121"><text:s text:c="12"/></text:span><text:span text:style-name="T121">name: string</text:span></text:p><text:p text:style-name="P249"><text:span text:style-name="T121"><text:s text:c="8"/></text:span><text:span text:style-name="T121">},</text:span></text:p><text:p text:style-name="P249"><text:span text:style-name="T121"><text:s text:c="8"/></text:span><text:span text:style-name="T121">{</text:span></text:p><text:p text:style-name="P249"><text:span text:style-name="T121"><text:s text:c="12"/></text:span><text:span text:style-name="T121">count: integer</text:span></text:p><text:p text:style-name="P249"><text:span text:style-name="T121"><text:s text:c="12"/></text:span><text:span text:style-name="T121">name: string</text:span></text:p><text:p text:style-name="P249"><text:span text:style-name="T121"><text:s text:c="8"/></text:span><text:span text:style-name="T121">},</text:span></text:p><text:p text:style-name="P249"><text:span text:style-name="T121"><text:s text:c="8"/></text:span><text:span text:style-name="T121">{</text:span></text:p><text:p text:style-name="P249"><text:span text:style-name="T121"><text:s text:c="12"/></text:span><text:span text:style-name="T121">count: integer</text:span></text:p><text:p text:style-name="P249"><text:span text:style-name="T121"><text:s text:c="12"/></text:span><text:span text:style-name="T121">name: string</text:span></text:p><text:p text:style-name="P249"><text:span text:style-name="T121"><text:s text:c="8"/></text:span><text:span text:style-name="T121">}</text:span></text:p><text:p text:style-name="P249"><text:span text:style-name="T121"><text:s text:c="4"/></text:span><text:span text:style-name="T121">],</text:span></text:p><text:p text:style-name="P249"><text:span text:style-name="T121"><text:s text:c="4"/></text:span><text:span text:style-name="T121">brand: [</text:span></text:p><text:p text:style-name="P249"><text:span text:style-name="T121"><text:s text:c="8"/></text:span><text:span text:style-name="T121">{</text:span></text:p><text:p text:style-name="P249"><text:span text:style-name="T121"><text:s text:c="12"/></text:span><text:span text:style-name="T121">count: integer</text:span></text:p><text:p text:style-name="P249"><text:span text:style-name="T121"><text:s text:c="12"/></text:span><text:span text:style-name="T121">name: string</text:span></text:p><text:p text:style-name="P249"><text:span text:style-name="T121"><text:s text:c="8"/></text:span><text:span text:style-name="T121">},</text:span></text:p><text:p text:style-name="P249"><text:span text:style-name="T121"><text:s text:c="8"/></text:span><text:span text:style-name="T121">{</text:span></text:p><text:p text:style-name="P249"><text:span text:style-name="T121"><text:s text:c="12"/></text:span><text:span text:style-name="T121">count: integer</text:span></text:p><text:p text:style-name="P249"><text:span text:style-name="T121"><text:s text:c="12"/></text:span><text:span text:style-name="T121">name: string</text:span></text:p><text:p text:style-name="P249"><text:span text:style-name="T121"><text:s text:c="8"/></text:span><text:span text:style-name="T121">}</text:span></text:p><text:p text:style-name="P249"><text:span text:style-name="T121"><text:s text:c="4"/></text:span><text:span text:style-name="T121">],</text:span></text:p><text:p text:style-name="P249"><text:span text:style-name="T121"><text:s text:c="4"/></text:span><text:span text:style-name="T121">price: float</text:span></text:p><text:p text:style-name="P249"><text:span text:style-name="T121">}</text:span></text:p></draw:text-box></draw:frame><text:soft-page-break/><text:span text:style-name="T64"/></text:p>
      <text:p text:style-name="P230"><text:span text:style-name="T64"/></text:p>
      <text:h text:style-name="P67" text:outline-level="2"><text:bookmark-start text:name="__RefHeading___Toc288_4067557380"/>Order<text:bookmark-end text:name="__RefHeading___Toc288_4067557380"/></text:h>
      <text:h text:style-name="P75" text:outline-level="3"><text:bookmark-start text:name="__RefHeading___Toc290_4067557380"/><text:span text:style-name="T49">chemin de base </text:span>: <text:span text:style-name="T68">order/</text:span><text:bookmark-end text:name="__RefHeading___Toc290_4067557380"/></text:h>
      <text:p text:style-name="P4"/>
      <text:h text:style-name="P75" text:outline-level="3"><text:bookmark-start text:name="__RefHeading___Toc292_4067557380"/><text:span text:style-name="T51">Rôle :</text:span> <text:span text:style-name="T114">Gère les commandes de l’utilisateur</text:span><text:bookmark-end text:name="__RefHeading___Toc292_4067557380"/></text:h>
      <text:p text:style-name="Text_20_body"/>
      <text:h text:style-name="P86" text:outline-level="3"><text:bookmark-start text:name="__RefHeading___Toc294_4067557380"/>méthodes <text:bookmark-end text:name="__RefHeading___Toc294_4067557380"/></text:h>
      <text:p text:style-name="P25"><text:span text:style-name="T1">**get</text:span>  /: <text:span text:style-name="T115">Récupère toute la liste des commandes des utilisateurs</text:span></text:p>
      <text:p text:style-name="P149"><text:span text:style-name="T22">données en sortie</text:span> : <text:span text:style-name="T116">500 en cas d’erreur, 200 et u</text:span><text:span text:style-name="T115">n tableau d’objets JSON représentant <text:s/>les commandes</text:span></text:p>
      <text:p text:style-name="P37"><draw:frame text:anchor-type="paragraph" draw:z-index="86" draw:name="Forme4" draw:style-name="gr1" draw:text-style-name="P250" svg:width="3.365cm" svg:height="5.224cm" svg:x="6.685cm" svg:y="0.093cm"><draw:text-box><text:p text:style-name="P249"><text:span text:style-name="T121"><text:s/></text:span><text:span text:style-name="T121">[</text:span></text:p><text:p text:style-name="P249"><text:span text:style-name="T121"><text:s text:c="4"/></text:span><text:span text:style-name="T121">{</text:span></text:p><text:p text:style-name="P249"><text:span text:style-name="T121"><text:s text:c="8"/></text:span><text:span text:style-name="T121">providerId: integer</text:span></text:p><text:p text:style-name="P249"><text:span text:style-name="T121"><text:s text:c="8"/></text:span><text:span text:style-name="T121">providerName: string</text:span></text:p><text:p text:style-name="P249"><text:span text:style-name="T121"><text:s text:c="8"/></text:span><text:span text:style-name="T121">ownerId: integer</text:span></text:p><text:p text:style-name="P249"><text:span text:style-name="T121"><text:s text:c="8"/></text:span><text:span text:style-name="T121">reference: string</text:span></text:p><text:p text:style-name="P249"><text:span text:style-name="T121"><text:s text:c="8"/></text:span><text:span text:style-name="T121">models: [</text:span></text:p><text:p text:style-name="P249"><text:span text:style-name="T121"><text:s text:c="12"/></text:span><text:span text:style-name="T121">{</text:span></text:p><text:p text:style-name="P249"><text:span text:style-name="T121"><text:s text:c="16"/></text:span><text:span text:style-name="T121">id: integer</text:span></text:p><text:p text:style-name="P249"><text:span text:style-name="T121"><text:s text:c="16"/></text:span><text:span text:style-name="T121">qtty: integer</text:span></text:p><text:p text:style-name="P249"><text:span text:style-name="T121"><text:s text:c="16"/></text:span><text:span text:style-name="T121">price: float</text:span></text:p><text:p text:style-name="P249"><text:span text:style-name="T121"><text:s text:c="16"/></text:span><text:span text:style-name="T121">name: string</text:span></text:p><text:p text:style-name="P249"><text:span text:style-name="T121"><text:s text:c="12"/></text:span><text:span text:style-name="T121">}</text:span></text:p><text:p text:style-name="P249"><text:span text:style-name="T121"><text:s text:c="8"/></text:span><text:span text:style-name="T121">]</text:span></text:p><text:p text:style-name="P249"><text:span text:style-name="T121"><text:s text:c="4"/></text:span><text:span text:style-name="T121">}</text:span></text:p><text:p text:style-name="P249"><text:span text:style-name="T121">]</text:span></text:p></draw:text-box></draw:frame><text:span text:style-name="T1">*get /:id </text:span>:</text:p>
      <text:p text:style-name="P149"><text:span text:style-name="T22">données en entrée</text:span> : <text:span text:style-name="T116">La référence de la commande passée en paramètre</text:span></text:p>
      <text:p text:style-name="P127">données en sortie<text:span text:style-name="T25"> : </text:span><text:span text:style-name="T30">404 si la commande n’est pas trouvée, 500 erreur serveur, 200 et objet JSON si OK</text:span></text:p>
      <text:p text:style-name="P37"><draw:frame text:anchor-type="paragraph" draw:z-index="87" draw:name="Forme4_0" draw:style-name="gr1" draw:text-style-name="P250" svg:width="3.365cm" svg:height="4.571cm" svg:x="6.685cm" svg:y="0.093cm"><draw:text-box><text:p text:style-name="P249"><text:span text:style-name="T121"><text:s text:c="4"/></text:span><text:span text:style-name="T121">{</text:span></text:p><text:p text:style-name="P249"><text:span text:style-name="T121"><text:s text:c="8"/></text:span><text:span text:style-name="T121">providerId: integer</text:span></text:p><text:p text:style-name="P249"><text:span text:style-name="T121"><text:s text:c="8"/></text:span><text:span text:style-name="T121">providerName: string</text:span></text:p><text:p text:style-name="P249"><text:span text:style-name="T121"><text:s text:c="8"/></text:span><text:span text:style-name="T121">ownerId: integer</text:span></text:p><text:p text:style-name="P249"><text:span text:style-name="T121"><text:s text:c="8"/></text:span><text:span text:style-name="T121">reference: string</text:span></text:p><text:p text:style-name="P249"><text:span text:style-name="T121"><text:s text:c="8"/></text:span><text:span text:style-name="T121">models: [</text:span></text:p><text:p text:style-name="P249"><text:span text:style-name="T121"><text:s text:c="12"/></text:span><text:span text:style-name="T121">{</text:span></text:p><text:p text:style-name="P249"><text:span text:style-name="T121"><text:s text:c="16"/></text:span><text:span text:style-name="T121">id: integer</text:span></text:p><text:p text:style-name="P249"><text:span text:style-name="T121"><text:s text:c="16"/></text:span><text:span text:style-name="T121">qtty: integer</text:span></text:p><text:p text:style-name="P249"><text:span text:style-name="T121"><text:s text:c="16"/></text:span><text:span text:style-name="T121">price: float</text:span></text:p><text:p text:style-name="P249"><text:span text:style-name="T121"><text:s text:c="16"/></text:span><text:span text:style-name="T121">name: string</text:span></text:p><text:p text:style-name="P249"><text:span text:style-name="T121"><text:s text:c="12"/></text:span><text:span text:style-name="T121">}</text:span></text:p><text:p text:style-name="P249"><text:span text:style-name="T121"><text:s text:c="8"/></text:span><text:span text:style-name="T121">]</text:span></text:p><text:p text:style-name="P249"><text:span text:style-name="T121"><text:s text:c="4"/></text:span><text:span text:style-name="T121">}</text:span></text:p></draw:text-box></draw:frame><text:span text:style-name="T1"/></text:p>
      <text:p text:style-name="P240"><text:span text:style-name="T1"/></text:p>
      <text:p text:style-name="P37"><text:span text:style-name="T1">*post /</text:span>:</text:p>
      <text:p text:style-name="P149"><text:span text:style-name="T22">données en entrée </text:span>: <text:span text:style-name="T117">un object JSON représentant la commande </text:span></text:p>
      <text:p text:style-name="P109"><draw:frame text:anchor-type="paragraph" draw:z-index="88" draw:name="Forme4_1" draw:style-name="gr1" draw:text-style-name="P250" svg:width="3.365cm" svg:height="3.918cm" svg:x="5.532cm" svg:y="0.093cm"><draw:text-box><text:p text:style-name="P249"><text:span text:style-name="T121"><text:s text:c="4"/></text:span><text:span text:style-name="T121">{</text:span></text:p><text:p text:style-name="P249"><text:span text:style-name="T121"><text:s text:c="8"/></text:span><text:span text:style-name="T121">supplier: integer</text:span></text:p><text:p text:style-name="P249"><text:span text:style-name="T121"><text:s text:c="8"/></text:span><text:span text:style-name="T121">owner: integer</text:span></text:p><text:p text:style-name="P249"><text:span text:style-name="T121"><text:s text:c="8"/></text:span><text:span text:style-name="T121">reference: string</text:span></text:p><text:p text:style-name="P249"><text:span text:style-name="T121"><text:s text:c="8"/></text:span><text:span text:style-name="T121">list: [</text:span></text:p><text:p text:style-name="P249"><text:span text:style-name="T121"><text:s text:c="12"/></text:span><text:span text:style-name="T121">{</text:span></text:p><text:p text:style-name="P249"><text:span text:style-name="T121"><text:s text:c="16"/></text:span><text:span text:style-name="T121">idModel: integer</text:span></text:p><text:p text:style-name="P249"><text:span text:style-name="T121"><text:s text:c="16"/></text:span><text:span text:style-name="T121">qtty: integer</text:span></text:p><text:p text:style-name="P249"><text:span text:style-name="T121"><text:s text:c="16"/></text:span><text:span text:style-name="T121">price: float</text:span></text:p><text:p text:style-name="P249"><text:span text:style-name="T121"><text:s text:c="12"/></text:span><text:span text:style-name="T121">}</text:span></text:p><text:p text:style-name="P249"><text:span text:style-name="T121"><text:s text:c="8"/></text:span><text:span text:style-name="T121">]</text:span></text:p><text:p text:style-name="P249"><text:span text:style-name="T121"><text:s text:c="4"/></text:span><text:span text:style-name="T121">}</text:span></text:p></draw:text-box></draw:frame><text:span text:style-name="T22">données en sortie</text:span> : <text:span text:style-name="T118">409 si la commande existe, 422 si une donnée est erronée, 500 erreur serveur, 201 si OK avec objet JSON représentant la commande</text:span></text:p>
      <text:p text:style-name="P37"><draw:frame text:anchor-type="paragraph" draw:z-index="89" draw:name="Forme4_2" draw:style-name="gr1" draw:text-style-name="P250" svg:width="3.365cm" svg:height="4.571cm" svg:x="6.685cm" svg:y="0.093cm"><draw:text-box><text:p text:style-name="P249"><text:span text:style-name="T121"><text:s text:c="4"/></text:span><text:span text:style-name="T121">{</text:span></text:p><text:p text:style-name="P249"><text:span text:style-name="T121"><text:s text:c="8"/></text:span><text:span text:style-name="T121">providerId: integer</text:span></text:p><text:p text:style-name="P249"><text:span text:style-name="T121"><text:s text:c="8"/></text:span><text:span text:style-name="T121">providerName: string</text:span></text:p><text:p text:style-name="P249"><text:span text:style-name="T121"><text:s text:c="8"/></text:span><text:span text:style-name="T121">ownerId: integer</text:span></text:p><text:p text:style-name="P249"><text:span text:style-name="T121"><text:s text:c="8"/></text:span><text:span text:style-name="T121">reference: string</text:span></text:p><text:p text:style-name="P249"><text:span text:style-name="T121"><text:s text:c="8"/></text:span><text:span text:style-name="T121">models: [</text:span></text:p><text:p text:style-name="P249"><text:span text:style-name="T121"><text:s text:c="12"/></text:span><text:span text:style-name="T121">{</text:span></text:p><text:p text:style-name="P249"><text:span text:style-name="T121"><text:s text:c="16"/></text:span><text:span text:style-name="T121">id: integer</text:span></text:p><text:p text:style-name="P249"><text:span text:style-name="T121"><text:s text:c="16"/></text:span><text:span text:style-name="T121">qtty: integer</text:span></text:p><text:p text:style-name="P249"><text:span text:style-name="T121"><text:s text:c="16"/></text:span><text:span text:style-name="T121">price: float</text:span></text:p><text:p text:style-name="P249"><text:span text:style-name="T121"><text:s text:c="16"/></text:span><text:span text:style-name="T121">name: string</text:span></text:p><text:p text:style-name="P249"><text:span text:style-name="T121"><text:s text:c="12"/></text:span><text:span text:style-name="T121">}</text:span></text:p><text:p text:style-name="P249"><text:span text:style-name="T121"><text:s text:c="8"/></text:span><text:span text:style-name="T121">]</text:span></text:p><text:p text:style-name="P249"><text:span text:style-name="T121"><text:s text:c="4"/></text:span><text:span text:style-name="T121">}</text:span></text:p></draw:text-box></draw:frame><text:span text:style-name="T1">put</text:span> <text:span text:style-name="T1">/:i</text:span><text:span text:style-name="T15">d</text:span>: <text:span text:style-name="T119">Non implémentée</text:span></text:p>
      <text:p text:style-name="P155">données en entrée<text:span text:style-name="T25"> :</text:span></text:p>
      <text:p text:style-name="P109"><text:span text:style-name="T22">données en sortie</text:span> :</text:p>
      <text:p text:style-name="P37"><text:span text:style-name="T1">*delete /:</text:span><text:span text:style-name="T15">id</text:span>:</text:p>
      <text:p text:style-name="P149"><text:span text:style-name="T22">données en entrée </text:span>: <text:span text:style-name="T119">référence de la commande dans l’url</text:span></text:p>
      <text:p text:style-name="P109"><text:span text:style-name="T22">données en sortie</text:span> : <text:span text:style-name="T119">404 si commande non trouvée, 500 si erreur serveur, 204 si OK</text:span></text:p>
      <text:p text:style-name="P241"><text:span text:style-name="T1">*get /</text:span><text:span text:style-name="T17">user/</text:span><text:span text:style-name="T1">:id </text:span>:</text:p>
      <text:p text:style-name="P182"><text:span text:style-name="T22">données en entrée</text:span> : <text:span text:style-name="T120">id de l’utilisateur dans l’URL</text:span></text:p>
      <text:p text:style-name="P129"><draw:frame text:anchor-type="paragraph" draw:z-index="90" draw:name="Forme4_3" draw:style-name="gr1" draw:text-style-name="P250" svg:width="3.365cm" svg:height="5.224cm" svg:x="7.195cm" svg:y="1.191cm"><draw:text-box><text:p text:style-name="P249"><text:span text:style-name="T121"><text:s/></text:span><text:span text:style-name="T121">[</text:span></text:p><text:p text:style-name="P249"><text:span text:style-name="T121"><text:s text:c="4"/></text:span><text:span text:style-name="T121">{</text:span></text:p><text:p text:style-name="P249"><text:span text:style-name="T121"><text:s text:c="8"/></text:span><text:span text:style-name="T121">providerId: integer</text:span></text:p><text:p text:style-name="P249"><text:span text:style-name="T121"><text:s text:c="8"/></text:span><text:span text:style-name="T121">providerName: string</text:span></text:p><text:p text:style-name="P249"><text:span text:style-name="T121"><text:s text:c="8"/></text:span><text:span text:style-name="T121">ownerId: integer</text:span></text:p><text:p text:style-name="P249"><text:span text:style-name="T121"><text:s text:c="8"/></text:span><text:span text:style-name="T121">reference: string</text:span></text:p><text:p text:style-name="P249"><text:span text:style-name="T121"><text:s text:c="8"/></text:span><text:span text:style-name="T121">models: [</text:span></text:p><text:p text:style-name="P249"><text:span text:style-name="T121"><text:s text:c="12"/></text:span><text:span text:style-name="T121">{</text:span></text:p><text:p text:style-name="P249"><text:span text:style-name="T121"><text:s text:c="16"/></text:span><text:span text:style-name="T121">id: integer</text:span></text:p><text:p text:style-name="P249"><text:span text:style-name="T121"><text:s text:c="16"/></text:span><text:span text:style-name="T121">qtty: integer</text:span></text:p><text:p text:style-name="P249"><text:span text:style-name="T121"><text:s text:c="16"/></text:span><text:span text:style-name="T121">price: float</text:span></text:p><text:p text:style-name="P249"><text:span text:style-name="T121"><text:s text:c="16"/></text:span><text:span text:style-name="T121">name: string</text:span></text:p><text:p text:style-name="P249"><text:span text:style-name="T121"><text:s text:c="12"/></text:span><text:span text:style-name="T121">}</text:span></text:p><text:p text:style-name="P249"><text:span text:style-name="T121"><text:s text:c="8"/></text:span><text:span text:style-name="T121">]</text:span></text:p><text:p text:style-name="P249"><text:span text:style-name="T121"><text:s text:c="4"/></text:span><text:span text:style-name="T121">}</text:span></text:p><text:p text:style-name="P249"><text:span text:style-name="T121">]</text:span></text:p></draw:text-box></draw:frame>données en sortie<text:span text:style-name="T25"> : </text:span><text:span text:style-name="T31">422 si donnée erronée, 500 si erreur serveur, 200 si OK avec tableau d’objets JSON représentant les commandes des utilisateurs</text:span></text:p>
      <text:h text:style-name="P67" text:outline-level="2"><text:bookmark-start text:name="__RefHeading___Toc2751_763050954"/>Supplier<text:bookmark-end text:name="__RefHeading___Toc2751_763050954"/></text:h>
      <text:h text:style-name="P96" text:outline-level="3"><text:bookmark-start text:name="__RefHeading___Toc290_40675573809"/><text:span text:style-name="T49">chemin de base </text:span>: <text:span text:style-name="T68">supplier/</text:span><text:bookmark-end text:name="__RefHeading___Toc290_40675573809"/></text:h>
      <text:p text:style-name="P247"/>
      <text:h text:style-name="P96" text:outline-level="3"><text:bookmark-start text:name="__RefHeading___Toc292_40675573809"/><text:span text:style-name="T51">Rôle : </text:span><text:span text:style-name="T52">Gestion des fournisseurs de l’utilisateur</text:span><text:bookmark-end text:name="__RefHeading___Toc292_40675573809"/></text:h>
      <text:p text:style-name="P187"/>
      <text:h text:style-name="P90" text:outline-level="3"><text:bookmark-start text:name="__RefHeading___Toc294_40675573809"/>méthodes <text:bookmark-end text:name="__RefHeading___Toc294_40675573809"/></text:h>
      <text:p text:style-name="P242"><text:span text:style-name="T1">**get</text:span>  /:<text:span text:style-name="T83"> </text:span><text:span text:style-name="T88">Récupère la liste des fournisseurs</text:span></text:p>
      <text:p text:style-name="P150"><text:span text:style-name="T22">données en sortie</text:span> : <text:span text:style-name="T112">tableau d’objet représentant les fournisseurs</text:span></text:p>
      <text:p text:style-name="P238"><draw:frame text:anchor-type="paragraph" draw:z-index="80" draw:name="Forme3" draw:style-name="gr2" draw:text-style-name="P250" svg:width="3.497cm" svg:height="2.287cm" svg:x="5.493cm" svg:y="-0.002cm"><draw:text-box><text:p text:style-name="P249"><text:span text:style-name="T121">[</text:span></text:p><text:p text:style-name="P249"><text:span text:style-name="T121"><text:s text:c="2"/></text:span><text:span text:style-name="T121">{</text:span></text:p><text:p text:style-name="P249"><text:span text:style-name="T121"><text:s text:c="5"/></text:span><text:span text:style-name="T121">id : integer</text:span></text:p><text:p text:style-name="P249"><text:span text:style-name="T121"><text:s text:c="5"/></text:span><text:span text:style-name="T121">owner : integer</text:span></text:p><text:p text:style-name="P249"><text:span text:style-name="T121"><text:s text:c="5"/></text:span><text:span text:style-name="T121">name : string</text:span></text:p><text:p text:style-name="P249"><text:span text:style-name="T121"><text:s text:c="2"/></text:span><text:span text:style-name="T121">}</text:span></text:p><text:p text:style-name="P249"><text:span text:style-name="T121">]</text:span></text:p></draw:text-box></draw:frame><text:span text:style-name="T1">*get /:id </text:span>:</text:p>
      <text:p text:style-name="P150"><text:span text:style-name="T22">données en entrée</text:span> : <text:span text:style-name="T113">id du fournisseur en URL</text:span></text:p>
      <text:p text:style-name="P128">données en sortie<text:span text:style-name="T25"> : </text:span><text:span text:style-name="T29">Objet JSON représentant le fournisseur</text:span></text:p>
      <text:p text:style-name="P238"><draw:frame text:anchor-type="paragraph" draw:z-index="81" draw:name="Forme3_0" draw:style-name="gr2" draw:text-style-name="P250" svg:width="3.497cm" svg:height="1.634cm" svg:x="4.283cm" svg:y="-0.002cm"><draw:text-box><text:p text:style-name="P249"><text:span text:style-name="T121"><text:s text:c="2"/></text:span><text:span text:style-name="T121">{</text:span></text:p><text:p text:style-name="P249"><text:span text:style-name="T121"><text:s text:c="5"/></text:span><text:span text:style-name="T121">id : integer</text:span></text:p><text:p text:style-name="P249"><text:span text:style-name="T121"><text:s text:c="5"/></text:span><text:span text:style-name="T121">owner : integer</text:span></text:p><text:p text:style-name="P249"><text:span text:style-name="T121"><text:s text:c="5"/></text:span><text:span text:style-name="T121">name : string</text:span></text:p><text:p text:style-name="P249"><text:span text:style-name="T121"><text:s text:c="2"/></text:span><text:span text:style-name="T121">}</text:span></text:p></draw:text-box></draw:frame><text:span text:style-name="T1">*post /</text:span>:</text:p>
      <text:p text:style-name="P150"><text:span text:style-name="T22">données en entrée </text:span>: <text:span text:style-name="T113">Un objet JSON contenant les informations id utilisateur et nom du fournisseurs</text:span></text:p>
      <text:p text:style-name="P110"><draw:frame text:anchor-type="paragraph" draw:z-index="82" draw:name="Forme3_1" draw:style-name="gr2" draw:text-style-name="P250" svg:width="3.497cm" svg:height="1.308cm" svg:x="5.493cm" svg:y="-0.002cm"><draw:text-box><text:p text:style-name="P249"><text:span text:style-name="T121"><text:s text:c="2"/></text:span><text:span text:style-name="T121">{</text:span></text:p><text:p text:style-name="P249"><text:span text:style-name="T121"><text:s text:c="5"/></text:span><text:span text:style-name="T121">owner : integer</text:span></text:p><text:p text:style-name="P249"><text:span text:style-name="T121"><text:s text:c="5"/></text:span><text:span text:style-name="T121">name : string</text:span></text:p><text:p text:style-name="P249"><text:span text:style-name="T121"><text:s text:c="2"/></text:span><text:span text:style-name="T121">}</text:span></text:p></draw:text-box></draw:frame><text:span text:style-name="T22">données en sortie</text:span> : <text:span text:style-name="T113">422 si une donnée est invalide, 500 en cas d’erreur serveur, 201 si OK avec les données </text:span></text:p>
      <text:p text:style-name="P238"><draw:frame text:anchor-type="paragraph" draw:z-index="83" draw:name="Forme3_2" draw:style-name="gr2" draw:text-style-name="P250" svg:width="3.497cm" svg:height="1.634cm" svg:x="4.283cm" svg:y="-0.062cm"><draw:text-box><text:p text:style-name="P249"><text:span text:style-name="T121"><text:s text:c="2"/></text:span><text:span text:style-name="T121">{</text:span></text:p><text:p text:style-name="P249"><text:span text:style-name="T121"><text:s text:c="5"/></text:span><text:span text:style-name="T121">id : integer</text:span></text:p><text:p text:style-name="P249"><text:span text:style-name="T121"><text:s text:c="5"/></text:span><text:span text:style-name="T121">owner : integer</text:span></text:p><text:p text:style-name="P249"><text:span text:style-name="T121"><text:s text:c="5"/></text:span><text:span text:style-name="T121">name : string</text:span></text:p><text:p text:style-name="P249"><text:span text:style-name="T121"><text:s text:c="2"/></text:span><text:span text:style-name="T121">}</text:span></text:p></draw:text-box></draw:frame><text:span text:style-name="T1">*put</text:span> <text:span text:style-name="T1">/:i</text:span><text:span text:style-name="T15">d</text:span>:</text:p>
      <text:p text:style-name="P156">données en entrée<text:span text:style-name="T25"> : </text:span><text:span text:style-name="T29">Id du fournisseur à changer en URL et objet JSON contenant les infos</text:span></text:p>
      <text:p text:style-name="P111"><draw:frame text:anchor-type="paragraph" draw:z-index="84" draw:name="Forme3_3" draw:style-name="gr2" draw:text-style-name="P250" svg:width="3.497cm" svg:height="1.308cm" svg:x="5.493cm" svg:y="-0.002cm"><draw:text-box><text:p text:style-name="P249"><text:span text:style-name="T121"><text:s text:c="2"/></text:span><text:span text:style-name="T121">{</text:span></text:p><text:p text:style-name="P249"><text:span text:style-name="T121"><text:s text:c="5"/></text:span><text:span text:style-name="T121">owner : integer</text:span></text:p><text:p text:style-name="P249"><text:span text:style-name="T121"><text:s text:c="5"/></text:span><text:span text:style-name="T121">name : string</text:span></text:p><text:p text:style-name="P249"><text:span text:style-name="T121"><text:s text:c="2"/></text:span><text:span text:style-name="T121">}</text:span></text:p></draw:text-box></draw:frame><text:span text:style-name="T22">données en sortie</text:span> : <text:span text:style-name="T113">422 si une donnée est invalide, 500 en cas d’erreur serveur, 404 si le fournisseur n’existe pas. 204 si OK</text:span></text:p>
      <text:p text:style-name="P111"/>
      <text:p text:style-name="P238"><text:soft-page-break/><text:span text:style-name="T1">*delete /:</text:span><text:span text:style-name="T15">id</text:span>:</text:p>
      <text:p text:style-name="P181"><text:span text:style-name="T22">données en entrée </text:span>: <text:s/><text:span text:style-name="T29">Id du fournisseur à changer en URL</text:span></text:p>
      <text:p text:style-name="P111"><text:span text:style-name="T22">données en sortie</text:span> : <text:span text:style-name="T113">422 si une donnée est invalide, 500 en cas d’erreur serveur, 404 si le fournisseur n’existe pas. 204 si OK</text:span></text:p>
      <text:p text:style-name="P244"><text:span text:style-name="T1">*</text:span><text:span text:style-name="T16">get</text:span><text:span text:style-name="T1"> /</text:span><text:span text:style-name="T16">user</text:span><text:span text:style-name="T1">/:</text:span><text:span text:style-name="T15">id</text:span>: <text:span text:style-name="T113">Récupère la liste des fournisseur d’un utilisateur</text:span></text:p>
      <text:p text:style-name="P111"><text:span text:style-name="T22">données en entrée </text:span>: <text:span text:style-name="T113">id de l’utilisateur en URL</text:span></text:p>
      <text:p text:style-name="P122">données en sortie : 500 si erreur serveur, 422 si erreur sur id, 404 si user non trouvé. Tableau d’objets JSON représentant les fournisseurs si OK</text:p>
      <text:p text:style-name="P122"><draw:frame text:anchor-type="paragraph" draw:z-index="85" draw:name="Forme3_4" draw:style-name="gr2" draw:text-style-name="P250" svg:width="3.497cm" svg:height="2.287cm" svg:x="5.493cm" svg:y="-0.002cm"><draw:text-box><text:p text:style-name="P249"><text:span text:style-name="T121">[</text:span></text:p><text:p text:style-name="P249"><text:span text:style-name="T121"><text:s text:c="2"/></text:span><text:span text:style-name="T121">{</text:span></text:p><text:p text:style-name="P249"><text:span text:style-name="T121"><text:s text:c="5"/></text:span><text:span text:style-name="T121">id : integer</text:span></text:p><text:p text:style-name="P249"><text:span text:style-name="T121"><text:s text:c="5"/></text:span><text:span text:style-name="T121">owner : integer</text:span></text:p><text:p text:style-name="P249"><text:span text:style-name="T121"><text:s text:c="5"/></text:span><text:span text:style-name="T121">name : string</text:span></text:p><text:p text:style-name="P249"><text:span text:style-name="T121"><text:s text:c="2"/></text:span><text:span text:style-name="T121">}</text:span></text:p><text:p text:style-name="P249"><text:span text:style-name="T121">]</text:span></text:p></draw:text-box></draw:frame></text:p>
      <text:p text:style-name="P248">template route :</text:p>
      <text:h text:style-name="P60" text:outline-level="2"><text:bookmark-start text:name="__RefHeading___Toc2753_763050954"/>Nom de la route<text:bookmark-end text:name="__RefHeading___Toc2753_763050954"/></text:h>
      <text:h text:style-name="P96" text:outline-level="3"><text:bookmark-start text:name="__RefHeading___Toc290_406755738010"/><text:span text:style-name="T49">chemin de base </text:span>: <text:span text:style-name="T50">/</text:span><text:bookmark-end text:name="__RefHeading___Toc290_406755738010"/></text:h>
      <text:p text:style-name="P247"/>
      <text:h text:style-name="P96" text:outline-level="3"><text:bookmark-start text:name="__RefHeading___Toc292_406755738010"/><text:span text:style-name="T51">Rôle :</text:span> <text:bookmark-end text:name="__RefHeading___Toc292_406755738010"/></text:h>
      <text:p text:style-name="P187"/>
      <text:h text:style-name="P90" text:outline-level="3"><text:bookmark-start text:name="__RefHeading___Toc294_406755738010"/>méthodes <text:bookmark-end text:name="__RefHeading___Toc294_406755738010"/></text:h>
      <text:p text:style-name="P242"><text:span text:style-name="T1">get</text:span>  /: </text:p>
      <text:p text:style-name="P150"><text:span text:style-name="T22">données en sortie</text:span> :</text:p>
      <text:p text:style-name="P238"><text:span text:style-name="T1">get /:id </text:span>:</text:p>
      <text:p text:style-name="P150"><text:span text:style-name="T22">données en entrée</text:span> :</text:p>
      <text:p text:style-name="P128">données en sortie<text:span text:style-name="T25"> :</text:span></text:p>
      <text:p text:style-name="P238"><text:span text:style-name="T1">post /</text:span>:</text:p>
      <text:p text:style-name="P150"><text:span text:style-name="T22">données en entrée </text:span>:</text:p>
      <text:p text:style-name="P110"><text:span text:style-name="T22">données en sortie</text:span> :</text:p>
      <text:p text:style-name="P238"><text:span text:style-name="T1">put</text:span> <text:span text:style-name="T1">/:i</text:span><text:span text:style-name="T15">d</text:span>:</text:p>
      <text:p text:style-name="P156">données en entrée<text:span text:style-name="T25"> :</text:span></text:p>
      <text:p text:style-name="P110"><text:span text:style-name="T22">données en sortie</text:span> :</text:p>
      <text:p text:style-name="P238"><text:span text:style-name="T1">delete /:</text:span><text:span text:style-name="T15">id</text:span>:</text:p>
      <text:p text:style-name="P150"><text:span text:style-name="T22">données en entrée </text:span>:</text:p>
      <text:p text:style-name="P110"><text:span text:style-name="T22">données en sortie</text:span> :</text:p>
      <text:p text:style-name="P2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 svg:font-family="" style:font-family-generic="roman"/>
    <style:font-face style:name="Lucida Sans" svg:font-family="'Lucida Sans'" style:font-family-generic="swiss"/>
    <style:font-face style:name="Lucida Sans2" svg:font-family="'Lucida Sans'"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4b49" officeooo:paragraph-rsid="000d4b49"/>
    </style:style>
    <style:style style:name="MP2" style:family="paragraph" style:parent-style-name="Footer">
      <style:text-properties officeooo:rsid="000d4b49" officeooo:paragraph-rsid="000d4b49"/>
    </style:style>
    <style:style style:name="MP3" style:family="paragraph" style:parent-style-name="Footer">
      <style:paragraph-properties fo:text-align="end" style:justify-single-word="false"/>
      <style:text-properties officeooo:rsid="000d4b49" officeooo:paragraph-rsid="000d4b4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char" svg:x="0.157cm" svg:y="24.67cm" svg:width="2.117cm" svg:height="0.503cm" draw:z-index="27"><draw:image xlink:href="Pictures/1000020000000050000000138B29FA6D9DF182CA.gif" xlink:type="simple" xlink:show="embed" xlink:actuate="onLoad" draw:mime-type="image/gif"/></draw:frame>Models Kit Database API</text:p>
      </style:header>
      <style:footer>
        <text:section text:style-name="MSect1" text:name="Section1">
          <text:p text:style-name="MP2"/>
          <text:p text:style-name="MP3"><text:page-number text:select-page="current">28</text:page-number>/<text:page-count>30</text:page-count></text:p>
        </text:section>
        <text:p text:style-name="MP2">Copyright 2023 Editiel 98, tous droits réservés</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3T12:01:05.049000000</meta:creation-date>
    <dc:date>2023-05-11T17:57:49.286000000</dc:date>
    <meta:editing-duration>PT10H9M58S</meta:editing-duration>
    <meta:editing-cycles>97</meta:editing-cycles>
    <meta:generator>LibreOffice/7.1.4.2$Windows_X86_64 LibreOffice_project/a529a4fab45b75fefc5b6226684193eb000654f6</meta:generator>
    <meta:document-statistic meta:table-count="1" meta:image-count="1" meta:object-count="0" meta:page-count="30" meta:paragraph-count="418" meta:word-count="3592" meta:character-count="19456" meta:non-whitespace-character-count="16214"/>
  </office:meta>
</office:document-meta>
</file>